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cmsy10" svg:font-family="cmsy10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mr1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4" style:family="table-cell" style:parent-style-name="Text">
      <style:text-properties style:font-name="cmr10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638.99pt" svg:y="337.07pt">
            <draw:object draw:notify-on-update-of-ranges="Sheet1.I200:Sheet1.I224 Sheet1.H200:Sheet1.H224 Sheet1.H3:Sheet1.H18 Sheet1.I3:Sheet1.I18 Sheet1.I20:Sheet1.I33 Sheet1.H20:Sheet1.H33 Sheet1.H88:Sheet1.H119 Sheet1.I88:Sheet1.I119 Sheet1.I121:Sheet1.I146 Sheet1.H121:Sheet1.H146 Sheet1.I148:Sheet1.I174 Sheet1.H148:Sheet1.H174 Sheet1.I176:Sheet1.I198 Sheet1.H176:Sheet1.H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5pt" svg:x="1033.43pt" svg:y="346.45pt">
            <draw:object draw:notify-on-update-of-ranges="Sheet1.H35:Sheet1.H49 Sheet1.G35:Sheet1.G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32.83pt" svg:y="1910.04pt">
            <draw:object draw:notify-on-update-of-ranges="Sheet1.H176:Sheet1.H198 Sheet1.I176:Sheet1.I19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74pt" svg:height="255.15pt" svg:x="1627.8pt" svg:y="679.89pt">
            <draw:object draw:notify-on-update-of-ranges="Sheet1.H200:Sheet1.H224 Sheet1.I200:Sheet1.I224 Sheet1.H51:Sheet1.H74 Sheet1.I51:Sheet1.I74 Sheet1.H88:Sheet1.H119 Sheet1.I88:Sheet1.I119 Sheet1.H226:Sheet1.H241 Sheet1.I226:Sheet1.I241 Sheet1.I76:Sheet1.I86 Sheet1.H76:Sheet1.H8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2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office:value-type="float" office:value="150.699727544481" calcext:value-type="float">
            <text:p>150.6997275444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office:value-type="float" office:value="36.0445763742695" calcext:value-type="float">
            <text:p>36.04457637426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office:value-type="float" office:value="58.7090024246576" calcext:value-type="float">
            <text:p>58.70900242465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office:value-type="float" office:value="30.1273229747502" calcext:value-type="float">
            <text:p>30.12732297475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office:value-type="float" office:value="54.7587464438614" calcext:value-type="float">
            <text:p>54.758746443861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office:value-type="float" office:value="41.2270840816961" calcext:value-type="float">
            <text:p>41.227084081696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office:value-type="float" office:value="132.795900724559" calcext:value-type="float">
            <text:p>132.79590072455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office:value-type="float" office:value="96.4077911513281" calcext:value-type="float">
            <text:p>96.40779115132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office:value-type="float" office:value="35.0514705068271" calcext:value-type="float">
            <text:p>35.051470506827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office:value-type="float" office:value="33.9619364682046" calcext:value-type="float">
            <text:p>33.961936468204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office:value-type="float" office:value="37.241140648202" calcext:value-type="float">
            <text:p>37.2411406482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office:value-type="float" office:value="28.8844713752099" calcext:value-type="float">
            <text:p>28.88447137520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855" calcext:value-type="float">
            <text:p>55.855</text:p>
          </table:table-cell>
          <table:table-cell office:value-type="float" office:value="58.564" calcext:value-type="float">
            <text:p>58.564</text:p>
          </table:table-cell>
          <table:table-cell office:value-type="float" office:value="2.359" calcext:value-type="float">
            <text:p>2.359</text:p>
          </table:table-cell>
          <table:table-cell office:value-type="float" office:value="90.19" calcext:value-type="float">
            <text:p>90.19</text:p>
          </table:table-cell>
          <table:table-cell office:value-type="float" office:value="8.066" calcext:value-type="float">
            <text:p>8.066</text:p>
          </table:table-cell>
          <table:table-cell office:value-type="float" office:value="-0.782573702471308" calcext:value-type="float">
            <text:p>-0.782573702471308</text:p>
          </table:table-cell>
          <table:table-cell office:value-type="float" office:value="137.7518278" calcext:value-type="float">
            <text:p>137.7518278</text:p>
          </table:table-cell>
          <table:table-cell office:value-type="float" office:value="328.096312211922" calcext:value-type="float">
            <text:p>328.09631221192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office:value-type="float" office:value="48.4217811846839" calcext:value-type="float">
            <text:p>48.4217811846839</text:p>
          </table:table-cell>
          <table:table-cell table:number-columns-repeated="5"/>
          <table:table-cell table:style-name="ce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office:value-type="float" office:value="42.0822915844782" calcext:value-type="float">
            <text:p>42.082291584478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office:value-type="float" office:value="55.5286155611708" calcext:value-type="float">
            <text:p>55.52861556117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110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54" calcext:value-type="float">
            <text:p>91.554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96.774" calcext:value-type="float">
            <text:p>96.774</text:p>
          </table:table-cell>
          <table:table-cell office:value-type="float" office:value="33.461" calcext:value-type="float">
            <text:p>33.461</text:p>
          </table:table-cell>
          <table:table-cell office:value-type="float" office:value="85.072" calcext:value-type="float">
            <text:p>85.072</text:p>
          </table:table-cell>
          <table:table-cell office:value-type="float" office:value="6.47684007928856" calcext:value-type="float">
            <text:p>6.47684007928856</text:p>
          </table:table-cell>
          <table:table-cell office:value-type="float" office:value="883.9166603" calcext:value-type="float">
            <text:p>883.9166603</text:p>
          </table:table-cell>
          <table:table-cell office:value-type="float" office:value="37.4831260019599" calcext:value-type="float">
            <text:p>37.48312600195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451" calcext:value-type="float">
            <text:p>136.451</text:p>
          </table:table-cell>
          <table:table-cell office:value-type="float" office:value="174.904" calcext:value-type="float">
            <text:p>174.904</text:p>
          </table:table-cell>
          <table:table-cell office:value-type="float" office:value="5.769" calcext:value-type="float">
            <text:p>5.769</text:p>
          </table:table-cell>
          <table:table-cell office:value-type="float" office:value="9.201" calcext:value-type="float">
            <text:p>9.2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4.04885617501712" calcext:value-type="float">
            <text:p>4.04885617501712</text:p>
          </table:table-cell>
          <table:table-cell office:value-type="float" office:value="210.2880987" calcext:value-type="float">
            <text:p>210.2880987</text:p>
          </table:table-cell>
          <table:table-cell office:value-type="float" office:value="111.098730166851" calcext:value-type="float">
            <text:p>111.09873016685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.704" calcext:value-type="float">
            <text:p>145.704</text:p>
          </table:table-cell>
          <table:table-cell office:value-type="float" office:value="60.423" calcext:value-type="float">
            <text:p>60.423</text:p>
          </table:table-cell>
          <table:table-cell office:value-type="float" office:value="3.758" calcext:value-type="float">
            <text:p>3.758</text:p>
          </table:table-cell>
          <table:table-cell office:value-type="float" office:value="4.187" calcext:value-type="float">
            <text:p>4.187</text:p>
          </table:table-cell>
          <table:table-cell office:value-type="float" office:value="141.234" calcext:value-type="float">
            <text:p>141.234</text:p>
          </table:table-cell>
          <table:table-cell office:value-type="float" office:value="1.14708386044792" calcext:value-type="float">
            <text:p>1.14708386044792</text:p>
          </table:table-cell>
          <table:table-cell office:value-type="float" office:value="173.8517656" calcext:value-type="float">
            <text:p>173.8517656</text:p>
          </table:table-cell>
          <table:table-cell office:value-type="float" office:value="237.187249185011" calcext:value-type="float">
            <text:p>237.18724918501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109" calcext:value-type="float">
            <text:p>173.109</text:p>
          </table:table-cell>
          <table:table-cell office:value-type="float" office:value="82.136" calcext:value-type="float">
            <text:p>82.136</text:p>
          </table:table-cell>
          <table:table-cell office:value-type="float" office:value="89.105" calcext:value-type="float">
            <text:p>89.105</text:p>
          </table:table-cell>
          <table:table-cell office:value-type="float" office:value="30.424" calcext:value-type="float">
            <text:p>30.424</text:p>
          </table:table-cell>
          <table:table-cell office:value-type="float" office:value="192.874" calcext:value-type="float">
            <text:p>192.874</text:p>
          </table:table-cell>
          <table:table-cell office:value-type="float" office:value="6.44013128734984" calcext:value-type="float">
            <text:p>6.44013128734984</text:p>
          </table:table-cell>
          <table:table-cell office:value-type="float" office:value="870.6718997" calcext:value-type="float">
            <text:p>870.6718997</text:p>
          </table:table-cell>
          <table:table-cell office:value-type="float" office:value="37.2255490831247" calcext:value-type="float">
            <text:p>37.225549083124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471" calcext:value-type="float">
            <text:p>108.471</text:p>
          </table:table-cell>
          <table:table-cell office:value-type="float" office:value="224.84" calcext:value-type="float">
            <text:p>224.84</text:p>
          </table:table-cell>
          <table:table-cell office:value-type="float" office:value="20.092" calcext:value-type="float">
            <text:p>20.092</text:p>
          </table:table-cell>
          <table:table-cell office:value-type="float" office:value="18.651" calcext:value-type="float">
            <text:p>18.651</text:p>
          </table:table-cell>
          <table:table-cell office:value-type="float" office:value="126.978" calcext:value-type="float">
            <text:p>126.978</text:p>
          </table:table-cell>
          <table:table-cell office:value-type="float" office:value="5.61372854943312" calcext:value-type="float">
            <text:p>5.61372854943312</text:p>
          </table:table-cell>
          <table:table-cell office:value-type="float" office:value="351.8306382" calcext:value-type="float">
            <text:p>351.8306382</text:p>
          </table:table-cell>
          <table:table-cell office:value-type="float" office:value="60.3481841797072" calcext:value-type="float">
            <text:p>60.348184179707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004" calcext:value-type="float">
            <text:p>51.004</text:p>
          </table:table-cell>
          <table:table-cell office:value-type="float" office:value="196.645" calcext:value-type="float">
            <text:p>196.645</text:p>
          </table:table-cell>
          <table:table-cell office:value-type="float" office:value="72.695" calcext:value-type="float">
            <text:p>72.695</text:p>
          </table:table-cell>
          <table:table-cell office:value-type="float" office:value="35.218" calcext:value-type="float">
            <text:p>35.218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6.40133461179079" calcext:value-type="float">
            <text:p>6.40133461179079</text:p>
          </table:table-cell>
          <table:table-cell office:value-type="float" office:value="734.4047756" calcext:value-type="float">
            <text:p>734.4047756</text:p>
          </table:table-cell>
          <table:table-cell office:value-type="float" office:value="38.3265901791583" calcext:value-type="float">
            <text:p>38.326590179158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34" calcext:value-type="float">
            <text:p>42.434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92.231" calcext:value-type="float">
            <text:p>92.231</text:p>
          </table:table-cell>
          <table:table-cell office:value-type="float" office:value="39.827" calcext:value-type="float">
            <text:p>39.827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6.55302758263232" calcext:value-type="float">
            <text:p>6.55302758263232</text:p>
          </table:table-cell>
          <table:table-cell office:value-type="float" office:value="899.6089303" calcext:value-type="float">
            <text:p>899.6089303</text:p>
          </table:table-cell>
          <table:table-cell office:value-type="float" office:value="34.0111316925712" calcext:value-type="float">
            <text:p>34.011131692571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8" calcext:value-type="float">
            <text:p>58.538</text:p>
          </table:table-cell>
          <table:table-cell office:value-type="float" office:value="239.768" calcext:value-type="float">
            <text:p>239.768</text:p>
          </table:table-cell>
          <table:table-cell office:value-type="float" office:value="14.161" calcext:value-type="float">
            <text:p>14.161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20.683" calcext:value-type="float">
            <text:p>20.683</text:p>
          </table:table-cell>
          <table:table-cell office:value-type="float" office:value="5.0607364072326" calcext:value-type="float">
            <text:p>5.0607364072326</text:p>
          </table:table-cell>
          <table:table-cell office:value-type="float" office:value="336.2910932" calcext:value-type="float">
            <text:p>336.2910932</text:p>
          </table:table-cell>
          <table:table-cell office:value-type="float" office:value="90.6668252075763" calcext:value-type="float">
            <text:p>90.666825207576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03" calcext:value-type="float">
            <text:p>83.903</text:p>
          </table:table-cell>
          <table:table-cell office:value-type="float" office:value="245.174" calcext:value-type="float">
            <text:p>245.174</text:p>
          </table:table-cell>
          <table:table-cell office:value-type="float" office:value="90.334" calcext:value-type="float">
            <text:p>90.334</text:p>
          </table:table-cell>
          <table:table-cell office:value-type="float" office:value="39.019" calcext:value-type="float">
            <text:p>39.019</text:p>
          </table:table-cell>
          <table:table-cell office:value-type="float" office:value="155.065" calcext:value-type="float">
            <text:p>155.065</text:p>
          </table:table-cell>
          <table:table-cell office:value-type="float" office:value="6.64420668021082" calcext:value-type="float">
            <text:p>6.64420668021082</text:p>
          </table:table-cell>
          <table:table-cell office:value-type="float" office:value="900.3004648" calcext:value-type="float">
            <text:p>900.3004648</text:p>
          </table:table-cell>
          <table:table-cell office:value-type="float" office:value="31.4001806097666" calcext:value-type="float">
            <text:p>31.40018060976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43" calcext:value-type="float">
            <text:p>92.43</text:p>
          </table:table-cell>
          <table:table-cell office:value-type="float" office:value="264.003" calcext:value-type="float">
            <text:p>264.003</text:p>
          </table:table-cell>
          <table:table-cell office:value-type="float" office:value="84.446" calcext:value-type="float">
            <text:p>84.446</text:p>
          </table:table-cell>
          <table:table-cell office:value-type="float" office:value="107.606" calcext:value-type="float">
            <text:p>107.606</text:p>
          </table:table-cell>
          <table:table-cell office:value-type="float" office:value="213.235" calcext:value-type="float">
            <text:p>213.235</text:p>
          </table:table-cell>
          <table:table-cell office:value-type="float" office:value="6.67824010874434" calcext:value-type="float">
            <text:p>6.67824010874434</text:p>
          </table:table-cell>
          <table:table-cell office:value-type="float" office:value="945.900277" calcext:value-type="float">
            <text:p>945.900277</text:p>
          </table:table-cell>
          <table:table-cell office:value-type="float" office:value="30.4218178582223" calcext:value-type="float">
            <text:p>30.421817858222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818" calcext:value-type="float">
            <text:p>188.818</text:p>
          </table:table-cell>
          <table:table-cell office:value-type="float" office:value="243.694" calcext:value-type="float">
            <text:p>243.694</text:p>
          </table:table-cell>
          <table:table-cell office:value-type="float" office:value="86.99" calcext:value-type="float">
            <text:p>86.99</text:p>
          </table:table-cell>
          <table:table-cell office:value-type="float" office:value="43.612" calcext:value-type="float">
            <text:p>43.612</text:p>
          </table:table-cell>
          <table:table-cell office:value-type="float" office:value="216.242" calcext:value-type="float">
            <text:p>216.242</text:p>
          </table:table-cell>
          <table:table-cell office:value-type="float" office:value="6.7078998461792" calcext:value-type="float">
            <text:p>6.7078998461792</text:p>
          </table:table-cell>
          <table:table-cell office:value-type="float" office:value="946.5100073" calcext:value-type="float">
            <text:p>946.5100073</text:p>
          </table:table-cell>
          <table:table-cell office:value-type="float" office:value="29.5679252919307" calcext:value-type="float">
            <text:p>29.56792529193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.477</text:p>
          </table:table-cell>
          <table:table-cell office:value-type="float" office:value="163.361" calcext:value-type="float">
            <text:p>163.361</text:p>
          </table:table-cell>
          <table:table-cell office:value-type="float" office:value="69.605" calcext:value-type="float">
            <text:p>69.605</text:p>
          </table:table-cell>
          <table:table-cell office:value-type="float" office:value="37.477" calcext:value-type="float">
            <text:p>37.477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6.35861680444249" calcext:value-type="float">
            <text:p>6.35861680444249</text:p>
          </table:table-cell>
          <table:table-cell office:value-type="float" office:value="730.3055" calcext:value-type="float">
            <text:p>730.3055</text:p>
          </table:table-cell>
          <table:table-cell office:value-type="float" office:value="39.5356125677878" calcext:value-type="float">
            <text:p>39.535612567787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1" calcext:value-type="float">
            <text:p>38.11</text:p>
          </table:table-cell>
          <table:table-cell office:value-type="float" office:value="211.227" calcext:value-type="float">
            <text:p>211.227</text:p>
          </table:table-cell>
          <table:table-cell office:value-type="float" office:value="39.013" calcext:value-type="float">
            <text:p>39.013</text:p>
          </table:table-cell>
          <table:table-cell office:value-type="float" office:value="32.279" calcext:value-type="float">
            <text:p>32.279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5.89763137240132" calcext:value-type="float">
            <text:p>5.89763137240132</text:p>
          </table:table-cell>
          <table:table-cell office:value-type="float" office:value="465.4752614" calcext:value-type="float">
            <text:p>465.4752614</text:p>
          </table:table-cell>
          <table:table-cell office:value-type="float" office:value="52.46441393807" calcext:value-type="float">
            <text:p>52.464413938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7" calcext:value-type="float">
            <text:p>176.577</text:p>
          </table:table-cell>
          <table:table-cell office:value-type="float" office:value="242.853" calcext:value-type="float">
            <text:p>242.853</text:p>
          </table:table-cell>
          <table:table-cell office:value-type="float" office:value="45.056" calcext:value-type="float">
            <text:p>45.056</text:p>
          </table:table-cell>
          <table:table-cell office:value-type="float" office:value="84.272" calcext:value-type="float">
            <text:p>84.272</text:p>
          </table:table-cell>
          <table:table-cell office:value-type="float" office:value="162.865" calcext:value-type="float">
            <text:p>162.865</text:p>
          </table:table-cell>
          <table:table-cell office:value-type="float" office:value="6.28919696189344" calcext:value-type="float">
            <text:p>6.28919696189344</text:p>
          </table:table-cell>
          <table:table-cell office:value-type="float" office:value="638.7650336" calcext:value-type="float">
            <text:p>638.7650336</text:p>
          </table:table-cell>
          <table:table-cell office:value-type="float" office:value="41.4966492390265" calcext:value-type="float">
            <text:p>41.49664923902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32.615" calcext:value-type="float">
            <text:p>132.615</text:p>
          </table:table-cell>
          <table:table-cell office:value-type="float" office:value="195.453" calcext:value-type="float">
            <text:p>195.4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228.786" calcext:value-type="float">
            <text:p>228.786</text:p>
          </table:table-cell>
          <table:table-cell office:value-type="float" office:value="78.996" calcext:value-type="float">
            <text:p>78.996</text:p>
          </table:table-cell>
          <table:table-cell office:value-type="float" office:value="5.07441133096367" calcext:value-type="float">
            <text:p>5.07441133096367</text:p>
          </table:table-cell>
          <table:table-cell office:value-type="float" office:value="434.8181466" calcext:value-type="float">
            <text:p>434.8181466</text:p>
          </table:table-cell>
          <table:table-cell office:value-type="float" office:value="75.276970727906" calcext:value-type="float">
            <text:p>75.27697072790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34.985" calcext:value-type="float">
            <text:p>234.985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76.612" calcext:value-type="float">
            <text:p>176.612</text:p>
          </table:table-cell>
          <table:table-cell office:value-type="float" office:value="181.745" calcext:value-type="float">
            <text:p>181.745</text:p>
          </table:table-cell>
          <table:table-cell office:value-type="float" office:value="5.61632823909231" calcext:value-type="float">
            <text:p>5.61632823909231</text:p>
          </table:table-cell>
          <table:table-cell office:value-type="float" office:value="499.5480629" calcext:value-type="float">
            <text:p>499.5480629</text:p>
          </table:table-cell>
          <table:table-cell office:value-type="float" office:value="64.0622884264497" calcext:value-type="float">
            <text:p>64.0622884264497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01.08" calcext:value-type="float">
            <text:p>201.08</text:p>
          </table:table-cell>
          <table:table-cell office:value-type="float" office:value="155.332" calcext:value-type="float">
            <text:p>155.332</text:p>
          </table:table-cell>
          <table:table-cell office:value-type="float" office:value="53.342" calcext:value-type="float">
            <text:p>53.342</text:p>
          </table:table-cell>
          <table:table-cell office:value-type="float" office:value="165.971" calcext:value-type="float">
            <text:p>165.971</text:p>
          </table:table-cell>
          <table:table-cell office:value-type="float" office:value="179.628" calcext:value-type="float">
            <text:p>179.628</text:p>
          </table:table-cell>
          <table:table-cell office:value-type="float" office:value="6.19498313279753" calcext:value-type="float">
            <text:p>6.19498313279753</text:p>
          </table:table-cell>
          <table:table-cell office:value-type="float" office:value="746.1855432" calcext:value-type="float">
            <text:p>746.1855432</text:p>
          </table:table-cell>
          <table:table-cell office:value-type="float" office:value="44.1484771405638" calcext:value-type="float">
            <text:p>44.148477140563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5.205" calcext:value-type="float">
            <text:p>5.205</text:p>
          </table:table-cell>
          <table:table-cell office:value-type="float" office:value="223.216" calcext:value-type="float">
            <text:p>223.216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47.761" calcext:value-type="float">
            <text:p>47.761</text:p>
          </table:table-cell>
          <table:table-cell office:value-type="float" office:value="99.171" calcext:value-type="float">
            <text:p>99.171</text:p>
          </table:table-cell>
          <table:table-cell office:value-type="float" office:value="6.64385458454359" calcext:value-type="float">
            <text:p>6.64385458454359</text:p>
          </table:table-cell>
          <table:table-cell office:value-type="float" office:value="991.1266145" calcext:value-type="float">
            <text:p>991.1266145</text:p>
          </table:table-cell>
          <table:table-cell office:value-type="float" office:value="31.4114923141262" calcext:value-type="float">
            <text:p>31.411492314126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3.74" calcext:value-type="float">
            <text:p>63.74</text:p>
          </table:table-cell>
          <table:table-cell office:value-type="float" office:value="81.368" calcext:value-type="float">
            <text:p>81.368</text:p>
          </table:table-cell>
          <table:table-cell office:value-type="float" office:value="20.655" calcext:value-type="float">
            <text:p>20.655</text:p>
          </table:table-cell>
          <table:table-cell office:value-type="float" office:value="130.568" calcext:value-type="float">
            <text:p>130.568</text:p>
          </table:table-cell>
          <table:table-cell office:value-type="float" office:value="58.359" calcext:value-type="float">
            <text:p>58.359</text:p>
          </table:table-cell>
          <table:table-cell office:value-type="float" office:value="3.945690464395" calcext:value-type="float">
            <text:p>3.945690464395</text:p>
          </table:table-cell>
          <table:table-cell office:value-type="float" office:value="339.0743246" calcext:value-type="float">
            <text:p>339.0743246</text:p>
          </table:table-cell>
          <table:table-cell office:value-type="float" office:value="106.947726952612" calcext:value-type="float">
            <text:p>106.94772695261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45.627" calcext:value-type="float">
            <text:p>45.627</text:p>
          </table:table-cell>
          <table:table-cell office:value-type="float" office:value="28.027" calcext:value-type="float">
            <text:p>28.027</text:p>
          </table:table-cell>
          <table:table-cell office:value-type="float" office:value="69.381" calcext:value-type="float">
            <text:p>69.381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55937409298869" calcext:value-type="float">
            <text:p>3.55937409298869</text:p>
          </table:table-cell>
          <table:table-cell office:value-type="float" office:value="337.8069196" calcext:value-type="float">
            <text:p>337.8069196</text:p>
          </table:table-cell>
          <table:table-cell office:value-type="float" office:value="183.63701000844" calcext:value-type="float">
            <text:p>183.6370100084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5.104" calcext:value-type="float">
            <text:p>75.104</text:p>
          </table:table-cell>
          <table:table-cell office:value-type="float" office:value="65.303" calcext:value-type="float">
            <text:p>65.303</text:p>
          </table:table-cell>
          <table:table-cell office:value-type="float" office:value="16.675" calcext:value-type="float">
            <text:p>16.675</text:p>
          </table:table-cell>
          <table:table-cell office:value-type="float" office:value="72.05" calcext:value-type="float">
            <text:p>72.05</text:p>
          </table:table-cell>
          <table:table-cell office:value-type="float" office:value="88.222" calcext:value-type="float">
            <text:p>88.222</text:p>
          </table:table-cell>
          <table:table-cell office:value-type="float" office:value="3.43984381562544" calcext:value-type="float">
            <text:p>3.43984381562544</text:p>
          </table:table-cell>
          <table:table-cell office:value-type="float" office:value="274.295782" calcext:value-type="float">
            <text:p>274.295782</text:p>
          </table:table-cell>
          <table:table-cell office:value-type="float" office:value="121.62989205535" calcext:value-type="float">
            <text:p>121.62989205535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.019" calcext:value-type="float">
            <text:p>6.019</text:p>
          </table:table-cell>
          <table:table-cell office:value-type="float" office:value="165.234" calcext:value-type="float">
            <text:p>165.234</text:p>
          </table:table-cell>
          <table:table-cell office:value-type="float" office:value="8.989" calcext:value-type="float">
            <text:p>8.989</text:p>
          </table:table-cell>
          <table:table-cell office:value-type="float" office:value="36.462" calcext:value-type="float">
            <text:p>36.462</text:p>
          </table:table-cell>
          <table:table-cell office:value-type="float" office:value="176.571" calcext:value-type="float">
            <text:p>176.571</text:p>
          </table:table-cell>
          <table:table-cell office:value-type="float" office:value="3.29575914966236" calcext:value-type="float">
            <text:p>3.29575914966236</text:p>
          </table:table-cell>
          <table:table-cell office:value-type="float" office:value="238.9577195" calcext:value-type="float">
            <text:p>238.9577195</text:p>
          </table:table-cell>
          <table:table-cell office:value-type="float" office:value="136.12911827552" calcext:value-type="float">
            <text:p>136.1291182755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0.029" calcext:value-type="float">
            <text:p>20.029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85.234" calcext:value-type="float">
            <text:p>85.234</text:p>
          </table:table-cell>
          <table:table-cell office:value-type="float" office:value="97.971" calcext:value-type="float">
            <text:p>97.971</text:p>
          </table:table-cell>
          <table:table-cell office:value-type="float" office:value="196.738" calcext:value-type="float">
            <text:p>196.738</text:p>
          </table:table-cell>
          <table:table-cell office:value-type="float" office:value="6.61086772973033" calcext:value-type="float">
            <text:p>6.61086772973033</text:p>
          </table:table-cell>
          <table:table-cell office:value-type="float" office:value="900.4270732" calcext:value-type="float">
            <text:p>900.4270732</text:p>
          </table:table-cell>
          <table:table-cell office:value-type="float" office:value="32.3568492922402" calcext:value-type="float">
            <text:p>32.356849292240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6.095" calcext:value-type="float">
            <text:p>96.095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.664" calcext:value-type="float">
            <text:p>40.664</text:p>
          </table:table-cell>
          <table:table-cell office:value-type="float" office:value="99.861" calcext:value-type="float">
            <text:p>99.861</text:p>
          </table:table-cell>
          <table:table-cell office:value-type="float" office:value="6.07099342573903" calcext:value-type="float">
            <text:p>6.07099342573903</text:p>
          </table:table-cell>
          <table:table-cell office:value-type="float" office:value="675.6620075" calcext:value-type="float">
            <text:p>675.6620075</text:p>
          </table:table-cell>
          <table:table-cell office:value-type="float" office:value="47.6254513085482" calcext:value-type="float">
            <text:p>47.625451308548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11.914" calcext:value-type="float">
            <text:p>211.914</text:p>
          </table:table-cell>
          <table:table-cell office:value-type="float" office:value="214.911" calcext:value-type="float">
            <text:p>214.911</text:p>
          </table:table-cell>
          <table:table-cell office:value-type="float" office:value="28.164" calcext:value-type="float">
            <text:p>28.164</text:p>
          </table:table-cell>
          <table:table-cell office:value-type="float" office:value="105.986" calcext:value-type="float">
            <text:p>105.986</text:p>
          </table:table-cell>
          <table:table-cell office:value-type="float" office:value="224.049" calcext:value-type="float">
            <text:p>224.049</text:p>
          </table:table-cell>
          <table:table-cell office:value-type="float" office:value="5.96116543208601" calcext:value-type="float">
            <text:p>5.96116543208601</text:p>
          </table:table-cell>
          <table:table-cell office:value-type="float" office:value="559.0064701" calcext:value-type="float">
            <text:p>559.0064701</text:p>
          </table:table-cell>
          <table:table-cell office:value-type="float" office:value="50.6928360839026" calcext:value-type="float">
            <text:p>50.692836083902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55.026" calcext:value-type="float">
            <text:p>55.02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127" calcext:value-type="float">
            <text:p>96.127</text:p>
          </table:table-cell>
          <table:table-cell office:value-type="float" office:value="75.515" calcext:value-type="float">
            <text:p>75.515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6.34549384530395" calcext:value-type="float">
            <text:p>6.34549384530395</text:p>
          </table:table-cell>
          <table:table-cell office:value-type="float" office:value="880.6908146" calcext:value-type="float">
            <text:p>880.6908146</text:p>
          </table:table-cell>
          <table:table-cell office:value-type="float" office:value="39.9066645171988" calcext:value-type="float">
            <text:p>39.906664517198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16.002" calcext:value-type="float">
            <text:p>116.002</text:p>
          </table:table-cell>
          <table:table-cell office:value-type="float" office:value="64.755" calcext:value-type="float">
            <text:p>64.755</text:p>
          </table:table-cell>
          <table:table-cell office:value-type="float" office:value="95.685" calcext:value-type="float">
            <text:p>95.685</text:p>
          </table:table-cell>
          <table:table-cell office:value-type="float" office:value="169.004" calcext:value-type="float">
            <text:p>169.004</text:p>
          </table:table-cell>
          <table:table-cell office:value-type="float" office:value="6.18989095369007" calcext:value-type="float">
            <text:p>6.18989095369007</text:p>
          </table:table-cell>
          <table:table-cell office:value-type="float" office:value="731.1808663" calcext:value-type="float">
            <text:p>731.1808663</text:p>
          </table:table-cell>
          <table:table-cell office:value-type="float" office:value="44.2920656744464" calcext:value-type="float">
            <text:p>44.292065674446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60.817" calcext:value-type="float">
            <text:p>60.817</text:p>
          </table:table-cell>
          <table:table-cell office:value-type="float" office:value="234.468" calcext:value-type="float">
            <text:p>234.468</text:p>
          </table:table-cell>
          <table:table-cell office:value-type="float" office:value="65.07" calcext:value-type="float">
            <text:p>65.07</text:p>
          </table:table-cell>
          <table:table-cell office:value-type="float" office:value="6.22409294470902" calcext:value-type="float">
            <text:p>6.22409294470902</text:p>
          </table:table-cell>
          <table:table-cell office:value-type="float" office:value="793.7121556" calcext:value-type="float">
            <text:p>793.7121556</text:p>
          </table:table-cell>
          <table:table-cell office:value-type="float" office:value="46.6347034512744" calcext:value-type="float">
            <text:p>46.634703451274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8.698" calcext:value-type="float">
            <text:p>218.69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.585" calcext:value-type="float">
            <text:p>16.585</text:p>
          </table:table-cell>
          <table:table-cell office:value-type="float" office:value="20.408" calcext:value-type="float">
            <text:p>20.408</text:p>
          </table:table-cell>
          <table:table-cell office:value-type="float" office:value="5.6366828535114" calcext:value-type="float">
            <text:p>5.6366828535114</text:p>
          </table:table-cell>
          <table:table-cell office:value-type="float" office:value="550.4518761" calcext:value-type="float">
            <text:p>550.4518761</text:p>
          </table:table-cell>
          <table:table-cell office:value-type="float" office:value="117.417606300482" calcext:value-type="float">
            <text:p>117.41760630048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S3I400G2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229.142" calcext:value-type="float">
            <text:p>229.142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55.574" calcext:value-type="float">
            <text:p>55.574</text:p>
          </table:table-cell>
          <table:table-cell office:value-type="float" office:value="5.29099210377453" calcext:value-type="float">
            <text:p>5.29099210377453</text:p>
          </table:table-cell>
          <table:table-cell office:value-type="float" office:value="355.8385327" calcext:value-type="float">
            <text:p>355.8385327</text:p>
          </table:table-cell>
          <table:table-cell office:value-type="float" office:value="75.9187404059709" calcext:value-type="float">
            <text:p>75.918740405970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34" calcext:value-type="float">
            <text:p>236.234</text:p>
          </table:table-cell>
          <table:table-cell office:value-type="float" office:value="184.14" calcext:value-type="float">
            <text:p>184.14</text:p>
          </table:table-cell>
          <table:table-cell office:value-type="float" office:value="60.429" calcext:value-type="float">
            <text:p>60.429</text:p>
          </table:table-cell>
          <table:table-cell office:value-type="float" office:value="104.255" calcext:value-type="float">
            <text:p>104.25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6.3203009739786" calcext:value-type="float">
            <text:p>6.3203009739786</text:p>
          </table:table-cell>
          <table:table-cell office:value-type="float" office:value="751.1170526" calcext:value-type="float">
            <text:p>751.1170526</text:p>
          </table:table-cell>
          <table:table-cell office:value-type="float" office:value="40.6184571844361" calcext:value-type="float">
            <text:p>40.618457184436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46.351" calcext:value-type="float">
            <text:p>46.351</text:p>
          </table:table-cell>
          <table:table-cell office:value-type="float" office:value="32.845" calcext:value-type="float">
            <text:p>32.845</text:p>
          </table:table-cell>
          <table:table-cell office:value-type="float" office:value="176.408" calcext:value-type="float">
            <text:p>176.408</text:p>
          </table:table-cell>
          <table:table-cell office:value-type="float" office:value="6.13869147164866" calcext:value-type="float">
            <text:p>6.13869147164866</text:p>
          </table:table-cell>
          <table:table-cell office:value-type="float" office:value="594.1847661" calcext:value-type="float">
            <text:p>594.1847661</text:p>
          </table:table-cell>
          <table:table-cell office:value-type="float" office:value="45.7291386273464" calcext:value-type="float">
            <text:p>45.729138627346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6.363" calcext:value-type="float">
            <text:p>226.363</text:p>
          </table:table-cell>
          <table:table-cell office:value-type="float" office:value="173.668" calcext:value-type="float">
            <text:p>173.668</text:p>
          </table:table-cell>
          <table:table-cell office:value-type="float" office:value="71.564" calcext:value-type="float">
            <text:p>71.564</text:p>
          </table:table-cell>
          <table:table-cell office:value-type="float" office:value="43.906" calcext:value-type="float">
            <text:p>43.906</text:p>
          </table:table-cell>
          <table:table-cell office:value-type="float" office:value="121.36" calcext:value-type="float">
            <text:p>121.36</text:p>
          </table:table-cell>
          <table:table-cell office:value-type="float" office:value="6.41000441299615" calcext:value-type="float">
            <text:p>6.41000441299615</text:p>
          </table:table-cell>
          <table:table-cell office:value-type="float" office:value="778.8791293" calcext:value-type="float">
            <text:p>778.8791293</text:p>
          </table:table-cell>
          <table:table-cell office:value-type="float" office:value="38.0805973224193" calcext:value-type="float">
            <text:p>38.080597322419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1.603" calcext:value-type="float">
            <text:p>41.60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40.209" calcext:value-type="float">
            <text:p>40.209</text:p>
          </table:table-cell>
          <table:table-cell office:value-type="float" office:value="30.391" calcext:value-type="float">
            <text:p>30.391</text:p>
          </table:table-cell>
          <table:table-cell office:value-type="float" office:value="27.436" calcext:value-type="float">
            <text:p>27.436</text:p>
          </table:table-cell>
          <table:table-cell office:value-type="float" office:value="5.74250587948331" calcext:value-type="float">
            <text:p>5.74250587948331</text:p>
          </table:table-cell>
          <table:table-cell office:value-type="float" office:value="441.3240381" calcext:value-type="float">
            <text:p>441.3240381</text:p>
          </table:table-cell>
          <table:table-cell office:value-type="float" office:value="80.2563566039794" calcext:value-type="float">
            <text:p>80.256356603979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202.695" calcext:value-type="float">
            <text:p>202.695</text:p>
          </table:table-cell>
          <table:table-cell office:value-type="float" office:value="43.768" calcext:value-type="float">
            <text:p>43.768</text:p>
          </table:table-cell>
          <table:table-cell office:value-type="float" office:value="67.76" calcext:value-type="float">
            <text:p>67.76</text:p>
          </table:table-cell>
          <table:table-cell office:value-type="float" office:value="157.987" calcext:value-type="float">
            <text:p>157.987</text:p>
          </table:table-cell>
          <table:table-cell office:value-type="float" office:value="6.11673496403048" calcext:value-type="float">
            <text:p>6.11673496403048</text:p>
          </table:table-cell>
          <table:table-cell office:value-type="float" office:value="581.2600031" calcext:value-type="float">
            <text:p>581.2600031</text:p>
          </table:table-cell>
          <table:table-cell office:value-type="float" office:value="46.3446502067535" calcext:value-type="float">
            <text:p>46.344650206753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7.299" calcext:value-type="float">
            <text:p>137.299</text:p>
          </table:table-cell>
          <table:table-cell office:value-type="float" office:value="185.138" calcext:value-type="float">
            <text:p>185.138</text:p>
          </table:table-cell>
          <table:table-cell office:value-type="float" office:value="52.898" calcext:value-type="float">
            <text:p>52.898</text:p>
          </table:table-cell>
          <table:table-cell office:value-type="float" office:value="93.83" calcext:value-type="float">
            <text:p>93.83</text:p>
          </table:table-cell>
          <table:table-cell office:value-type="float" office:value="160.222" calcext:value-type="float">
            <text:p>160.222</text:p>
          </table:table-cell>
          <table:table-cell office:value-type="float" office:value="6.20806108619402" calcext:value-type="float">
            <text:p>6.20806108619402</text:p>
          </table:table-cell>
          <table:table-cell office:value-type="float" office:value="664.4212828" calcext:value-type="float">
            <text:p>664.4212828</text:p>
          </table:table-cell>
          <table:table-cell office:value-type="float" office:value="43.7816832652731" calcext:value-type="float">
            <text:p>43.781683265273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6.517" calcext:value-type="float">
            <text:p>116.517</text:p>
          </table:table-cell>
          <table:table-cell office:value-type="float" office:value="7.771" calcext:value-type="float">
            <text:p>7.771</text:p>
          </table:table-cell>
          <table:table-cell office:value-type="float" office:value="2.439" calcext:value-type="float">
            <text:p>2.439</text:p>
          </table:table-cell>
          <table:table-cell office:value-type="float" office:value="4.63" calcext:value-type="float">
            <text:p>4.63</text:p>
          </table:table-cell>
          <table:table-cell office:value-type="float" office:value="195.956" calcext:value-type="float">
            <text:p>195.956</text:p>
          </table:table-cell>
          <table:table-cell office:value-type="float" office:value="-3.76092260177539" calcext:value-type="float">
            <text:p>-3.76092260177539</text:p>
          </table:table-cell>
          <table:table-cell office:value-type="float" office:value="154.5648299" calcext:value-type="float">
            <text:p>154.5648299</text:p>
          </table:table-cell>
          <table:table-cell office:value-type="float" office:value="619.135928096068" calcext:value-type="float">
            <text:p>619.13592809606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8.541" calcext:value-type="float">
            <text:p>38.541</text:p>
          </table:table-cell>
          <table:table-cell office:value-type="float" office:value="80.959" calcext:value-type="float">
            <text:p>80.959</text:p>
          </table:table-cell>
          <table:table-cell office:value-type="float" office:value="10.947" calcext:value-type="float">
            <text:p>10.9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16.295" calcext:value-type="float">
            <text:p>16.295</text:p>
          </table:table-cell>
          <table:table-cell office:value-type="float" office:value="2.21334390908978" calcext:value-type="float">
            <text:p>2.21334390908978</text:p>
          </table:table-cell>
          <table:table-cell office:value-type="float" office:value="219.442722" calcext:value-type="float">
            <text:p>219.442722</text:p>
          </table:table-cell>
          <table:table-cell office:value-type="float" office:value="160.568544410636" calcext:value-type="float">
            <text:p>160.5685444106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6.52" calcext:value-type="float">
            <text:p>206.52</text:p>
          </table:table-cell>
          <table:table-cell office:value-type="float" office:value="233.916" calcext:value-type="float">
            <text:p>233.916</text:p>
          </table:table-cell>
          <table:table-cell office:value-type="float" office:value="36.275" calcext:value-type="float">
            <text:p>36.275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213.988" calcext:value-type="float">
            <text:p>213.988</text:p>
          </table:table-cell>
          <table:table-cell office:value-type="float" office:value="6.18184659639804" calcext:value-type="float">
            <text:p>6.18184659639804</text:p>
          </table:table-cell>
          <table:table-cell office:value-type="float" office:value="635.6821312" calcext:value-type="float">
            <text:p>635.6821312</text:p>
          </table:table-cell>
          <table:table-cell office:value-type="float" office:value="44.5178378020222" calcext:value-type="float">
            <text:p>44.517837802022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3.586" calcext:value-type="float">
            <text:p>163.586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6.679" calcext:value-type="float">
            <text:p>16.679</text:p>
          </table:table-cell>
          <table:table-cell office:value-type="float" office:value="99.622" calcext:value-type="float">
            <text:p>99.622</text:p>
          </table:table-cell>
          <table:table-cell office:value-type="float" office:value="64.304" calcext:value-type="float">
            <text:p>64.304</text:p>
          </table:table-cell>
          <table:table-cell office:value-type="float" office:value="4.43761670531812" calcext:value-type="float">
            <text:p>4.43761670531812</text:p>
          </table:table-cell>
          <table:table-cell office:value-type="float" office:value="339.2560465" calcext:value-type="float">
            <text:p>339.2560465</text:p>
          </table:table-cell>
          <table:table-cell office:value-type="float" office:value="93.0125036512299" calcext:value-type="float">
            <text:p>93.012503651229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184.175" calcext:value-type="float">
            <text:p>184.175</text:p>
          </table:table-cell>
          <table:table-cell office:value-type="float" office:value="6.9" calcext:value-type="float">
            <text:p>6.9</text:p>
          </table:table-cell>
          <table:table-cell office:value-type="float" office:value="47.11" calcext:value-type="float">
            <text:p>47.11</text:p>
          </table:table-cell>
          <table:table-cell office:value-type="float" office:value="59.992" calcext:value-type="float">
            <text:p>59.992</text:p>
          </table:table-cell>
          <table:table-cell office:value-type="float" office:value="4.42260225099347" calcext:value-type="float">
            <text:p>4.42260225099347</text:p>
          </table:table-cell>
          <table:table-cell office:value-type="float" office:value="255.9705083" calcext:value-type="float">
            <text:p>255.9705083</text:p>
          </table:table-cell>
          <table:table-cell office:value-type="float" office:value="104.302187021386" calcext:value-type="float">
            <text:p>104.30218702138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0.167" calcext:value-type="float">
            <text:p>80.167</text:p>
          </table:table-cell>
          <table:table-cell office:value-type="float" office:value="208.158" calcext:value-type="float">
            <text:p>208.158</text:p>
          </table:table-cell>
          <table:table-cell office:value-type="float" office:value="29.318" calcext:value-type="float">
            <text:p>29.318</text:p>
          </table:table-cell>
          <table:table-cell office:value-type="float" office:value="187.203" calcext:value-type="float">
            <text:p>187.2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8067352166028" calcext:value-type="float">
            <text:p>5.78067352166028</text:p>
          </table:table-cell>
          <table:table-cell office:value-type="float" office:value="554.8780333" calcext:value-type="float">
            <text:p>554.8780333</text:p>
          </table:table-cell>
          <table:table-cell office:value-type="float" office:value="55.7171458991041" calcext:value-type="float">
            <text:p>55.717145899104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1.824" calcext:value-type="float">
            <text:p>111.824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27.968" calcext:value-type="float">
            <text:p>27.968</text:p>
          </table:table-cell>
          <table:table-cell office:value-type="float" office:value="22.552" calcext:value-type="float">
            <text:p>22.552</text:p>
          </table:table-cell>
          <table:table-cell office:value-type="float" office:value="78.012" calcext:value-type="float">
            <text:p>78.012</text:p>
          </table:table-cell>
          <table:table-cell office:value-type="float" office:value="5.58984767128292" calcext:value-type="float">
            <text:p>5.58984767128292</text:p>
          </table:table-cell>
          <table:table-cell office:value-type="float" office:value="380.7748509" calcext:value-type="float">
            <text:p>380.7748509</text:p>
          </table:table-cell>
          <table:table-cell office:value-type="float" office:value="61.0095311733767" calcext:value-type="float">
            <text:p>61.009531173376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521" calcext:value-type="float">
            <text:p>234.521</text:p>
          </table:table-cell>
          <table:table-cell office:value-type="float" office:value="236.359" calcext:value-type="float">
            <text:p>236.359</text:p>
          </table:table-cell>
          <table:table-cell office:value-type="float" office:value="85.311" calcext:value-type="float">
            <text:p>85.311</text:p>
          </table:table-cell>
          <table:table-cell office:value-type="float" office:value="57.89" calcext:value-type="float">
            <text:p>57.89</text:p>
          </table:table-cell>
          <table:table-cell office:value-type="float" office:value="140.652" calcext:value-type="float">
            <text:p>140.652</text:p>
          </table:table-cell>
          <table:table-cell office:value-type="float" office:value="6.6512500132596" calcext:value-type="float">
            <text:p>6.6512500132596</text:p>
          </table:table-cell>
          <table:table-cell office:value-type="float" office:value="928.7395381" calcext:value-type="float">
            <text:p>928.7395381</text:p>
          </table:table-cell>
          <table:table-cell office:value-type="float" office:value="31.1980029437219" calcext:value-type="float">
            <text:p>31.198002943721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19.368" calcext:value-type="float">
            <text:p>219.368</text:p>
          </table:table-cell>
          <table:table-cell office:value-type="float" office:value="72.917" calcext:value-type="float">
            <text:p>72.917</text:p>
          </table:table-cell>
          <table:table-cell office:value-type="float" office:value="94.504" calcext:value-type="float">
            <text:p>94.504</text:p>
          </table:table-cell>
          <table:table-cell office:value-type="float" office:value="76.431" calcext:value-type="float">
            <text:p>76.431</text:p>
          </table:table-cell>
          <table:table-cell office:value-type="float" office:value="6.45076314610914" calcext:value-type="float">
            <text:p>6.45076314610914</text:p>
          </table:table-cell>
          <table:table-cell office:value-type="float" office:value="829.5633248" calcext:value-type="float">
            <text:p>829.5633248</text:p>
          </table:table-cell>
          <table:table-cell office:value-type="float" office:value="40.9430152750136" calcext:value-type="float">
            <text:p>40.94301527501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09.846" calcext:value-type="float">
            <text:p>209.846</text:p>
          </table:table-cell>
          <table:table-cell office:value-type="float" office:value="86.009" calcext:value-type="float">
            <text:p>86.009</text:p>
          </table:table-cell>
          <table:table-cell office:value-type="float" office:value="37.176" calcext:value-type="float">
            <text:p>37.176</text:p>
          </table:table-cell>
          <table:table-cell office:value-type="float" office:value="86.144" calcext:value-type="float">
            <text:p>86.144</text:p>
          </table:table-cell>
          <table:table-cell office:value-type="float" office:value="6.51779928569726" calcext:value-type="float">
            <text:p>6.51779928569726</text:p>
          </table:table-cell>
          <table:table-cell office:value-type="float" office:value="852.178285" calcext:value-type="float">
            <text:p>852.178285</text:p>
          </table:table-cell>
          <table:table-cell office:value-type="float" office:value="36.068197253424" calcext:value-type="float">
            <text:p>36.06819725342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88" calcext:value-type="float">
            <text:p>75.188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48.311" calcext:value-type="float">
            <text:p>48.311</text:p>
          </table:table-cell>
          <table:table-cell office:value-type="float" office:value="20.525" calcext:value-type="float">
            <text:p>20.525</text:p>
          </table:table-cell>
          <table:table-cell office:value-type="float" office:value="186.857" calcext:value-type="float">
            <text:p>186.857</text:p>
          </table:table-cell>
          <table:table-cell office:value-type="float" office:value="5.81519863621646" calcext:value-type="float">
            <text:p>5.81519863621646</text:p>
          </table:table-cell>
          <table:table-cell office:value-type="float" office:value="569.9536542" calcext:value-type="float">
            <text:p>569.9536542</text:p>
          </table:table-cell>
          <table:table-cell office:value-type="float" office:value="54.7947441218736" calcext:value-type="float">
            <text:p>54.79474412187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4.177" calcext:value-type="float">
            <text:p>164.177</text:p>
          </table:table-cell>
          <table:table-cell office:value-type="float" office:value="223.671" calcext:value-type="float">
            <text:p>223.671</text:p>
          </table:table-cell>
          <table:table-cell office:value-type="float" office:value="58.747" calcext:value-type="float">
            <text:p>58.747</text:p>
          </table:table-cell>
          <table:table-cell office:value-type="float" office:value="49.256" calcext:value-type="float">
            <text:p>49.256</text:p>
          </table:table-cell>
          <table:table-cell office:value-type="float" office:value="80.04" calcext:value-type="float">
            <text:p>80.04</text:p>
          </table:table-cell>
          <table:table-cell office:value-type="float" office:value="6.294670706727" calcext:value-type="float">
            <text:p>6.294670706727</text:p>
          </table:table-cell>
          <table:table-cell office:value-type="float" office:value="665.409433" calcext:value-type="float">
            <text:p>665.409433</text:p>
          </table:table-cell>
          <table:table-cell office:value-type="float" office:value="41.3419324689902" calcext:value-type="float">
            <text:p>41.341932468990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9.503" calcext:value-type="float">
            <text:p>149.503</text:p>
          </table:table-cell>
          <table:table-cell office:value-type="float" office:value="177.384" calcext:value-type="float">
            <text:p>177.384</text:p>
          </table:table-cell>
          <table:table-cell office:value-type="float" office:value="80.287" calcext:value-type="float">
            <text:p>80.287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6.5608896791283" calcext:value-type="float">
            <text:p>6.5608896791283</text:p>
          </table:table-cell>
          <table:table-cell office:value-type="float" office:value="916.6960021" calcext:value-type="float">
            <text:p>916.6960021</text:p>
          </table:table-cell>
          <table:table-cell office:value-type="float" office:value="33.7863532540597" calcext:value-type="float">
            <text:p>33.78635325405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7.097" calcext:value-type="float">
            <text:p>37.097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153" calcext:value-type="float">
            <text:p>0.153</text:p>
          </table:table-cell>
          <table:table-cell office:value-type="float" office:value="18.381" calcext:value-type="float">
            <text:p>18.381</text:p>
          </table:table-cell>
          <table:table-cell office:value-type="float" office:value="45.522" calcext:value-type="float">
            <text:p>45.522</text:p>
          </table:table-cell>
          <table:table-cell office:value-type="float" office:value="-7.15816313007578" calcext:value-type="float">
            <text:p>-7.15816313007578</text:p>
          </table:table-cell>
          <table:table-cell office:value-type="float" office:value="58.13617009" calcext:value-type="float">
            <text:p>58.13617009</text:p>
          </table:table-cell>
          <table:table-cell office:value-type="float" office:value="3841.83020686876" calcext:value-type="float">
            <text:p>3841.8302068687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981" calcext:value-type="float">
            <text:p>181.98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.257" calcext:value-type="float">
            <text:p>1.257</text:p>
          </table:table-cell>
          <table:table-cell office:value-type="float" office:value="12.734" calcext:value-type="float">
            <text:p>12.734</text:p>
          </table:table-cell>
          <table:table-cell office:value-type="float" office:value="65.588" calcext:value-type="float">
            <text:p>65.588</text:p>
          </table:table-cell>
          <table:table-cell office:value-type="float" office:value="-3.12353864147775" calcext:value-type="float">
            <text:p>-3.12353864147775</text:p>
          </table:table-cell>
          <table:table-cell office:value-type="float" office:value="174.3996705" calcext:value-type="float">
            <text:p>174.3996705</text:p>
          </table:table-cell>
          <table:table-cell office:value-type="float" office:value="475.971051451966" calcext:value-type="float">
            <text:p>475.97105145196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0.277" calcext:value-type="float">
            <text:p>120.277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67.046" calcext:value-type="float">
            <text:p>67.046</text:p>
          </table:table-cell>
          <table:table-cell office:value-type="float" office:value="28.105" calcext:value-type="float">
            <text:p>28.105</text:p>
          </table:table-cell>
          <table:table-cell office:value-type="float" office:value="205.76" calcext:value-type="float">
            <text:p>205.76</text:p>
          </table:table-cell>
          <table:table-cell office:value-type="float" office:value="6.31861783027867" calcext:value-type="float">
            <text:p>6.31861783027867</text:p>
          </table:table-cell>
          <table:table-cell office:value-type="float" office:value="714.404936" calcext:value-type="float">
            <text:p>714.404936</text:p>
          </table:table-cell>
          <table:table-cell office:value-type="float" office:value="40.6664232542954" calcext:value-type="float">
            <text:p>40.66642325429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.032" calcext:value-type="float">
            <text:p>24.032</text:p>
          </table:table-cell>
          <table:table-cell office:value-type="float" office:value="50.999" calcext:value-type="float">
            <text:p>50.999</text:p>
          </table:table-cell>
          <table:table-cell office:value-type="float" office:value="12.86" calcext:value-type="float">
            <text:p>12.86</text:p>
          </table:table-cell>
          <table:table-cell office:value-type="float" office:value="58.471" calcext:value-type="float">
            <text:p>58.471</text:p>
          </table:table-cell>
          <table:table-cell office:value-type="float" office:value="155.481" calcext:value-type="float">
            <text:p>155.481</text:p>
          </table:table-cell>
          <table:table-cell office:value-type="float" office:value="2.25980152151413" calcext:value-type="float">
            <text:p>2.25980152151413</text:p>
          </table:table-cell>
          <table:table-cell office:value-type="float" office:value="237.3704933" calcext:value-type="float">
            <text:p>237.3704933</text:p>
          </table:table-cell>
          <table:table-cell office:value-type="float" office:value="159.196284543873" calcext:value-type="float">
            <text:p>159.19628454387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S3I40G20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8.927" calcext:value-type="float">
            <text:p>98.927</text:p>
          </table:table-cell>
          <table:table-cell office:value-type="float" office:value="22.828" calcext:value-type="float">
            <text:p>22.828</text:p>
          </table:table-cell>
          <table:table-cell office:value-type="float" office:value="35.991" calcext:value-type="float">
            <text:p>35.991</text:p>
          </table:table-cell>
          <table:table-cell office:value-type="float" office:value="86.321" calcext:value-type="float">
            <text:p>86.321</text:p>
          </table:table-cell>
          <table:table-cell office:value-type="float" office:value="233.146" calcext:value-type="float">
            <text:p>233.146</text:p>
          </table:table-cell>
          <table:table-cell office:value-type="float" office:value="4.84512209489097" calcext:value-type="float">
            <text:p>4.84512209489097</text:p>
          </table:table-cell>
          <table:table-cell office:value-type="float" office:value="482.8352013" calcext:value-type="float">
            <text:p>482.8352013</text:p>
          </table:table-cell>
          <table:table-cell office:value-type="float" office:value="82.2293642793548" calcext:value-type="float">
            <text:p>82.229364279354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.281" calcext:value-type="float">
            <text:p>8.281</text:p>
          </table:table-cell>
          <table:table-cell office:value-type="float" office:value="188.962" calcext:value-type="float">
            <text:p>188.962</text:p>
          </table:table-cell>
          <table:table-cell office:value-type="float" office:value="75.238" calcext:value-type="float">
            <text:p>75.238</text:p>
          </table:table-cell>
          <table:table-cell office:value-type="float" office:value="31.117" calcext:value-type="float">
            <text:p>31.1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6.25612134378091" calcext:value-type="float">
            <text:p>6.25612134378091</text:p>
          </table:table-cell>
          <table:table-cell office:value-type="float" office:value="715.387445" calcext:value-type="float">
            <text:p>715.387445</text:p>
          </table:table-cell>
          <table:table-cell office:value-type="float" office:value="42.4283336961254" calcext:value-type="float">
            <text:p>42.42833369612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0.708" calcext:value-type="float">
            <text:p>150.708</text:p>
          </table:table-cell>
          <table:table-cell office:value-type="float" office:value="10.997" calcext:value-type="float">
            <text:p>10.997</text:p>
          </table:table-cell>
          <table:table-cell office:value-type="float" office:value="17.116" calcext:value-type="float">
            <text:p>17.116</text:p>
          </table:table-cell>
          <table:table-cell office:value-type="float" office:value="8.061" calcext:value-type="float">
            <text:p>8.061</text:p>
          </table:table-cell>
          <table:table-cell office:value-type="float" office:value="97.969" calcext:value-type="float">
            <text:p>97.969</text:p>
          </table:table-cell>
          <table:table-cell office:value-type="float" office:value="2.53828819328734" calcext:value-type="float">
            <text:p>2.53828819328734</text:p>
          </table:table-cell>
          <table:table-cell office:value-type="float" office:value="240.0686994" calcext:value-type="float">
            <text:p>240.0686994</text:p>
          </table:table-cell>
          <table:table-cell office:value-type="float" office:value="149.350618547291" calcext:value-type="float">
            <text:p>149.35061854729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151.401" calcext:value-type="float">
            <text:p>151.401</text:p>
          </table:table-cell>
          <table:table-cell office:value-type="float" office:value="52.113" calcext:value-type="float">
            <text:p>52.113</text:p>
          </table:table-cell>
          <table:table-cell office:value-type="float" office:value="47.439" calcext:value-type="float">
            <text:p>47.439</text:p>
          </table:table-cell>
          <table:table-cell office:value-type="float" office:value="53.566" calcext:value-type="float">
            <text:p>53.566</text:p>
          </table:table-cell>
          <table:table-cell office:value-type="float" office:value="5.95340806170339" calcext:value-type="float">
            <text:p>5.95340806170339</text:p>
          </table:table-cell>
          <table:table-cell office:value-type="float" office:value="597.6047897" calcext:value-type="float">
            <text:p>597.6047897</text:p>
          </table:table-cell>
          <table:table-cell office:value-type="float" office:value="58.347758100634" calcext:value-type="float">
            <text:p>58.34775810063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3.635" calcext:value-type="float">
            <text:p>83.635</text:p>
          </table:table-cell>
          <table:table-cell office:value-type="float" office:value="105.261" calcext:value-type="float">
            <text:p>105.261</text:p>
          </table:table-cell>
          <table:table-cell office:value-type="float" office:value="201.105" calcext:value-type="float">
            <text:p>201.105</text:p>
          </table:table-cell>
          <table:table-cell office:value-type="float" office:value="6.51338679741759" calcext:value-type="float">
            <text:p>6.51338679741759</text:p>
          </table:table-cell>
          <table:table-cell office:value-type="float" office:value="935.2727177" calcext:value-type="float">
            <text:p>935.2727177</text:p>
          </table:table-cell>
          <table:table-cell office:value-type="float" office:value="35.1416263550003" calcext:value-type="float">
            <text:p>35.141626355000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1.729" calcext:value-type="float">
            <text:p>91.729</text:p>
          </table:table-cell>
          <table:table-cell office:value-type="float" office:value="56.573" calcext:value-type="float">
            <text:p>56.573</text:p>
          </table:table-cell>
          <table:table-cell office:value-type="float" office:value="96.552" calcext:value-type="float">
            <text:p>96.552</text:p>
          </table:table-cell>
          <table:table-cell office:value-type="float" office:value="66.124" calcext:value-type="float">
            <text:p>66.124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6.34683752264962" calcext:value-type="float">
            <text:p>6.34683752264962</text:p>
          </table:table-cell>
          <table:table-cell office:value-type="float" office:value="889.8889545" calcext:value-type="float">
            <text:p>889.8889545</text:p>
          </table:table-cell>
          <table:table-cell office:value-type="float" office:value="39.8689029326907" calcext:value-type="float">
            <text:p>39.868902932690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09.538" calcext:value-type="float">
            <text:p>209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82.021" calcext:value-type="float">
            <text:p>82.021</text:p>
          </table:table-cell>
          <table:table-cell office:value-type="float" office:value="4.69584437361994" calcext:value-type="float">
            <text:p>4.69584437361994</text:p>
          </table:table-cell>
          <table:table-cell office:value-type="float" office:value="341.4408633" calcext:value-type="float">
            <text:p>341.4408633</text:p>
          </table:table-cell>
          <table:table-cell office:value-type="float" office:value="97.3743165976897" calcext:value-type="float">
            <text:p>97.37431659768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2.007" calcext:value-type="float">
            <text:p>172.007</text:p>
          </table:table-cell>
          <table:table-cell office:value-type="float" office:value="245.119" calcext:value-type="float">
            <text:p>245.119</text:p>
          </table:table-cell>
          <table:table-cell office:value-type="float" office:value="72.306" calcext:value-type="float">
            <text:p>72.306</text:p>
          </table:table-cell>
          <table:table-cell office:value-type="float" office:value="185.924" calcext:value-type="float">
            <text:p>185.924</text:p>
          </table:table-cell>
          <table:table-cell office:value-type="float" office:value="232.844" calcext:value-type="float">
            <text:p>232.844</text:p>
          </table:table-cell>
          <table:table-cell office:value-type="float" office:value="6.61055283288105" calcext:value-type="float">
            <text:p>6.61055283288105</text:p>
          </table:table-cell>
          <table:table-cell office:value-type="float" office:value="949.7728179" calcext:value-type="float">
            <text:p>949.7728179</text:p>
          </table:table-cell>
          <table:table-cell office:value-type="float" office:value="32.3654993770325" calcext:value-type="float">
            <text:p>32.365499377032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4" calcext:value-type="float">
            <text:p>181.4</text:p>
          </table:table-cell>
          <table:table-cell office:value-type="float" office:value="208.667" calcext:value-type="float">
            <text:p>208.667</text:p>
          </table:table-cell>
          <table:table-cell office:value-type="float" office:value="87.323" calcext:value-type="float">
            <text:p>87.3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58.129" calcext:value-type="float">
            <text:p>58.129</text:p>
          </table:table-cell>
          <table:table-cell office:value-type="float" office:value="6.48738198927044" calcext:value-type="float">
            <text:p>6.48738198927044</text:p>
          </table:table-cell>
          <table:table-cell office:value-type="float" office:value="901.0827029" calcext:value-type="float">
            <text:p>901.0827029</text:p>
          </table:table-cell>
          <table:table-cell office:value-type="float" office:value="49.4472501568004" calcext:value-type="float">
            <text:p>49.447250156800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2.187" calcext:value-type="float">
            <text:p>82.187</text:p>
          </table:table-cell>
          <table:table-cell office:value-type="float" office:value="144.076" calcext:value-type="float">
            <text:p>144.076</text:p>
          </table:table-cell>
          <table:table-cell office:value-type="float" office:value="19.188" calcext:value-type="float">
            <text:p>19.188</text:p>
          </table:table-cell>
          <table:table-cell office:value-type="float" office:value="153.717" calcext:value-type="float">
            <text:p>153.717</text:p>
          </table:table-cell>
          <table:table-cell office:value-type="float" office:value="72.765" calcext:value-type="float">
            <text:p>72.765</text:p>
          </table:table-cell>
          <table:table-cell office:value-type="float" office:value="4.80829542273016" calcext:value-type="float">
            <text:p>4.80829542273016</text:p>
          </table:table-cell>
          <table:table-cell office:value-type="float" office:value="385.0744319" calcext:value-type="float">
            <text:p>385.0744319</text:p>
          </table:table-cell>
          <table:table-cell office:value-type="float" office:value="82.661580533811" calcext:value-type="float">
            <text:p>82.66158053381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.745" calcext:value-type="float">
            <text:p>18.745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67.593" calcext:value-type="float">
            <text:p>67.593</text:p>
          </table:table-cell>
          <table:table-cell office:value-type="float" office:value="72.202" calcext:value-type="float">
            <text:p>72.202</text:p>
          </table:table-cell>
          <table:table-cell office:value-type="float" office:value="184.854" calcext:value-type="float">
            <text:p>184.854</text:p>
          </table:table-cell>
          <table:table-cell office:value-type="float" office:value="6.12177837616891" calcext:value-type="float">
            <text:p>6.12177837616891</text:p>
          </table:table-cell>
          <table:table-cell office:value-type="float" office:value="689.3275531" calcext:value-type="float">
            <text:p>689.3275531</text:p>
          </table:table-cell>
          <table:table-cell office:value-type="float" office:value="46.2025768238044" calcext:value-type="float">
            <text:p>46.20257682380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office:value-type="float" office:value="56.9535450578785" calcext:value-type="float">
            <text:p>56.953545057878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office:value-type="float" office:value="56.1040107311089" calcext:value-type="float">
            <text:p>56.104010731108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office:value-type="float" office:value="45.164000493216" calcext:value-type="float">
            <text:p>45.16400049321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office:value-type="float" office:value="61.3510353685253" calcext:value-type="float">
            <text:p>61.351035368525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office:value-type="float" office:value="35.0421053601101" calcext:value-type="float">
            <text:p>35.042105360110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office:value-type="float" office:value="32.0510371039907" calcext:value-type="float">
            <text:p>32.051037103990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office:value-type="float" office:value="83.7426245024853" calcext:value-type="float">
            <text:p>83.742624502485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office:value-type="float" office:value="37.2138635099318" calcext:value-type="float">
            <text:p>37.213863509931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office:value-type="float" office:value="52.6912681040386" calcext:value-type="float">
            <text:p>52.691268104038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office:value-type="float" office:value="32.8693732984462" calcext:value-type="float">
            <text:p>32.869373298446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office:value-type="float" office:value="43.6712564951299" calcext:value-type="float">
            <text:p>43.671256495129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office:value-type="float" office:value="31.5722478815176" calcext:value-type="float">
            <text:p>31.572247881517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office:value-type="float" office:value="35.1431500587516" calcext:value-type="float">
            <text:p>35.143150058751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office:value-type="float" office:value="29.8865170003567" calcext:value-type="float">
            <text:p>29.886517000356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office:value-type="float" office:value="37.5198007730715" calcext:value-type="float">
            <text:p>37.519800773071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office:value-type="float" office:value="29.4737281667366" calcext:value-type="float">
            <text:p>29.473728166736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office:value-type="float" office:value="29.9126312787784" calcext:value-type="float">
            <text:p>29.912631278778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office:value-type="float" office:value="89.9055959363235" calcext:value-type="float">
            <text:p>89.905595936323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office:value-type="float" office:value="38.8404451011454" calcext:value-type="float">
            <text:p>38.840445101145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office:value-type="float" office:value="45.3782130810049" calcext:value-type="float">
            <text:p>45.378213081004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office:value-type="float" office:value="72.3240204634381" calcext:value-type="float">
            <text:p>72.32402046343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office:value-type="float" office:value="48.7417794113225" calcext:value-type="float">
            <text:p>48.741779411322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office:value-type="float" office:value="38.2418577151228" calcext:value-type="float">
            <text:p>38.241857715122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office:value-type="float" office:value="35.3933174224738" calcext:value-type="float">
            <text:p>35.393317422473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office:value-type="float" office:value="32.36036" calcext:value-type="float">
            <text:p>32.3603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office:value-type="float" office:value="67.1576408878713" calcext:value-type="float">
            <text:p>67.157640887871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office:value-type="float" office:value="53.0092564441035" calcext:value-type="float">
            <text:p>53.009256444103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office:value-type="float" office:value="48.817746025637" calcext:value-type="float">
            <text:p>48.81774602563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office:value-type="float" office:value="54.5748885885075" calcext:value-type="float">
            <text:p>54.574888588507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office:value-type="float" office:value="90.2303358956515" calcext:value-type="float">
            <text:p>90.230335895651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office:value-type="float" office:value="59.4936345663641" calcext:value-type="float">
            <text:p>59.49363456636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office:value-type="float" office:value="62.7778226066065" calcext:value-type="float">
            <text:p>62.77782260660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1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5.434" calcext:value-type="float">
            <text:p>225.434</text:p>
          </table:table-cell>
          <table:table-cell office:value-type="float" office:value="73.378" calcext:value-type="float">
            <text:p>73.378</text:p>
          </table:table-cell>
          <table:table-cell office:value-type="float" office:value="98.902" calcext:value-type="float">
            <text:p>98.902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47.8530088029292" calcext:value-type="float">
            <text:p>47.8530088029292</text:p>
          </table:table-cell>
          <table:table-cell office:value-type="float" office:value="798.6507547" calcext:value-type="float">
            <text:p>798.6507547</text:p>
          </table:table-cell>
          <table:table-cell office:value-type="float" office:value="36.4570530812875" calcext:value-type="float">
            <text:p>36.45705308128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.545" calcext:value-type="float">
            <text:p>143.545</text:p>
          </table:table-cell>
          <table:table-cell office:value-type="float" office:value="236.63" calcext:value-type="float">
            <text:p>236.63</text:p>
          </table:table-cell>
          <table:table-cell office:value-type="float" office:value="28.941" calcext:value-type="float">
            <text:p>28.941</text:p>
          </table:table-cell>
          <table:table-cell office:value-type="float" office:value="51.856" calcext:value-type="float">
            <text:p>51.856</text:p>
          </table:table-cell>
          <table:table-cell office:value-type="float" office:value="235.41" calcext:value-type="float">
            <text:p>235.41</text:p>
          </table:table-cell>
          <table:table-cell office:value-type="float" office:value="64.9059311908399" calcext:value-type="float">
            <text:p>64.9059311908399</text:p>
          </table:table-cell>
          <table:table-cell office:value-type="float" office:value="508.3444818" calcext:value-type="float">
            <text:p>508.3444818</text:p>
          </table:table-cell>
          <table:table-cell office:value-type="float" office:value="49.5317601754839" calcext:value-type="float">
            <text:p>49.531760175483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75" calcext:value-type="float">
            <text:p>19.175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16.86" calcext:value-type="float">
            <text:p>16.86</text:p>
          </table:table-cell>
          <table:table-cell office:value-type="float" office:value="30.671" calcext:value-type="float">
            <text:p>30.6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119.453719151255" calcext:value-type="float">
            <text:p>119.453719151255</text:p>
          </table:table-cell>
          <table:table-cell office:value-type="float" office:value="248.7371044" calcext:value-type="float">
            <text:p>248.7371044</text:p>
          </table:table-cell>
          <table:table-cell office:value-type="float" office:value="93.7109544897217" calcext:value-type="float">
            <text:p>93.710954489721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109" calcext:value-type="float">
            <text:p>199.109</text:p>
          </table:table-cell>
          <table:table-cell office:value-type="float" office:value="254.274" calcext:value-type="float">
            <text:p>254.274</text:p>
          </table:table-cell>
          <table:table-cell office:value-type="float" office:value="16.579" calcext:value-type="float">
            <text:p>16.579</text:p>
          </table:table-cell>
          <table:table-cell office:value-type="float" office:value="16.375" calcext:value-type="float">
            <text:p>16.375</text:p>
          </table:table-cell>
          <table:table-cell office:value-type="float" office:value="86.75" calcext:value-type="float">
            <text:p>86.75</text:p>
          </table:table-cell>
          <table:table-cell office:value-type="float" office:value="82.8168375321088" calcext:value-type="float">
            <text:p>82.8168375321088</text:p>
          </table:table-cell>
          <table:table-cell office:value-type="float" office:value="355.2589572" calcext:value-type="float">
            <text:p>355.2589572</text:p>
          </table:table-cell>
          <table:table-cell office:value-type="float" office:value="59.2694200839548" calcext:value-type="float">
            <text:p>59.269420083954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63" calcext:value-type="float">
            <text:p>33.363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5.562" calcext:value-type="float">
            <text:p>25.562</text:p>
          </table:table-cell>
          <table:table-cell office:value-type="float" office:value="69.85" calcext:value-type="float">
            <text:p>69.85</text:p>
          </table:table-cell>
          <table:table-cell office:value-type="float" office:value="151.036" calcext:value-type="float">
            <text:p>151.036</text:p>
          </table:table-cell>
          <table:table-cell office:value-type="float" office:value="78.4909568455035" calcext:value-type="float">
            <text:p>78.4909568455035</text:p>
          </table:table-cell>
          <table:table-cell office:value-type="float" office:value="421.5708863" calcext:value-type="float">
            <text:p>421.5708863</text:p>
          </table:table-cell>
          <table:table-cell office:value-type="float" office:value="56.1229180709663" calcext:value-type="float">
            <text:p>56.122918070966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908" calcext:value-type="float">
            <text:p>121.908</text:p>
          </table:table-cell>
          <table:table-cell office:value-type="float" office:value="223.483" calcext:value-type="float">
            <text:p>223.483</text:p>
          </table:table-cell>
          <table:table-cell office:value-type="float" office:value="36.019" calcext:value-type="float">
            <text:p>36.019</text:p>
          </table:table-cell>
          <table:table-cell office:value-type="float" office:value="33.132" calcext:value-type="float">
            <text:p>33.132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64.9437972705353" calcext:value-type="float">
            <text:p>64.9437972705353</text:p>
          </table:table-cell>
          <table:table-cell office:value-type="float" office:value="491.0846193" calcext:value-type="float">
            <text:p>491.0846193</text:p>
          </table:table-cell>
          <table:table-cell office:value-type="float" office:value="49.0624052822076" calcext:value-type="float">
            <text:p>49.06240528220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.559" calcext:value-type="float">
            <text:p>221.559</text:p>
          </table:table-cell>
          <table:table-cell office:value-type="float" office:value="182.211" calcext:value-type="float">
            <text:p>182.211</text:p>
          </table:table-cell>
          <table:table-cell office:value-type="float" office:value="66.899" calcext:value-type="float">
            <text:p>66.89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9.791" calcext:value-type="float">
            <text:p>239.791</text:p>
          </table:table-cell>
          <table:table-cell office:value-type="float" office:value="47.3425981230271" calcext:value-type="float">
            <text:p>47.3425981230271</text:p>
          </table:table-cell>
          <table:table-cell office:value-type="float" office:value="800.8448083" calcext:value-type="float">
            <text:p>800.8448083</text:p>
          </table:table-cell>
          <table:table-cell office:value-type="float" office:value="36.0441832994003" calcext:value-type="float">
            <text:p>36.04418329940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846" calcext:value-type="float">
            <text:p>128.846</text:p>
          </table:table-cell>
          <table:table-cell office:value-type="float" office:value="235.091" calcext:value-type="float">
            <text:p>235.091</text:p>
          </table:table-cell>
          <table:table-cell office:value-type="float" office:value="91.383" calcext:value-type="float">
            <text:p>91.383</text:p>
          </table:table-cell>
          <table:table-cell office:value-type="float" office:value="56.015" calcext:value-type="float">
            <text:p>56.015</text:p>
          </table:table-cell>
          <table:table-cell office:value-type="float" office:value="237.029" calcext:value-type="float">
            <text:p>237.029</text:p>
          </table:table-cell>
          <table:table-cell office:value-type="float" office:value="38.6930446396059" calcext:value-type="float">
            <text:p>38.6930446396059</text:p>
          </table:table-cell>
          <table:table-cell office:value-type="float" office:value="970.0855133" calcext:value-type="float">
            <text:p>970.0855133</text:p>
          </table:table-cell>
          <table:table-cell office:value-type="float" office:value="29.4538560004021" calcext:value-type="float">
            <text:p>29.453856000402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14" calcext:value-type="float">
            <text:p>105.514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883" calcext:value-type="float">
            <text:p>17.883</text:p>
          </table:table-cell>
          <table:table-cell office:value-type="float" office:value="88.972" calcext:value-type="float">
            <text:p>88.972</text:p>
          </table:table-cell>
          <table:table-cell office:value-type="float" office:value="83.8767455943583" calcext:value-type="float">
            <text:p>83.8767455943583</text:p>
          </table:table-cell>
          <table:table-cell office:value-type="float" office:value="354.867328" calcext:value-type="float">
            <text:p>354.867328</text:p>
          </table:table-cell>
          <table:table-cell office:value-type="float" office:value="61.5103980432837" calcext:value-type="float">
            <text:p>61.510398043283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813" calcext:value-type="float">
            <text:p>78.813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64.019" calcext:value-type="float">
            <text:p>64.019</text:p>
          </table:table-cell>
          <table:table-cell office:value-type="float" office:value="57.815" calcext:value-type="float">
            <text:p>57.815</text:p>
          </table:table-cell>
          <table:table-cell office:value-type="float" office:value="149.831" calcext:value-type="float">
            <text:p>149.831</text:p>
          </table:table-cell>
          <table:table-cell office:value-type="float" office:value="49.5305621895052" calcext:value-type="float">
            <text:p>49.5305621895052</text:p>
          </table:table-cell>
          <table:table-cell office:value-type="float" office:value="713.4397699" calcext:value-type="float">
            <text:p>713.4397699</text:p>
          </table:table-cell>
          <table:table-cell office:value-type="float" office:value="37.7696077690303" calcext:value-type="float">
            <text:p>37.769607769030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.067" calcext:value-type="float">
            <text:p>196.0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5.958" calcext:value-type="float">
            <text:p>75.958</text:p>
          </table:table-cell>
          <table:table-cell office:value-type="float" office:value="52.973" calcext:value-type="float">
            <text:p>52.973</text:p>
          </table:table-cell>
          <table:table-cell office:value-type="float" office:value="207.994" calcext:value-type="float">
            <text:p>207.994</text:p>
          </table:table-cell>
          <table:table-cell office:value-type="float" office:value="41.252605232111" calcext:value-type="float">
            <text:p>41.252605232111</text:p>
          </table:table-cell>
          <table:table-cell office:value-type="float" office:value="871.4856999" calcext:value-type="float">
            <text:p>871.4856999</text:p>
          </table:table-cell>
          <table:table-cell office:value-type="float" office:value="31.690772870538" calcext:value-type="float">
            <text:p>31.69077287053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54" calcext:value-type="float">
            <text:p>11.854</text:p>
          </table:table-cell>
          <table:table-cell office:value-type="float" office:value="55.446" calcext:value-type="float">
            <text:p>55.446</text:p>
          </table:table-cell>
          <table:table-cell office:value-type="float" office:value="116.316287832294" calcext:value-type="float">
            <text:p>116.316287832294</text:p>
          </table:table-cell>
          <table:table-cell office:value-type="float" office:value="251.7958857" calcext:value-type="float">
            <text:p>251.7958857</text:p>
          </table:table-cell>
          <table:table-cell office:value-type="float" office:value="84.7935100537016" calcext:value-type="float">
            <text:p>84.793510053701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794" calcext:value-type="float">
            <text:p>90.794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10.874" calcext:value-type="float">
            <text:p>10.874</text:p>
          </table:table-cell>
          <table:table-cell office:value-type="float" office:value="61.727" calcext:value-type="float">
            <text:p>61.727</text:p>
          </table:table-cell>
          <table:table-cell office:value-type="float" office:value="40.795" calcext:value-type="float">
            <text:p>40.795</text:p>
          </table:table-cell>
          <table:table-cell office:value-type="float" office:value="112.348289653474" calcext:value-type="float">
            <text:p>112.348289653474</text:p>
          </table:table-cell>
          <table:table-cell office:value-type="float" office:value="256.3249177" calcext:value-type="float">
            <text:p>256.3249177</text:p>
          </table:table-cell>
          <table:table-cell office:value-type="float" office:value="85.972951812566" calcext:value-type="float">
            <text:p>85.97295181256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.108" calcext:value-type="float">
            <text:p>203.108</text:p>
          </table:table-cell>
          <table:table-cell office:value-type="float" office:value="242.266" calcext:value-type="float">
            <text:p>242.266</text:p>
          </table:table-cell>
          <table:table-cell office:value-type="float" office:value="69.082" calcext:value-type="float">
            <text:p>69.082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526" calcext:value-type="float">
            <text:p>184.526</text:p>
          </table:table-cell>
          <table:table-cell office:value-type="float" office:value="43.9166860500178" calcext:value-type="float">
            <text:p>43.9166860500178</text:p>
          </table:table-cell>
          <table:table-cell office:value-type="float" office:value="813.6273627" calcext:value-type="float">
            <text:p>813.6273627</text:p>
          </table:table-cell>
          <table:table-cell office:value-type="float" office:value="33.6060013651537" calcext:value-type="float">
            <text:p>33.60600136515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629" calcext:value-type="float">
            <text:p>96.629</text:p>
          </table:table-cell>
          <table:table-cell office:value-type="float" office:value="220.072" calcext:value-type="float">
            <text:p>220.072</text:p>
          </table:table-cell>
          <table:table-cell office:value-type="float" office:value="91.25" calcext:value-type="float">
            <text:p>91.25</text:p>
          </table:table-cell>
          <table:table-cell office:value-type="float" office:value="83.831" calcext:value-type="float">
            <text:p>83.831</text:p>
          </table:table-cell>
          <table:table-cell office:value-type="float" office:value="231.002" calcext:value-type="float">
            <text:p>231.002</text:p>
          </table:table-cell>
          <table:table-cell office:value-type="float" office:value="39.8426955752663" calcext:value-type="float">
            <text:p>39.8426955752663</text:p>
          </table:table-cell>
          <table:table-cell office:value-type="float" office:value="969.3583914" calcext:value-type="float">
            <text:p>969.3583914</text:p>
          </table:table-cell>
          <table:table-cell office:value-type="float" office:value="30.4878130772367" calcext:value-type="float">
            <text:p>30.487813077236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230.446" calcext:value-type="float">
            <text:p>230.446</text:p>
          </table:table-cell>
          <table:table-cell office:value-type="float" office:value="10.287" calcext:value-type="float">
            <text:p>10.287</text:p>
          </table:table-cell>
          <table:table-cell office:value-type="float" office:value="26.793" calcext:value-type="float">
            <text:p>26.793</text:p>
          </table:table-cell>
          <table:table-cell office:value-type="float" office:value="52.834" calcext:value-type="float">
            <text:p>52.834</text:p>
          </table:table-cell>
          <table:table-cell office:value-type="float" office:value="88.2073050163731" calcext:value-type="float">
            <text:p>88.2073050163731</text:p>
          </table:table-cell>
          <table:table-cell office:value-type="float" office:value="291.272806" calcext:value-type="float">
            <text:p>291.272806</text:p>
          </table:table-cell>
          <table:table-cell office:value-type="float" office:value="67.4981141366752" calcext:value-type="float">
            <text:p>67.498114136675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3" calcext:value-type="float">
            <text:p>13.753</text:p>
          </table:table-cell>
          <table:table-cell office:value-type="float" office:value="183.011" calcext:value-type="float">
            <text:p>183.011</text:p>
          </table:table-cell>
          <table:table-cell office:value-type="float" office:value="32.323" calcext:value-type="float">
            <text:p>32.323</text:p>
          </table:table-cell>
          <table:table-cell office:value-type="float" office:value="19.896" calcext:value-type="float">
            <text:p>19.896</text:p>
          </table:table-cell>
          <table:table-cell office:value-type="float" office:value="204.089" calcext:value-type="float">
            <text:p>204.089</text:p>
          </table:table-cell>
          <table:table-cell office:value-type="float" office:value="82.3931458459288" calcext:value-type="float">
            <text:p>82.3931458459288</text:p>
          </table:table-cell>
          <table:table-cell office:value-type="float" office:value="421.3701413" calcext:value-type="float">
            <text:p>421.3701413</text:p>
          </table:table-cell>
          <table:table-cell office:value-type="float" office:value="63.0505319054918" calcext:value-type="float">
            <text:p>63.050531905491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23.616" calcext:value-type="float">
            <text:p>223.616</text:p>
          </table:table-cell>
          <table:table-cell office:value-type="float" office:value="26.394" calcext:value-type="float">
            <text:p>26.394</text:p>
          </table:table-cell>
          <table:table-cell office:value-type="float" office:value="80.044" calcext:value-type="float">
            <text:p>80.044</text:p>
          </table:table-cell>
          <table:table-cell office:value-type="float" office:value="124.2" calcext:value-type="float">
            <text:p>124.2</text:p>
          </table:table-cell>
          <table:table-cell office:value-type="float" office:value="71.861505699204" calcext:value-type="float">
            <text:p>71.861505699204</text:p>
          </table:table-cell>
          <table:table-cell office:value-type="float" office:value="460.5282255" calcext:value-type="float">
            <text:p>460.5282255</text:p>
          </table:table-cell>
          <table:table-cell office:value-type="float" office:value="54.3861371056997" calcext:value-type="float">
            <text:p>54.386137105699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869" calcext:value-type="float">
            <text:p>152.869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47.014" calcext:value-type="float">
            <text:p>47.014</text:p>
          </table:table-cell>
          <table:table-cell office:value-type="float" office:value="26.381" calcext:value-type="float">
            <text:p>26.381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56.9719897766221" calcext:value-type="float">
            <text:p>56.9719897766221</text:p>
          </table:table-cell>
          <table:table-cell office:value-type="float" office:value="573.8525613" calcext:value-type="float">
            <text:p>573.8525613</text:p>
          </table:table-cell>
          <table:table-cell office:value-type="float" office:value="43.1206850693355" calcext:value-type="float">
            <text:p>43.120685069335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014" calcext:value-type="float">
            <text:p>34.014</text:p>
          </table:table-cell>
          <table:table-cell office:value-type="float" office:value="246.74" calcext:value-type="float">
            <text:p>246.74</text:p>
          </table:table-cell>
          <table:table-cell office:value-type="float" office:value="71.006" calcext:value-type="float">
            <text:p>71.006</text:p>
          </table:table-cell>
          <table:table-cell office:value-type="float" office:value="33.891" calcext:value-type="float">
            <text:p>33.891</text:p>
          </table:table-cell>
          <table:table-cell office:value-type="float" office:value="199.994" calcext:value-type="float">
            <text:p>199.994</text:p>
          </table:table-cell>
          <table:table-cell office:value-type="float" office:value="49.2182559585569" calcext:value-type="float">
            <text:p>49.2182559585569</text:p>
          </table:table-cell>
          <table:table-cell office:value-type="float" office:value="752.0787668" calcext:value-type="float">
            <text:p>752.0787668</text:p>
          </table:table-cell>
          <table:table-cell office:value-type="float" office:value="37.2186789416022" calcext:value-type="float">
            <text:p>37.218678941602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.168" calcext:value-type="float">
            <text:p>156.168</text:p>
          </table:table-cell>
          <table:table-cell office:value-type="float" office:value="256.859" calcext:value-type="float">
            <text:p>256.859</text:p>
          </table:table-cell>
          <table:table-cell office:value-type="float" office:value="43.914" calcext:value-type="float">
            <text:p>43.914</text:p>
          </table:table-cell>
          <table:table-cell office:value-type="float" office:value="85.261" calcext:value-type="float">
            <text:p>85.261</text:p>
          </table:table-cell>
          <table:table-cell office:value-type="float" office:value="213.37" calcext:value-type="float">
            <text:p>213.37</text:p>
          </table:table-cell>
          <table:table-cell office:value-type="float" office:value="54.5675128697785" calcext:value-type="float">
            <text:p>54.5675128697785</text:p>
          </table:table-cell>
          <table:table-cell office:value-type="float" office:value="649.8043908" calcext:value-type="float">
            <text:p>649.8043908</text:p>
          </table:table-cell>
          <table:table-cell office:value-type="float" office:value="40.4993441707118" calcext:value-type="float">
            <text:p>40.499344170711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68.848" calcext:value-type="float">
            <text:p>68.848</text:p>
          </table:table-cell>
          <table:table-cell office:value-type="float" office:value="69.806" calcext:value-type="float">
            <text:p>69.806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49.1019698633634" calcext:value-type="float">
            <text:p>49.1019698633634</text:p>
          </table:table-cell>
          <table:table-cell office:value-type="float" office:value="792.4891571" calcext:value-type="float">
            <text:p>792.4891571</text:p>
          </table:table-cell>
          <table:table-cell office:value-type="float" office:value="36.4425389399144" calcext:value-type="float">
            <text:p>36.442538939914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.288" calcext:value-type="float">
            <text:p>167.288</text:p>
          </table:table-cell>
          <table:table-cell office:value-type="float" office:value="235.526" calcext:value-type="float">
            <text:p>235.526</text:p>
          </table:table-cell>
          <table:table-cell office:value-type="float" office:value="38.693" calcext:value-type="float">
            <text:p>38.693</text:p>
          </table:table-cell>
          <table:table-cell office:value-type="float" office:value="51.83" calcext:value-type="float">
            <text:p>51.83</text:p>
          </table:table-cell>
          <table:table-cell office:value-type="float" office:value="157.507" calcext:value-type="float">
            <text:p>157.507</text:p>
          </table:table-cell>
          <table:table-cell office:value-type="float" office:value="59.1230373007142" calcext:value-type="float">
            <text:p>59.1230373007142</text:p>
          </table:table-cell>
          <table:table-cell office:value-type="float" office:value="557.0484618" calcext:value-type="float">
            <text:p>557.0484618</text:p>
          </table:table-cell>
          <table:table-cell office:value-type="float" office:value="44.9617245614643" calcext:value-type="float">
            <text:p>44.961724561464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4.161" calcext:value-type="float">
            <text:p>244.161</text:p>
          </table:table-cell>
          <table:table-cell office:value-type="float" office:value="222.004" calcext:value-type="float">
            <text:p>222.004</text:p>
          </table:table-cell>
          <table:table-cell office:value-type="float" office:value="18.401" calcext:value-type="float">
            <text:p>18.401</text:p>
          </table:table-cell>
          <table:table-cell office:value-type="float" office:value="65.974" calcext:value-type="float">
            <text:p>65.974</text:p>
          </table:table-cell>
          <table:table-cell office:value-type="float" office:value="117.95" calcext:value-type="float">
            <text:p>117.95</text:p>
          </table:table-cell>
          <table:table-cell office:value-type="float" office:value="75.0558048610622" calcext:value-type="float">
            <text:p>75.0558048610622</text:p>
          </table:table-cell>
          <table:table-cell office:value-type="float" office:value="426.038782" calcext:value-type="float">
            <text:p>426.038782</text:p>
          </table:table-cell>
          <table:table-cell office:value-type="float" office:value="57.7341984858568" calcext:value-type="float">
            <text:p>57.734198485856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224.748" calcext:value-type="float">
            <text:p>224.748</text:p>
          </table:table-cell>
          <table:table-cell office:value-type="float" office:value="15.939" calcext:value-type="float">
            <text:p>15.939</text:p>
          </table:table-cell>
          <table:table-cell office:value-type="float" office:value="70.565" calcext:value-type="float">
            <text:p>70.565</text:p>
          </table:table-cell>
          <table:table-cell office:value-type="float" office:value="54.526" calcext:value-type="float">
            <text:p>54.526</text:p>
          </table:table-cell>
          <table:table-cell office:value-type="float" office:value="84.5588347182333" calcext:value-type="float">
            <text:p>84.5588347182333</text:p>
          </table:table-cell>
          <table:table-cell office:value-type="float" office:value="348.8991753" calcext:value-type="float">
            <text:p>348.8991753</text:p>
          </table:table-cell>
          <table:table-cell office:value-type="float" office:value="65.0460648798611" calcext:value-type="float">
            <text:p>65.046064879861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70.884" calcext:value-type="float">
            <text:p>70.884</text:p>
          </table:table-cell>
          <table:table-cell office:value-type="float" office:value="46.01" calcext:value-type="float">
            <text:p>46.01</text:p>
          </table:table-cell>
          <table:table-cell office:value-type="float" office:value="156.049" calcext:value-type="float">
            <text:p>156.049</text:p>
          </table:table-cell>
          <table:table-cell office:value-type="float" office:value="44.3533038865594" calcext:value-type="float">
            <text:p>44.3533038865594</text:p>
          </table:table-cell>
          <table:table-cell office:value-type="float" office:value="804.3685814" calcext:value-type="float">
            <text:p>804.3685814</text:p>
          </table:table-cell>
          <table:table-cell office:value-type="float" office:value="34.1176650801168" calcext:value-type="float">
            <text:p>34.117665080116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6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0.153" calcext:value-type="float">
            <text:p>90.153</text:p>
          </table:table-cell>
          <table:table-cell office:value-type="float" office:value="53.537" calcext:value-type="float">
            <text:p>53.537</text:p>
          </table:table-cell>
          <table:table-cell office:value-type="float" office:value="174.185" calcext:value-type="float">
            <text:p>174.185</text:p>
          </table:table-cell>
          <table:table-cell office:value-type="float" office:value="39.7287380881779" calcext:value-type="float">
            <text:p>39.7287380881779</text:p>
          </table:table-cell>
          <table:table-cell office:value-type="float" office:value="958.2381447" calcext:value-type="float">
            <text:p>958.2381447</text:p>
          </table:table-cell>
          <table:table-cell office:value-type="float" office:value="29.8049138680089" calcext:value-type="float">
            <text:p>29.804913868008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43.477" calcext:value-type="float">
            <text:p>43.477</text:p>
          </table:table-cell>
          <table:table-cell office:value-type="float" office:value="40.622" calcext:value-type="float">
            <text:p>40.622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61.4755331666201" calcext:value-type="float">
            <text:p>61.4755331666201</text:p>
          </table:table-cell>
          <table:table-cell office:value-type="float" office:value="581.6982777" calcext:value-type="float">
            <text:p>581.6982777</text:p>
          </table:table-cell>
          <table:table-cell office:value-type="float" office:value="46.1204600823952" calcext:value-type="float">
            <text:p>46.120460082395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.73" calcext:value-type="float">
            <text:p>175.73</text:p>
          </table:table-cell>
          <table:table-cell office:value-type="float" office:value="226.908" calcext:value-type="float">
            <text:p>226.90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88" calcext:value-type="float">
            <text:p>14.488</text:p>
          </table:table-cell>
          <table:table-cell office:value-type="float" office:value="98.384" calcext:value-type="float">
            <text:p>98.384</text:p>
          </table:table-cell>
          <table:table-cell office:value-type="float" office:value="89.1902507929925" calcext:value-type="float">
            <text:p>89.1902507929925</text:p>
          </table:table-cell>
          <table:table-cell office:value-type="float" office:value="308.7388376" calcext:value-type="float">
            <text:p>308.7388376</text:p>
          </table:table-cell>
          <table:table-cell office:value-type="float" office:value="66.9920818930782" calcext:value-type="float">
            <text:p>66.992081893078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.694" calcext:value-type="float">
            <text:p>202.694</text:p>
          </table:table-cell>
          <table:table-cell office:value-type="float" office:value="230.718" calcext:value-type="float">
            <text:p>230.718</text:p>
          </table:table-cell>
          <table:table-cell office:value-type="float" office:value="26.712" calcext:value-type="float">
            <text:p>26.712</text:p>
          </table:table-cell>
          <table:table-cell office:value-type="float" office:value="36.536" calcext:value-type="float">
            <text:p>36.536</text:p>
          </table:table-cell>
          <table:table-cell office:value-type="float" office:value="54.336" calcext:value-type="float">
            <text:p>54.336</text:p>
          </table:table-cell>
          <table:table-cell office:value-type="float" office:value="71.0795394980408" calcext:value-type="float">
            <text:p>71.0795394980408</text:p>
          </table:table-cell>
          <table:table-cell office:value-type="float" office:value="424.695354" calcext:value-type="float">
            <text:p>424.695354</text:p>
          </table:table-cell>
          <table:table-cell office:value-type="float" office:value="54.7339895768806" calcext:value-type="float">
            <text:p>54.733989576880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624" calcext:value-type="float">
            <text:p>86.624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13.07" calcext:value-type="float">
            <text:p>13.07</text:p>
          </table:table-cell>
          <table:table-cell office:value-type="float" office:value="66.482" calcext:value-type="float">
            <text:p>66.482</text:p>
          </table:table-cell>
          <table:table-cell office:value-type="float" office:value="49.041" calcext:value-type="float">
            <text:p>49.041</text:p>
          </table:table-cell>
          <table:table-cell office:value-type="float" office:value="97.4759024377967" calcext:value-type="float">
            <text:p>97.4759024377967</text:p>
          </table:table-cell>
          <table:table-cell office:value-type="float" office:value="297.580687" calcext:value-type="float">
            <text:p>297.580687</text:p>
          </table:table-cell>
          <table:table-cell office:value-type="float" office:value="70.4211328072842" calcext:value-type="float">
            <text:p>70.421132807284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90.757" calcext:value-type="float">
            <text:p>90.757</text:p>
          </table:table-cell>
          <table:table-cell office:value-type="float" office:value="90.69" calcext:value-type="float">
            <text:p>90.69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38.3705896099653" calcext:value-type="float">
            <text:p>38.3705896099653</text:p>
          </table:table-cell>
          <table:table-cell office:value-type="float" office:value="984.8950248" calcext:value-type="float">
            <text:p>984.8950248</text:p>
          </table:table-cell>
          <table:table-cell office:value-type="float" office:value="29.6854948120716" calcext:value-type="float">
            <text:p>29.685494812071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19.475" calcext:value-type="float">
            <text:p>219.475</text:p>
          </table:table-cell>
          <table:table-cell office:value-type="float" office:value="57.091" calcext:value-type="float">
            <text:p>57.091</text:p>
          </table:table-cell>
          <table:table-cell office:value-type="float" office:value="38" calcext:value-type="float">
            <text:p>38</text:p>
          </table:table-cell>
          <table:table-cell office:value-type="float" office:value="164.518" calcext:value-type="float">
            <text:p>164.518</text:p>
          </table:table-cell>
          <table:table-cell office:value-type="float" office:value="51.3909090385087" calcext:value-type="float">
            <text:p>51.3909090385087</text:p>
          </table:table-cell>
          <table:table-cell office:value-type="float" office:value="665.1481908" calcext:value-type="float">
            <text:p>665.1481908</text:p>
          </table:table-cell>
          <table:table-cell office:value-type="float" office:value="39.7592156554727" calcext:value-type="float">
            <text:p>39.759215655472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.584" calcext:value-type="float">
            <text:p>203.584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.445" calcext:value-type="float">
            <text:p>25.445</text:p>
          </table:table-cell>
          <table:table-cell office:value-type="float" office:value="90.201" calcext:value-type="float">
            <text:p>90.201</text:p>
          </table:table-cell>
          <table:table-cell office:value-type="float" office:value="128.3" calcext:value-type="float">
            <text:p>128.3</text:p>
          </table:table-cell>
          <table:table-cell office:value-type="float" office:value="67.3667903102814" calcext:value-type="float">
            <text:p>67.3667903102814</text:p>
          </table:table-cell>
          <table:table-cell office:value-type="float" office:value="489.6801679" calcext:value-type="float">
            <text:p>489.6801679</text:p>
          </table:table-cell>
          <table:table-cell office:value-type="float" office:value="52.1221881288435" calcext:value-type="float">
            <text:p>52.122188128843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543" calcext:value-type="float">
            <text:p>94.543</text:p>
          </table:table-cell>
          <table:table-cell office:value-type="float" office:value="245.366" calcext:value-type="float">
            <text:p>245.366</text:p>
          </table:table-cell>
          <table:table-cell office:value-type="float" office:value="54.448" calcext:value-type="float">
            <text:p>54.448</text:p>
          </table:table-cell>
          <table:table-cell office:value-type="float" office:value="38.532" calcext:value-type="float">
            <text:p>38.532</text:p>
          </table:table-cell>
          <table:table-cell office:value-type="float" office:value="193.552" calcext:value-type="float">
            <text:p>193.552</text:p>
          </table:table-cell>
          <table:table-cell office:value-type="float" office:value="53.0584414524968" calcext:value-type="float">
            <text:p>53.0584414524968</text:p>
          </table:table-cell>
          <table:table-cell office:value-type="float" office:value="653.6798652" calcext:value-type="float">
            <text:p>653.6798652</text:p>
          </table:table-cell>
          <table:table-cell office:value-type="float" office:value="39.1100558992162" calcext:value-type="float">
            <text:p>39.110055899216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40.652" calcext:value-type="float">
            <text:p>40.652</text:p>
          </table:table-cell>
          <table:table-cell office:value-type="float" office:value="55.58" calcext:value-type="float">
            <text:p>55.58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62.3781097400561" calcext:value-type="float">
            <text:p>62.3781097400561</text:p>
          </table:table-cell>
          <table:table-cell office:value-type="float" office:value="558.9424115" calcext:value-type="float">
            <text:p>558.9424115</text:p>
          </table:table-cell>
          <table:table-cell office:value-type="float" office:value="48.1626418431415" calcext:value-type="float">
            <text:p>48.162641843141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71" calcext:value-type="float">
            <text:p>76.971</text:p>
          </table:table-cell>
          <table:table-cell office:value-type="float" office:value="249.721" calcext:value-type="float">
            <text:p>249.721</text:p>
          </table:table-cell>
          <table:table-cell office:value-type="float" office:value="20.81" calcext:value-type="float">
            <text:p>20.81</text:p>
          </table:table-cell>
          <table:table-cell office:value-type="float" office:value="40.305" calcext:value-type="float">
            <text:p>40.305</text:p>
          </table:table-cell>
          <table:table-cell office:value-type="float" office:value="91.288" calcext:value-type="float">
            <text:p>91.288</text:p>
          </table:table-cell>
          <table:table-cell office:value-type="float" office:value="78.8507848540919" calcext:value-type="float">
            <text:p>78.8507848540919</text:p>
          </table:table-cell>
          <table:table-cell office:value-type="float" office:value="356.4169394" calcext:value-type="float">
            <text:p>356.4169394</text:p>
          </table:table-cell>
          <table:table-cell office:value-type="float" office:value="58.6249001471931" calcext:value-type="float">
            <text:p>58.624900147193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51" calcext:value-type="float">
            <text:p>2.551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64.926" calcext:value-type="float">
            <text:p>64.926</text:p>
          </table:table-cell>
          <table:table-cell office:value-type="float" office:value="42.582" calcext:value-type="float">
            <text:p>42.582</text:p>
          </table:table-cell>
          <table:table-cell office:value-type="float" office:value="182.765" calcext:value-type="float">
            <text:p>182.765</text:p>
          </table:table-cell>
          <table:table-cell office:value-type="float" office:value="50.3498136033033" calcext:value-type="float">
            <text:p>50.3498136033033</text:p>
          </table:table-cell>
          <table:table-cell office:value-type="float" office:value="691.1836749" calcext:value-type="float">
            <text:p>691.1836749</text:p>
          </table:table-cell>
          <table:table-cell office:value-type="float" office:value="38.437413435212" calcext:value-type="float">
            <text:p>38.43741343521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57" calcext:value-type="float">
            <text:p>21.657</text:p>
          </table:table-cell>
          <table:table-cell office:value-type="float" office:value="243.895" calcext:value-type="float">
            <text:p>243.895</text:p>
          </table:table-cell>
          <table:table-cell office:value-type="float" office:value="54.945" calcext:value-type="float">
            <text:p>54.945</text:p>
          </table:table-cell>
          <table:table-cell office:value-type="float" office:value="52.034" calcext:value-type="float">
            <text:p>52.03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53.3443976454713" calcext:value-type="float">
            <text:p>53.3443976454713</text:p>
          </table:table-cell>
          <table:table-cell office:value-type="float" office:value="639.0890217" calcext:value-type="float">
            <text:p>639.0890217</text:p>
          </table:table-cell>
          <table:table-cell office:value-type="float" office:value="40.7211715796727" calcext:value-type="float">
            <text:p>40.721171579672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.745" calcext:value-type="float">
            <text:p>249.745</text:p>
          </table:table-cell>
          <table:table-cell office:value-type="float" office:value="240.605" calcext:value-type="float">
            <text:p>240.605</text:p>
          </table:table-cell>
          <table:table-cell office:value-type="float" office:value="41.974" calcext:value-type="float">
            <text:p>41.97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85.18" calcext:value-type="float">
            <text:p>85.18</text:p>
          </table:table-cell>
          <table:table-cell office:value-type="float" office:value="58.1190207530013" calcext:value-type="float">
            <text:p>58.1190207530013</text:p>
          </table:table-cell>
          <table:table-cell office:value-type="float" office:value="635.9669754" calcext:value-type="float">
            <text:p>635.9669754</text:p>
          </table:table-cell>
          <table:table-cell office:value-type="float" office:value="43.9305392830505" calcext:value-type="float">
            <text:p>43.930539283050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98" calcext:value-type="float">
            <text:p>32.398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58.793" calcext:value-type="float">
            <text:p>58.793</text:p>
          </table:table-cell>
          <table:table-cell office:value-type="float" office:value="64.496" calcext:value-type="float">
            <text:p>64.496</text:p>
          </table:table-cell>
          <table:table-cell office:value-type="float" office:value="153.224" calcext:value-type="float">
            <text:p>153.224</text:p>
          </table:table-cell>
          <table:table-cell office:value-type="float" office:value="52.8653302467676" calcext:value-type="float">
            <text:p>52.8653302467676</text:p>
          </table:table-cell>
          <table:table-cell office:value-type="float" office:value="664.6568468" calcext:value-type="float">
            <text:p>664.6568468</text:p>
          </table:table-cell>
          <table:table-cell office:value-type="float" office:value="39.9469973438881" calcext:value-type="float">
            <text:p>39.946997343888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.721" calcext:value-type="float">
            <text:p>168.721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16.879" calcext:value-type="float">
            <text:p>16.879</text:p>
          </table:table-cell>
          <table:table-cell office:value-type="float" office:value="18.453" calcext:value-type="float">
            <text:p>18.453</text:p>
          </table:table-cell>
          <table:table-cell office:value-type="float" office:value="29.574" calcext:value-type="float">
            <text:p>29.574</text:p>
          </table:table-cell>
          <table:table-cell office:value-type="float" office:value="105.604112152389" calcext:value-type="float">
            <text:p>105.604112152389</text:p>
          </table:table-cell>
          <table:table-cell office:value-type="float" office:value="285.828428" calcext:value-type="float">
            <text:p>285.828428</text:p>
          </table:table-cell>
          <table:table-cell office:value-type="float" office:value="83.5847271903881" calcext:value-type="float">
            <text:p>83.58472719038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439" calcext:value-type="float">
            <text:p>185.439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70.647" calcext:value-type="float">
            <text:p>70.647</text:p>
          </table:table-cell>
          <table:table-cell office:value-type="float" office:value="61.016" calcext:value-type="float">
            <text:p>61.016</text:p>
          </table:table-cell>
          <table:table-cell office:value-type="float" office:value="232.818" calcext:value-type="float">
            <text:p>232.818</text:p>
          </table:table-cell>
          <table:table-cell office:value-type="float" office:value="43.5196346081345" calcext:value-type="float">
            <text:p>43.5196346081345</text:p>
          </table:table-cell>
          <table:table-cell office:value-type="float" office:value="845.2323852" calcext:value-type="float">
            <text:p>845.2323852</text:p>
          </table:table-cell>
          <table:table-cell office:value-type="float" office:value="32.5187827247018" calcext:value-type="float">
            <text:p>32.518782724701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07" calcext:value-type="float">
            <text:p>120.07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63.378" calcext:value-type="float">
            <text:p>63.378</text:p>
          </table:table-cell>
          <table:table-cell office:value-type="float" office:value="57.659" calcext:value-type="float">
            <text:p>57.659</text:p>
          </table:table-cell>
          <table:table-cell office:value-type="float" office:value="136.024" calcext:value-type="float">
            <text:p>136.024</text:p>
          </table:table-cell>
          <table:table-cell office:value-type="float" office:value="49.7636580315014" calcext:value-type="float">
            <text:p>49.7636580315014</text:p>
          </table:table-cell>
          <table:table-cell office:value-type="float" office:value="716.282701" calcext:value-type="float">
            <text:p>716.282701</text:p>
          </table:table-cell>
          <table:table-cell office:value-type="float" office:value="38.0043259487608" calcext:value-type="float">
            <text:p>38.004325948760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646" calcext:value-type="float">
            <text:p>147.646</text:p>
          </table:table-cell>
          <table:table-cell office:value-type="float" office:value="196.48" calcext:value-type="float">
            <text:p>196.4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347" calcext:value-type="float">
            <text:p>92.347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46.296918730393" calcext:value-type="float">
            <text:p>46.296918730393</text:p>
          </table:table-cell>
          <table:table-cell office:value-type="float" office:value="840.6012584" calcext:value-type="float">
            <text:p>840.6012584</text:p>
          </table:table-cell>
          <table:table-cell office:value-type="float" office:value="35.361720242296" calcext:value-type="float">
            <text:p>35.36172024229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.709" calcext:value-type="float">
            <text:p>159.709</text:p>
          </table:table-cell>
          <table:table-cell office:value-type="float" office:value="210.021" calcext:value-type="float">
            <text:p>210.021</text:p>
          </table:table-cell>
          <table:table-cell office:value-type="float" office:value="43.626" calcext:value-type="float">
            <text:p>43.62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38.458" calcext:value-type="float">
            <text:p>138.458</text:p>
          </table:table-cell>
          <table:table-cell office:value-type="float" office:value="59.8474072957409" calcext:value-type="float">
            <text:p>59.8474072957409</text:p>
          </table:table-cell>
          <table:table-cell office:value-type="float" office:value="622.4618912" calcext:value-type="float">
            <text:p>622.4618912</text:p>
          </table:table-cell>
          <table:table-cell office:value-type="float" office:value="45.7106530923079" calcext:value-type="float">
            <text:p>45.710653092307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124" calcext:value-type="float">
            <text:p>79.124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54.612" calcext:value-type="float">
            <text:p>54.612</text:p>
          </table:table-cell>
          <table:table-cell office:value-type="float" office:value="143.757" calcext:value-type="float">
            <text:p>143.757</text:p>
          </table:table-cell>
          <table:table-cell office:value-type="float" office:value="47.4009513279871" calcext:value-type="float">
            <text:p>47.4009513279871</text:p>
          </table:table-cell>
          <table:table-cell office:value-type="float" office:value="763.0645469" calcext:value-type="float">
            <text:p>763.0645469</text:p>
          </table:table-cell>
          <table:table-cell office:value-type="float" office:value="36.1886469553757" calcext:value-type="float">
            <text:p>36.188646955375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43" calcext:value-type="float">
            <text:p>120.643</text:p>
          </table:table-cell>
          <table:table-cell office:value-type="float" office:value="203.588" calcext:value-type="float">
            <text:p>203.588</text:p>
          </table:table-cell>
          <table:table-cell office:value-type="float" office:value="19.563" calcext:value-type="float">
            <text:p>19.563</text:p>
          </table:table-cell>
          <table:table-cell office:value-type="float" office:value="20.921" calcext:value-type="float">
            <text:p>20.921</text:p>
          </table:table-cell>
          <table:table-cell office:value-type="float" office:value="73.738" calcext:value-type="float">
            <text:p>73.738</text:p>
          </table:table-cell>
          <table:table-cell office:value-type="float" office:value="86.0847191791741" calcext:value-type="float">
            <text:p>86.0847191791741</text:p>
          </table:table-cell>
          <table:table-cell office:value-type="float" office:value="323.5347927" calcext:value-type="float">
            <text:p>323.5347927</text:p>
          </table:table-cell>
          <table:table-cell office:value-type="float" office:value="65.7214958633503" calcext:value-type="float">
            <text:p>65.721495863350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.213" calcext:value-type="float">
            <text:p>176.213</text:p>
          </table:table-cell>
          <table:table-cell office:value-type="float" office:value="213.557" calcext:value-type="float">
            <text:p>213.557</text:p>
          </table:table-cell>
          <table:table-cell office:value-type="float" office:value="64.296" calcext:value-type="float">
            <text:p>64.296</text:p>
          </table:table-cell>
          <table:table-cell office:value-type="float" office:value="38.926" calcext:value-type="float">
            <text:p>38.926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47.7577229395841" calcext:value-type="float">
            <text:p>47.7577229395841</text:p>
          </table:table-cell>
          <table:table-cell office:value-type="float" office:value="762.8318414" calcext:value-type="float">
            <text:p>762.8318414</text:p>
          </table:table-cell>
          <table:table-cell office:value-type="float" office:value="35.8670644308059" calcext:value-type="float">
            <text:p>35.867064430805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84" calcext:value-type="float">
            <text:p>52.084</text:p>
          </table:table-cell>
          <table:table-cell office:value-type="float" office:value="218.489" calcext:value-type="float">
            <text:p>218.489</text:p>
          </table:table-cell>
          <table:table-cell office:value-type="float" office:value="13.278" calcext:value-type="float">
            <text:p>13.278</text:p>
          </table:table-cell>
          <table:table-cell office:value-type="float" office:value="31.385" calcext:value-type="float">
            <text:p>31.385</text:p>
          </table:table-cell>
          <table:table-cell office:value-type="float" office:value="27.703" calcext:value-type="float">
            <text:p>27.703</text:p>
          </table:table-cell>
          <table:table-cell office:value-type="float" office:value="111.851728973776" calcext:value-type="float">
            <text:p>111.851728973776</text:p>
          </table:table-cell>
          <table:table-cell office:value-type="float" office:value="243.9646815" calcext:value-type="float">
            <text:p>243.9646815</text:p>
          </table:table-cell>
          <table:table-cell office:value-type="float" office:value="85.7487704373785" calcext:value-type="float">
            <text:p>85.74877043737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349" calcext:value-type="float">
            <text:p>99.349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31.514" calcext:value-type="float">
            <text:p>31.514</text:p>
          </table:table-cell>
          <table:table-cell office:value-type="float" office:value="23.805" calcext:value-type="float">
            <text:p>23.805</text:p>
          </table:table-cell>
          <table:table-cell office:value-type="float" office:value="43.121" calcext:value-type="float">
            <text:p>43.121</text:p>
          </table:table-cell>
          <table:table-cell office:value-type="float" office:value="72.6868239117358" calcext:value-type="float">
            <text:p>72.6868239117358</text:p>
          </table:table-cell>
          <table:table-cell office:value-type="float" office:value="406.1742488" calcext:value-type="float">
            <text:p>406.1742488</text:p>
          </table:table-cell>
          <table:table-cell office:value-type="float" office:value="55.9471172530355" calcext:value-type="float">
            <text:p>55.947117253035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16.489" calcext:value-type="float">
            <text:p>16.489</text:p>
          </table:table-cell>
          <table:table-cell office:value-type="float" office:value="26.057" calcext:value-type="float">
            <text:p>26.057</text:p>
          </table:table-cell>
          <table:table-cell office:value-type="float" office:value="89.15" calcext:value-type="float">
            <text:p>89.15</text:p>
          </table:table-cell>
          <table:table-cell office:value-type="float" office:value="73.6764809729572" calcext:value-type="float">
            <text:p>73.6764809729572</text:p>
          </table:table-cell>
          <table:table-cell office:value-type="float" office:value="370.8918368" calcext:value-type="float">
            <text:p>370.8918368</text:p>
          </table:table-cell>
          <table:table-cell office:value-type="float" office:value="56.7805631530174" calcext:value-type="float">
            <text:p>56.780563153017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379" calcext:value-type="float">
            <text:p>59.379</text:p>
          </table:table-cell>
          <table:table-cell office:value-type="float" office:value="241.034" calcext:value-type="float">
            <text:p>241.034</text:p>
          </table:table-cell>
          <table:table-cell office:value-type="float" office:value="87.272" calcext:value-type="float">
            <text:p>87.272</text:p>
          </table:table-cell>
          <table:table-cell office:value-type="float" office:value="42.121" calcext:value-type="float">
            <text:p>42.121</text:p>
          </table:table-cell>
          <table:table-cell office:value-type="float" office:value="228.472" calcext:value-type="float">
            <text:p>228.472</text:p>
          </table:table-cell>
          <table:table-cell office:value-type="float" office:value="40.2598650027545" calcext:value-type="float">
            <text:p>40.2598650027545</text:p>
          </table:table-cell>
          <table:table-cell office:value-type="float" office:value="899.4334345" calcext:value-type="float">
            <text:p>899.4334345</text:p>
          </table:table-cell>
          <table:table-cell office:value-type="float" office:value="31.0300998100664" calcext:value-type="float">
            <text:p>31.03009981006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3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306" calcext:value-type="float">
            <text:p>120.3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4.849" calcext:value-type="float">
            <text:p>14.849</text:p>
          </table:table-cell>
          <table:table-cell office:value-type="float" office:value="14.562" calcext:value-type="float">
            <text:p>14.562</text:p>
          </table:table-cell>
          <table:table-cell office:value-type="float" office:value="32.868" calcext:value-type="float">
            <text:p>32.868</text:p>
          </table:table-cell>
          <table:table-cell office:value-type="float" office:value="104.159317436459" calcext:value-type="float">
            <text:p>104.159317436459</text:p>
          </table:table-cell>
          <table:table-cell office:value-type="float" office:value="259.5980027" calcext:value-type="float">
            <text:p>259.5980027</text:p>
          </table:table-cell>
          <table:table-cell office:value-type="float" office:value="77.7508987531059" calcext:value-type="float">
            <text:p>77.750898753105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197.739" calcext:value-type="float">
            <text:p>197.739</text:p>
          </table:table-cell>
          <table:table-cell office:value-type="float" office:value="12.501" calcext:value-type="float">
            <text:p>12.501</text:p>
          </table:table-cell>
          <table:table-cell office:value-type="float" office:value="65.752" calcext:value-type="float">
            <text:p>65.752</text:p>
          </table:table-cell>
          <table:table-cell office:value-type="float" office:value="82.505" calcext:value-type="float">
            <text:p>82.505</text:p>
          </table:table-cell>
          <table:table-cell office:value-type="float" office:value="98.6739188920245" calcext:value-type="float">
            <text:p>98.6739188920245</text:p>
          </table:table-cell>
          <table:table-cell office:value-type="float" office:value="301.9424809" calcext:value-type="float">
            <text:p>301.9424809</text:p>
          </table:table-cell>
          <table:table-cell office:value-type="float" office:value="75.4561076578852" calcext:value-type="float">
            <text:p>75.456107657885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023" calcext:value-type="float">
            <text:p>212.023</text:p>
          </table:table-cell>
          <table:table-cell office:value-type="float" office:value="226.451" calcext:value-type="float">
            <text:p>226.451</text:p>
          </table:table-cell>
          <table:table-cell office:value-type="float" office:value="15.592" calcext:value-type="float">
            <text:p>15.592</text:p>
          </table:table-cell>
          <table:table-cell office:value-type="float" office:value="23.267" calcext:value-type="float">
            <text:p>23.267</text:p>
          </table:table-cell>
          <table:table-cell office:value-type="float" office:value="86.444" calcext:value-type="float">
            <text:p>86.444</text:p>
          </table:table-cell>
          <table:table-cell office:value-type="float" office:value="79.770954060422" calcext:value-type="float">
            <text:p>79.770954060422</text:p>
          </table:table-cell>
          <table:table-cell office:value-type="float" office:value="347.1957168" calcext:value-type="float">
            <text:p>347.1957168</text:p>
          </table:table-cell>
          <table:table-cell office:value-type="float" office:value="61.0043460341476" calcext:value-type="float">
            <text:p>61.004346034147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104" calcext:value-type="float">
            <text:p>234.104</text:p>
          </table:table-cell>
          <table:table-cell office:value-type="float" office:value="238.474" calcext:value-type="float">
            <text:p>238.474</text:p>
          </table:table-cell>
          <table:table-cell office:value-type="float" office:value="16.998" calcext:value-type="float">
            <text:p>16.998</text:p>
          </table:table-cell>
          <table:table-cell office:value-type="float" office:value="27.13" calcext:value-type="float">
            <text:p>27.13</text:p>
          </table:table-cell>
          <table:table-cell office:value-type="float" office:value="162.807" calcext:value-type="float">
            <text:p>162.807</text:p>
          </table:table-cell>
          <table:table-cell office:value-type="float" office:value="73.1311884471149" calcext:value-type="float">
            <text:p>73.1311884471149</text:p>
          </table:table-cell>
          <table:table-cell office:value-type="float" office:value="406.6632197" calcext:value-type="float">
            <text:p>406.6632197</text:p>
          </table:table-cell>
          <table:table-cell office:value-type="float" office:value="55.9303579638303" calcext:value-type="float">
            <text:p>55.930357963830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6" calcext:value-type="float">
            <text:p>8.616</text:p>
          </table:table-cell>
          <table:table-cell office:value-type="float" office:value="248.141" calcext:value-type="float">
            <text:p>248.141</text:p>
          </table:table-cell>
          <table:table-cell office:value-type="float" office:value="70.61" calcext:value-type="float">
            <text:p>70.61</text:p>
          </table:table-cell>
          <table:table-cell office:value-type="float" office:value="75.26" calcext:value-type="float">
            <text:p>75.2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48.9048112308908" calcext:value-type="float">
            <text:p>48.9048112308908</text:p>
          </table:table-cell>
          <table:table-cell office:value-type="float" office:value="744.8606295" calcext:value-type="float">
            <text:p>744.8606295</text:p>
          </table:table-cell>
          <table:table-cell office:value-type="float" office:value="37.4004556178808" calcext:value-type="float">
            <text:p>37.400455617880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4" calcext:value-type="float">
            <text:p>90.94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03.117" calcext:value-type="float">
            <text:p>103.117</text:p>
          </table:table-cell>
          <table:table-cell office:value-type="float" office:value="66.158" calcext:value-type="float">
            <text:p>66.158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40.768023453217" calcext:value-type="float">
            <text:p>40.768023453217</text:p>
          </table:table-cell>
          <table:table-cell office:value-type="float" office:value="991.550449" calcext:value-type="float">
            <text:p>991.550449</text:p>
          </table:table-cell>
          <table:table-cell office:value-type="float" office:value="31.7601819258971" calcext:value-type="float">
            <text:p>31.760181925897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" calcext:value-type="float">
            <text:p>1.128</text:p>
          </table:table-cell>
          <table:table-cell office:value-type="float" office:value="220.963" calcext:value-type="float">
            <text:p>220.963</text:p>
          </table:table-cell>
          <table:table-cell office:value-type="float" office:value="71.117" calcext:value-type="float">
            <text:p>71.117</text:p>
          </table:table-cell>
          <table:table-cell office:value-type="float" office:value="57.614" calcext:value-type="float">
            <text:p>57.614</text:p>
          </table:table-cell>
          <table:table-cell office:value-type="float" office:value="201.411" calcext:value-type="float">
            <text:p>201.411</text:p>
          </table:table-cell>
          <table:table-cell office:value-type="float" office:value="47.8732805110744" calcext:value-type="float">
            <text:p>47.8732805110744</text:p>
          </table:table-cell>
          <table:table-cell office:value-type="float" office:value="748.5002643" calcext:value-type="float">
            <text:p>748.5002643</text:p>
          </table:table-cell>
          <table:table-cell office:value-type="float" office:value="37.2998512116859" calcext:value-type="float">
            <text:p>37.299851211685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240.557" calcext:value-type="float">
            <text:p>240.557</text:p>
          </table:table-cell>
          <table:table-cell office:value-type="float" office:value="69.249" calcext:value-type="float">
            <text:p>69.249</text:p>
          </table:table-cell>
          <table:table-cell office:value-type="float" office:value="99.4" calcext:value-type="float">
            <text:p>99.4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46.0270163551401" calcext:value-type="float">
            <text:p>46.0270163551401</text:p>
          </table:table-cell>
          <table:table-cell office:value-type="float" office:value="804.9074948" calcext:value-type="float">
            <text:p>804.9074948</text:p>
          </table:table-cell>
          <table:table-cell office:value-type="float" office:value="35.3830399801544" calcext:value-type="float">
            <text:p>35.383039980154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24.625" calcext:value-type="float">
            <text:p>224.625</text:p>
          </table:table-cell>
          <table:table-cell office:value-type="float" office:value="57.295" calcext:value-type="float">
            <text:p>57.295</text:p>
          </table:table-cell>
          <table:table-cell office:value-type="float" office:value="26.772" calcext:value-type="float">
            <text:p>26.772</text:p>
          </table:table-cell>
          <table:table-cell office:value-type="float" office:value="155.658" calcext:value-type="float">
            <text:p>155.658</text:p>
          </table:table-cell>
          <table:table-cell office:value-type="float" office:value="53.6918080427387" calcext:value-type="float">
            <text:p>53.6918080427387</text:p>
          </table:table-cell>
          <table:table-cell office:value-type="float" office:value="654.9759592" calcext:value-type="float">
            <text:p>654.9759592</text:p>
          </table:table-cell>
          <table:table-cell office:value-type="float" office:value="41.347299866376" calcext:value-type="float">
            <text:p>41.3472998663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985" calcext:value-type="float">
            <text:p>65.985</text:p>
          </table:table-cell>
          <table:table-cell office:value-type="float" office:value="250.868" calcext:value-type="float">
            <text:p>250.868</text:p>
          </table:table-cell>
          <table:table-cell office:value-type="float" office:value="46.972" calcext:value-type="float">
            <text:p>46.972</text:p>
          </table:table-cell>
          <table:table-cell office:value-type="float" office:value="34.816" calcext:value-type="float">
            <text:p>34.816</text:p>
          </table:table-cell>
          <table:table-cell office:value-type="float" office:value="67.004" calcext:value-type="float">
            <text:p>67.004</text:p>
          </table:table-cell>
          <table:table-cell office:value-type="float" office:value="59.9810939253901" calcext:value-type="float">
            <text:p>59.9810939253901</text:p>
          </table:table-cell>
          <table:table-cell office:value-type="float" office:value="532.4391235" calcext:value-type="float">
            <text:p>532.4391235</text:p>
          </table:table-cell>
          <table:table-cell office:value-type="float" office:value="46.3396950330641" calcext:value-type="float">
            <text:p>46.33969503306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96.184" calcext:value-type="float">
            <text:p>96.184</text:p>
          </table:table-cell>
          <table:table-cell office:value-type="float" office:value="72.263" calcext:value-type="float">
            <text:p>72.263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41.0440209863062" calcext:value-type="float">
            <text:p>41.0440209863062</text:p>
          </table:table-cell>
          <table:table-cell office:value-type="float" office:value="982.6208741" calcext:value-type="float">
            <text:p>982.6208741</text:p>
          </table:table-cell>
          <table:table-cell office:value-type="float" office:value="30.13427012227" calcext:value-type="float">
            <text:p>30.134270122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342" calcext:value-type="float">
            <text:p>133.342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28.31" calcext:value-type="float">
            <text:p>28.31</text:p>
          </table:table-cell>
          <table:table-cell office:value-type="float" office:value="23.183" calcext:value-type="float">
            <text:p>23.183</text:p>
          </table:table-cell>
          <table:table-cell office:value-type="float" office:value="83.192" calcext:value-type="float">
            <text:p>83.192</text:p>
          </table:table-cell>
          <table:table-cell office:value-type="float" office:value="76.9441564859475" calcext:value-type="float">
            <text:p>76.9441564859475</text:p>
          </table:table-cell>
          <table:table-cell office:value-type="float" office:value="403.1720464" calcext:value-type="float">
            <text:p>403.1720464</text:p>
          </table:table-cell>
          <table:table-cell office:value-type="float" office:value="56.493384417494" calcext:value-type="float">
            <text:p>56.49338441749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8.609" calcext:value-type="float">
            <text:p>178.609</text:p>
          </table:table-cell>
          <table:table-cell office:value-type="float" office:value="81.106" calcext:value-type="float">
            <text:p>81.106</text:p>
          </table:table-cell>
          <table:table-cell office:value-type="float" office:value="36.156" calcext:value-type="float">
            <text:p>36.156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44.0734126780021" calcext:value-type="float">
            <text:p>44.0734126780021</text:p>
          </table:table-cell>
          <table:table-cell office:value-type="float" office:value="863.9445407" calcext:value-type="float">
            <text:p>863.9445407</text:p>
          </table:table-cell>
          <table:table-cell office:value-type="float" office:value="33.6460846023228" calcext:value-type="float">
            <text:p>33.646084602322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057" calcext:value-type="float">
            <text:p>93.057</text:p>
          </table:table-cell>
          <table:table-cell office:value-type="float" office:value="216.477" calcext:value-type="float">
            <text:p>216.477</text:p>
          </table:table-cell>
          <table:table-cell office:value-type="float" office:value="52.569" calcext:value-type="float">
            <text:p>52.569</text:p>
          </table:table-cell>
          <table:table-cell office:value-type="float" office:value="40.047" calcext:value-type="float">
            <text:p>40.04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56.4881388827177" calcext:value-type="float">
            <text:p>56.4881388827177</text:p>
          </table:table-cell>
          <table:table-cell office:value-type="float" office:value="620.5894136" calcext:value-type="float">
            <text:p>620.5894136</text:p>
          </table:table-cell>
          <table:table-cell office:value-type="float" office:value="42.1785143706397" calcext:value-type="float">
            <text:p>42.17851437063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.908" calcext:value-type="float">
            <text:p>167.908</text:p>
          </table:table-cell>
          <table:table-cell office:value-type="float" office:value="200.334" calcext:value-type="float">
            <text:p>200.334</text:p>
          </table:table-cell>
          <table:table-cell office:value-type="float" office:value="80.211" calcext:value-type="float">
            <text:p>80.211</text:p>
          </table:table-cell>
          <table:table-cell office:value-type="float" office:value="43.071" calcext:value-type="float">
            <text:p>43.071</text:p>
          </table:table-cell>
          <table:table-cell office:value-type="float" office:value="231.934" calcext:value-type="float">
            <text:p>231.934</text:p>
          </table:table-cell>
          <table:table-cell office:value-type="float" office:value="43.7379399698258" calcext:value-type="float">
            <text:p>43.7379399698258</text:p>
          </table:table-cell>
          <table:table-cell office:value-type="float" office:value="876.4351987" calcext:value-type="float">
            <text:p>876.4351987</text:p>
          </table:table-cell>
          <table:table-cell office:value-type="float" office:value="32.6562818412997" calcext:value-type="float">
            <text:p>32.656281841299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506" calcext:value-type="float">
            <text:p>105.506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8.499" calcext:value-type="float">
            <text:p>18.499</text:p>
          </table:table-cell>
          <table:table-cell office:value-type="float" office:value="21.201" calcext:value-type="float">
            <text:p>21.201</text:p>
          </table:table-cell>
          <table:table-cell office:value-type="float" office:value="50.477" calcext:value-type="float">
            <text:p>50.477</text:p>
          </table:table-cell>
          <table:table-cell office:value-type="float" office:value="83.2441401458913" calcext:value-type="float">
            <text:p>83.2441401458913</text:p>
          </table:table-cell>
          <table:table-cell office:value-type="float" office:value="311.3184296" calcext:value-type="float">
            <text:p>311.3184296</text:p>
          </table:table-cell>
          <table:table-cell office:value-type="float" office:value="63.9454379750895" calcext:value-type="float">
            <text:p>63.945437975089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9" calcext:value-type="float">
            <text:p>12.59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39.875" calcext:value-type="float">
            <text:p>39.875</text:p>
          </table:table-cell>
          <table:table-cell office:value-type="float" office:value="28.557" calcext:value-type="float">
            <text:p>28.557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66.3934829429136" calcext:value-type="float">
            <text:p>66.3934829429136</text:p>
          </table:table-cell>
          <table:table-cell office:value-type="float" office:value="462.2887668" calcext:value-type="float">
            <text:p>462.2887668</text:p>
          </table:table-cell>
          <table:table-cell office:value-type="float" office:value="50.9995864321361" calcext:value-type="float">
            <text:p>50.999586432136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.138" calcext:value-type="float">
            <text:p>126.138</text:p>
          </table:table-cell>
          <table:table-cell office:value-type="float" office:value="175.693" calcext:value-type="float">
            <text:p>175.693</text:p>
          </table:table-cell>
          <table:table-cell office:value-type="float" office:value="84.034" calcext:value-type="float">
            <text:p>84.034</text:p>
          </table:table-cell>
          <table:table-cell office:value-type="float" office:value="35.357" calcext:value-type="float">
            <text:p>35.357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43.3332054696413" calcext:value-type="float">
            <text:p>43.3332054696413</text:p>
          </table:table-cell>
          <table:table-cell office:value-type="float" office:value="877.3792852" calcext:value-type="float">
            <text:p>877.3792852</text:p>
          </table:table-cell>
          <table:table-cell office:value-type="float" office:value="33.2879743242929" calcext:value-type="float">
            <text:p>33.287974324292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784" calcext:value-type="float">
            <text:p>239.784</text:p>
          </table:table-cell>
          <table:table-cell office:value-type="float" office:value="214.516" calcext:value-type="float">
            <text:p>214.516</text:p>
          </table:table-cell>
          <table:table-cell office:value-type="float" office:value="71.371" calcext:value-type="float">
            <text:p>71.371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233.625" calcext:value-type="float">
            <text:p>233.625</text:p>
          </table:table-cell>
          <table:table-cell office:value-type="float" office:value="43.0991276348803" calcext:value-type="float">
            <text:p>43.0991276348803</text:p>
          </table:table-cell>
          <table:table-cell office:value-type="float" office:value="891.3278165" calcext:value-type="float">
            <text:p>891.3278165</text:p>
          </table:table-cell>
          <table:table-cell office:value-type="float" office:value="33.1086787522468" calcext:value-type="float">
            <text:p>33.108678752246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92" calcext:value-type="float">
            <text:p>16.19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53.6" calcext:value-type="float">
            <text:p>53.6</text:p>
          </table:table-cell>
          <table:table-cell office:value-type="float" office:value="209.733" calcext:value-type="float">
            <text:p>209.733</text:p>
          </table:table-cell>
          <table:table-cell office:value-type="float" office:value="39.1228318337878" calcext:value-type="float">
            <text:p>39.1228318337878</text:p>
          </table:table-cell>
          <table:table-cell office:value-type="float" office:value="995.2955725" calcext:value-type="float">
            <text:p>995.2955725</text:p>
          </table:table-cell>
          <table:table-cell office:value-type="float" office:value="30.0517807645177" calcext:value-type="float">
            <text:p>30.051780764517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86" calcext:value-type="float">
            <text:p>54.286</text:p>
          </table:table-cell>
          <table:table-cell office:value-type="float" office:value="219.574" calcext:value-type="float">
            <text:p>219.574</text:p>
          </table:table-cell>
          <table:table-cell office:value-type="float" office:value="94.145" calcext:value-type="float">
            <text:p>94.145</text:p>
          </table:table-cell>
          <table:table-cell office:value-type="float" office:value="40.332" calcext:value-type="float">
            <text:p>40.332</text:p>
          </table:table-cell>
          <table:table-cell office:value-type="float" office:value="183.631" calcext:value-type="float">
            <text:p>183.631</text:p>
          </table:table-cell>
          <table:table-cell office:value-type="float" office:value="41.2363215428675" calcext:value-type="float">
            <text:p>41.2363215428675</text:p>
          </table:table-cell>
          <table:table-cell office:value-type="float" office:value="919.5109128" calcext:value-type="float">
            <text:p>919.5109128</text:p>
          </table:table-cell>
          <table:table-cell office:value-type="float" office:value="31.4876824977589" calcext:value-type="float">
            <text:p>31.487682497758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466" calcext:value-type="float">
            <text:p>69.466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80.448" calcext:value-type="float">
            <text:p>80.448</text:p>
          </table:table-cell>
          <table:table-cell office:value-type="float" office:value="62.431" calcext:value-type="float">
            <text:p>62.431</text:p>
          </table:table-cell>
          <table:table-cell office:value-type="float" office:value="215.636" calcext:value-type="float">
            <text:p>215.636</text:p>
          </table:table-cell>
          <table:table-cell office:value-type="float" office:value="44.1395868884288" calcext:value-type="float">
            <text:p>44.1395868884288</text:p>
          </table:table-cell>
          <table:table-cell office:value-type="float" office:value="853.0050719" calcext:value-type="float">
            <text:p>853.0050719</text:p>
          </table:table-cell>
          <table:table-cell office:value-type="float" office:value="33.5920488601551" calcext:value-type="float">
            <text:p>33.592048860155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373" calcext:value-type="float">
            <text:p>239.373</text:p>
          </table:table-cell>
          <table:table-cell office:value-type="float" office:value="242.183" calcext:value-type="float">
            <text:p>242.183</text:p>
          </table:table-cell>
          <table:table-cell office:value-type="float" office:value="54.129" calcext:value-type="float">
            <text:p>54.1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48.574964819228" calcext:value-type="float">
            <text:p>48.574964819228</text:p>
          </table:table-cell>
          <table:table-cell office:value-type="float" office:value="745.5618196" calcext:value-type="float">
            <text:p>745.5618196</text:p>
          </table:table-cell>
          <table:table-cell office:value-type="float" office:value="36.9679634572118" calcext:value-type="float">
            <text:p>36.96796345721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1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228.021" calcext:value-type="float">
            <text:p>228.021</text:p>
          </table:table-cell>
          <table:table-cell office:value-type="float" office:value="28.1" calcext:value-type="float">
            <text:p>28.1</text:p>
          </table:table-cell>
          <table:table-cell office:value-type="float" office:value="77.745" calcext:value-type="float">
            <text:p>77.745</text:p>
          </table:table-cell>
          <table:table-cell office:value-type="float" office:value="173.033" calcext:value-type="float">
            <text:p>173.033</text:p>
          </table:table-cell>
          <table:table-cell office:value-type="float" office:value="66.4118359423885" calcext:value-type="float">
            <text:p>66.4118359423885</text:p>
          </table:table-cell>
          <table:table-cell office:value-type="float" office:value="510.1866887" calcext:value-type="float">
            <text:p>510.1866887</text:p>
          </table:table-cell>
          <table:table-cell office:value-type="float" office:value="50.5732818016767" calcext:value-type="float">
            <text:p>50.57328180167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93.543" calcext:value-type="float">
            <text:p>193.543</text:p>
          </table:table-cell>
          <table:table-cell office:value-type="float" office:value="28.96" calcext:value-type="float">
            <text:p>28.96</text:p>
          </table:table-cell>
          <table:table-cell office:value-type="float" office:value="40.38" calcext:value-type="float">
            <text:p>40.3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78.2486642365032" calcext:value-type="float">
            <text:p>78.2486642365032</text:p>
          </table:table-cell>
          <table:table-cell office:value-type="float" office:value="423.3983631" calcext:value-type="float">
            <text:p>423.3983631</text:p>
          </table:table-cell>
          <table:table-cell office:value-type="float" office:value="57.7466036398068" calcext:value-type="float">
            <text:p>57.746603639806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.214" calcext:value-type="float">
            <text:p>208.214</text:p>
          </table:table-cell>
          <table:table-cell office:value-type="float" office:value="229.658" calcext:value-type="float">
            <text:p>229.658</text:p>
          </table:table-cell>
          <table:table-cell office:value-type="float" office:value="16.911" calcext:value-type="float">
            <text:p>16.911</text:p>
          </table:table-cell>
          <table:table-cell office:value-type="float" office:value="56.841" calcext:value-type="float">
            <text:p>56.841</text:p>
          </table:table-cell>
          <table:table-cell office:value-type="float" office:value="180.538" calcext:value-type="float">
            <text:p>180.538</text:p>
          </table:table-cell>
          <table:table-cell office:value-type="float" office:value="78.628833914029" calcext:value-type="float">
            <text:p>78.628833914029</text:p>
          </table:table-cell>
          <table:table-cell office:value-type="float" office:value="422.8432015" calcext:value-type="float">
            <text:p>422.8432015</text:p>
          </table:table-cell>
          <table:table-cell office:value-type="float" office:value="58.0271653555156" calcext:value-type="float">
            <text:p>58.027165355515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857" calcext:value-type="float">
            <text:p>148.857</text:p>
          </table:table-cell>
          <table:table-cell office:value-type="float" office:value="247.53" calcext:value-type="float">
            <text:p>247.53</text:p>
          </table:table-cell>
          <table:table-cell office:value-type="float" office:value="67.238" calcext:value-type="float">
            <text:p>67.238</text:p>
          </table:table-cell>
          <table:table-cell office:value-type="float" office:value="35.69" calcext:value-type="float">
            <text:p>35.69</text:p>
          </table:table-cell>
          <table:table-cell office:value-type="float" office:value="223.895" calcext:value-type="float">
            <text:p>223.895</text:p>
          </table:table-cell>
          <table:table-cell office:value-type="float" office:value="46.6949435288712" calcext:value-type="float">
            <text:p>46.6949435288712</text:p>
          </table:table-cell>
          <table:table-cell office:value-type="float" office:value="782.1082955" calcext:value-type="float">
            <text:p>782.1082955</text:p>
          </table:table-cell>
          <table:table-cell office:value-type="float" office:value="33.8881702415017" calcext:value-type="float">
            <text:p>33.888170241501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.29" calcext:value-type="float">
            <text:p>229.29</text:p>
          </table:table-cell>
          <table:table-cell office:value-type="float" office:value="239.593" calcext:value-type="float">
            <text:p>239.593</text:p>
          </table:table-cell>
          <table:table-cell office:value-type="float" office:value="75.772" calcext:value-type="float">
            <text:p>75.772</text:p>
          </table:table-cell>
          <table:table-cell office:value-type="float" office:value="35.797" calcext:value-type="float">
            <text:p>35.797</text:p>
          </table:table-cell>
          <table:table-cell office:value-type="float" office:value="96.363" calcext:value-type="float">
            <text:p>96.363</text:p>
          </table:table-cell>
          <table:table-cell office:value-type="float" office:value="45.5213578994385" calcext:value-type="float">
            <text:p>45.5213578994385</text:p>
          </table:table-cell>
          <table:table-cell office:value-type="float" office:value="820.9639538" calcext:value-type="float">
            <text:p>820.9639538</text:p>
          </table:table-cell>
          <table:table-cell office:value-type="float" office:value="34.2957000015613" calcext:value-type="float">
            <text:p>34.295700001561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389" calcext:value-type="float">
            <text:p>153.389</text:p>
          </table:table-cell>
          <table:table-cell office:value-type="float" office:value="218.854" calcext:value-type="float">
            <text:p>218.854</text:p>
          </table:table-cell>
          <table:table-cell office:value-type="float" office:value="84.716" calcext:value-type="float">
            <text:p>84.716</text:p>
          </table:table-cell>
          <table:table-cell office:value-type="float" office:value="56.896" calcext:value-type="float">
            <text:p>56.896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42.7492840979792" calcext:value-type="float">
            <text:p>42.7492840979792</text:p>
          </table:table-cell>
          <table:table-cell office:value-type="float" office:value="897.9962823" calcext:value-type="float">
            <text:p>897.9962823</text:p>
          </table:table-cell>
          <table:table-cell office:value-type="float" office:value="32.1941725110392" calcext:value-type="float">
            <text:p>32.194172511039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619" calcext:value-type="float">
            <text:p>180.619</text:p>
          </table:table-cell>
          <table:table-cell office:value-type="float" office:value="205.68" calcext:value-type="float">
            <text:p>205.68</text:p>
          </table:table-cell>
          <table:table-cell office:value-type="float" office:value="14.836" calcext:value-type="float">
            <text:p>14.836</text:p>
          </table:table-cell>
          <table:table-cell office:value-type="float" office:value="24.07" calcext:value-type="float">
            <text:p>24.07</text:p>
          </table:table-cell>
          <table:table-cell office:value-type="float" office:value="222.799" calcext:value-type="float">
            <text:p>222.799</text:p>
          </table:table-cell>
          <table:table-cell office:value-type="float" office:value="84.8755224841133" calcext:value-type="float">
            <text:p>84.8755224841133</text:p>
          </table:table-cell>
          <table:table-cell office:value-type="float" office:value="378.7985643" calcext:value-type="float">
            <text:p>378.7985643</text:p>
          </table:table-cell>
          <table:table-cell office:value-type="float" office:value="64.996756496682" calcext:value-type="float">
            <text:p>64.99675649668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824" calcext:value-type="float">
            <text:p>97.824</text:p>
          </table:table-cell>
          <table:table-cell office:value-type="float" office:value="193.3" calcext:value-type="float">
            <text:p>193.3</text:p>
          </table:table-cell>
          <table:table-cell office:value-type="float" office:value="31.291" calcext:value-type="float">
            <text:p>31.291</text:p>
          </table:table-cell>
          <table:table-cell office:value-type="float" office:value="54.479" calcext:value-type="float">
            <text:p>54.479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75.3952550509583" calcext:value-type="float">
            <text:p>75.3952550509583</text:p>
          </table:table-cell>
          <table:table-cell office:value-type="float" office:value="435.2263003" calcext:value-type="float">
            <text:p>435.2263003</text:p>
          </table:table-cell>
          <table:table-cell office:value-type="float" office:value="57.7386659604127" calcext:value-type="float">
            <text:p>57.73866596041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059" calcext:value-type="float">
            <text:p>88.059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26.591" calcext:value-type="float">
            <text:p>26.591</text:p>
          </table:table-cell>
          <table:table-cell office:value-type="float" office:value="95.623" calcext:value-type="float">
            <text:p>95.623</text:p>
          </table:table-cell>
          <table:table-cell office:value-type="float" office:value="82.196" calcext:value-type="float">
            <text:p>82.196</text:p>
          </table:table-cell>
          <table:table-cell office:value-type="float" office:value="81.4447899505212" calcext:value-type="float">
            <text:p>81.4447899505212</text:p>
          </table:table-cell>
          <table:table-cell office:value-type="float" office:value="421.381178" calcext:value-type="float">
            <text:p>421.381178</text:p>
          </table:table-cell>
          <table:table-cell office:value-type="float" office:value="62.4854788831076" calcext:value-type="float">
            <text:p>62.485478883107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95" calcext:value-type="float">
            <text:p>47.795</text:p>
          </table:table-cell>
          <table:table-cell office:value-type="float" office:value="234.158" calcext:value-type="float">
            <text:p>234.158</text:p>
          </table:table-cell>
          <table:table-cell office:value-type="float" office:value="32.225" calcext:value-type="float">
            <text:p>32.225</text:p>
          </table:table-cell>
          <table:table-cell office:value-type="float" office:value="73.582" calcext:value-type="float">
            <text:p>73.582</text:p>
          </table:table-cell>
          <table:table-cell office:value-type="float" office:value="93.964" calcext:value-type="float">
            <text:p>93.964</text:p>
          </table:table-cell>
          <table:table-cell office:value-type="float" office:value="70.8350914440928" calcext:value-type="float">
            <text:p>70.8350914440928</text:p>
          </table:table-cell>
          <table:table-cell office:value-type="float" office:value="450.5279047" calcext:value-type="float">
            <text:p>450.5279047</text:p>
          </table:table-cell>
          <table:table-cell office:value-type="float" office:value="54.3468217508407" calcext:value-type="float">
            <text:p>54.346821750840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13.022" calcext:value-type="float">
            <text:p>13.022</text:p>
          </table:table-cell>
          <table:table-cell office:value-type="float" office:value="45.386" calcext:value-type="float">
            <text:p>45.386</text:p>
          </table:table-cell>
          <table:table-cell office:value-type="float" office:value="73.457" calcext:value-type="float">
            <text:p>73.457</text:p>
          </table:table-cell>
          <table:table-cell office:value-type="float" office:value="85.1259335135842" calcext:value-type="float">
            <text:p>85.1259335135842</text:p>
          </table:table-cell>
          <table:table-cell office:value-type="float" office:value="312.4591389" calcext:value-type="float">
            <text:p>312.4591389</text:p>
          </table:table-cell>
          <table:table-cell office:value-type="float" office:value="65.3118701545103" calcext:value-type="float">
            <text:p>65.311870154510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09" calcext:value-type="float">
            <text:p>60.509</text:p>
          </table:table-cell>
          <table:table-cell office:value-type="float" office:value="192.458" calcext:value-type="float">
            <text:p>192.458</text:p>
          </table:table-cell>
          <table:table-cell office:value-type="float" office:value="37.744" calcext:value-type="float">
            <text:p>37.744</text:p>
          </table:table-cell>
          <table:table-cell office:value-type="float" office:value="71.215" calcext:value-type="float">
            <text:p>71.21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69.2164395396002" calcext:value-type="float">
            <text:p>69.2164395396002</text:p>
          </table:table-cell>
          <table:table-cell office:value-type="float" office:value="502.6847575" calcext:value-type="float">
            <text:p>502.6847575</text:p>
          </table:table-cell>
          <table:table-cell office:value-type="float" office:value="53.1897164560206" calcext:value-type="float">
            <text:p>53.189716456020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611" calcext:value-type="float">
            <text:p>172.611</text:p>
          </table:table-cell>
          <table:table-cell office:value-type="float" office:value="210.809" calcext:value-type="float">
            <text:p>210.80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7.871" calcext:value-type="float">
            <text:p>87.871</text:p>
          </table:table-cell>
          <table:table-cell office:value-type="float" office:value="124.692" calcext:value-type="float">
            <text:p>124.692</text:p>
          </table:table-cell>
          <table:table-cell office:value-type="float" office:value="81.4504518970891" calcext:value-type="float">
            <text:p>81.4504518970891</text:p>
          </table:table-cell>
          <table:table-cell office:value-type="float" office:value="406.1405009" calcext:value-type="float">
            <text:p>406.1405009</text:p>
          </table:table-cell>
          <table:table-cell office:value-type="float" office:value="62.6055056854907" calcext:value-type="float">
            <text:p>62.605505685490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37" calcext:value-type="float">
            <text:p>154.37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48.938" calcext:value-type="float">
            <text:p>48.938</text:p>
          </table:table-cell>
          <table:table-cell office:value-type="float" office:value="42.095" calcext:value-type="float">
            <text:p>42.095</text:p>
          </table:table-cell>
          <table:table-cell office:value-type="float" office:value="140.68" calcext:value-type="float">
            <text:p>140.68</text:p>
          </table:table-cell>
          <table:table-cell office:value-type="float" office:value="54.7749283934243" calcext:value-type="float">
            <text:p>54.7749283934243</text:p>
          </table:table-cell>
          <table:table-cell office:value-type="float" office:value="609.8785596" calcext:value-type="float">
            <text:p>609.8785596</text:p>
          </table:table-cell>
          <table:table-cell office:value-type="float" office:value="42.1995291824997" calcext:value-type="float">
            <text:p>42.19952918249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240.39" calcext:value-type="float">
            <text:p>240.39</text:p>
          </table:table-cell>
          <table:table-cell office:value-type="float" office:value="12.571" calcext:value-type="float">
            <text:p>12.571</text:p>
          </table:table-cell>
          <table:table-cell office:value-type="float" office:value="60.552" calcext:value-type="float">
            <text:p>60.552</text:p>
          </table:table-cell>
          <table:table-cell office:value-type="float" office:value="65.134" calcext:value-type="float">
            <text:p>65.134</text:p>
          </table:table-cell>
          <table:table-cell office:value-type="float" office:value="88.0936285859493" calcext:value-type="float">
            <text:p>88.0936285859493</text:p>
          </table:table-cell>
          <table:table-cell office:value-type="float" office:value="310.5275363" calcext:value-type="float">
            <text:p>310.5275363</text:p>
          </table:table-cell>
          <table:table-cell office:value-type="float" office:value="66.4753604721868" calcext:value-type="float">
            <text:p>66.475360472186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088" calcext:value-type="float">
            <text:p>151.088</text:p>
          </table:table-cell>
          <table:table-cell office:value-type="float" office:value="225.791" calcext:value-type="float">
            <text:p>225.791</text:p>
          </table:table-cell>
          <table:table-cell office:value-type="float" office:value="15.518" calcext:value-type="float">
            <text:p>15.518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.392" calcext:value-type="float">
            <text:p>50.392</text:p>
          </table:table-cell>
          <table:table-cell office:value-type="float" office:value="91.1466402614492" calcext:value-type="float">
            <text:p>91.1466402614492</text:p>
          </table:table-cell>
          <table:table-cell office:value-type="float" office:value="308.5378832" calcext:value-type="float">
            <text:p>308.5378832</text:p>
          </table:table-cell>
          <table:table-cell office:value-type="float" office:value="65.3940666631723" calcext:value-type="float">
            <text:p>65.394066663172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955" calcext:value-type="float">
            <text:p>47.955</text:p>
          </table:table-cell>
          <table:table-cell office:value-type="float" office:value="235.734" calcext:value-type="float">
            <text:p>235.734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65.644" calcext:value-type="float">
            <text:p>65.644</text:p>
          </table:table-cell>
          <table:table-cell office:value-type="float" office:value="92.129" calcext:value-type="float">
            <text:p>92.129</text:p>
          </table:table-cell>
          <table:table-cell office:value-type="float" office:value="42.1288116483901" calcext:value-type="float">
            <text:p>42.1288116483901</text:p>
          </table:table-cell>
          <table:table-cell office:value-type="float" office:value="972.8558081" calcext:value-type="float">
            <text:p>972.8558081</text:p>
          </table:table-cell>
          <table:table-cell office:value-type="float" office:value="33.2526405453928" calcext:value-type="float">
            <text:p>33.252640545392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227.171" calcext:value-type="float">
            <text:p>227.171</text:p>
          </table:table-cell>
          <table:table-cell office:value-type="float" office:value="57.271" calcext:value-type="float">
            <text:p>57.271</text:p>
          </table:table-cell>
          <table:table-cell office:value-type="float" office:value="43.294" calcext:value-type="float">
            <text:p>43.294</text:p>
          </table:table-cell>
          <table:table-cell office:value-type="float" office:value="230.235" calcext:value-type="float">
            <text:p>230.235</text:p>
          </table:table-cell>
          <table:table-cell office:value-type="float" office:value="49.6511602978131" calcext:value-type="float">
            <text:p>49.6511602978131</text:p>
          </table:table-cell>
          <table:table-cell office:value-type="float" office:value="715.0858884" calcext:value-type="float">
            <text:p>715.0858884</text:p>
          </table:table-cell>
          <table:table-cell office:value-type="float" office:value="37.3778928079931" calcext:value-type="float">
            <text:p>37.37789280799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.428" calcext:value-type="float">
            <text:p>230.428</text:p>
          </table:table-cell>
          <table:table-cell office:value-type="float" office:value="231.113" calcext:value-type="float">
            <text:p>231.113</text:p>
          </table:table-cell>
          <table:table-cell office:value-type="float" office:value="60.874" calcext:value-type="float">
            <text:p>60.874</text:p>
          </table:table-cell>
          <table:table-cell office:value-type="float" office:value="34.471" calcext:value-type="float">
            <text:p>34.471</text:p>
          </table:table-cell>
          <table:table-cell office:value-type="float" office:value="87.877" calcext:value-type="float">
            <text:p>87.877</text:p>
          </table:table-cell>
          <table:table-cell office:value-type="float" office:value="51.3662713036314" calcext:value-type="float">
            <text:p>51.3662713036314</text:p>
          </table:table-cell>
          <table:table-cell office:value-type="float" office:value="702.5998682" calcext:value-type="float">
            <text:p>702.5998682</text:p>
          </table:table-cell>
          <table:table-cell office:value-type="float" office:value="38.6773739409531" calcext:value-type="float">
            <text:p>38.67737394095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.563" calcext:value-type="float">
            <text:p>248.563</text:p>
          </table:table-cell>
          <table:table-cell office:value-type="float" office:value="246.29" calcext:value-type="float">
            <text:p>246.29</text:p>
          </table:table-cell>
          <table:table-cell office:value-type="float" office:value="77.182" calcext:value-type="float">
            <text:p>77.182</text:p>
          </table:table-cell>
          <table:table-cell office:value-type="float" office:value="65.527" calcext:value-type="float">
            <text:p>65.527</text:p>
          </table:table-cell>
          <table:table-cell office:value-type="float" office:value="113.533" calcext:value-type="float">
            <text:p>113.533</text:p>
          </table:table-cell>
          <table:table-cell office:value-type="float" office:value="43.7260197040728" calcext:value-type="float">
            <text:p>43.7260197040728</text:p>
          </table:table-cell>
          <table:table-cell office:value-type="float" office:value="872.4759144" calcext:value-type="float">
            <text:p>872.4759144</text:p>
          </table:table-cell>
          <table:table-cell office:value-type="float" office:value="32.9213594680864" calcext:value-type="float">
            <text:p>32.921359468086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196" calcext:value-type="float">
            <text:p>143.196</text:p>
          </table:table-cell>
          <table:table-cell office:value-type="float" office:value="193.638" calcext:value-type="float">
            <text:p>193.638</text:p>
          </table:table-cell>
          <table:table-cell office:value-type="float" office:value="82.084" calcext:value-type="float">
            <text:p>82.084</text:p>
          </table:table-cell>
          <table:table-cell office:value-type="float" office:value="38.446" calcext:value-type="float">
            <text:p>38.446</text:p>
          </table:table-cell>
          <table:table-cell office:value-type="float" office:value="187.373" calcext:value-type="float">
            <text:p>187.373</text:p>
          </table:table-cell>
          <table:table-cell office:value-type="float" office:value="45.2890653979229" calcext:value-type="float">
            <text:p>45.2890653979229</text:p>
          </table:table-cell>
          <table:table-cell office:value-type="float" office:value="855.2712302" calcext:value-type="float">
            <text:p>855.2712302</text:p>
          </table:table-cell>
          <table:table-cell office:value-type="float" office:value="33.7282400317392" calcext:value-type="float">
            <text:p>33.728240031739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.896" calcext:value-type="float">
            <text:p>143.896</text:p>
          </table:table-cell>
          <table:table-cell office:value-type="float" office:value="205.052" calcext:value-type="float">
            <text:p>205.052</text:p>
          </table:table-cell>
          <table:table-cell office:value-type="float" office:value="88.932" calcext:value-type="float">
            <text:p>88.932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42.1439678015987" calcext:value-type="float">
            <text:p>42.1439678015987</text:p>
          </table:table-cell>
          <table:table-cell office:value-type="float" office:value="957.3281121" calcext:value-type="float">
            <text:p>957.3281121</text:p>
          </table:table-cell>
          <table:table-cell office:value-type="float" office:value="32.0303855969991" calcext:value-type="float">
            <text:p>32.030385596999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.23" calcext:value-type="float">
            <text:p>103.23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40.631" calcext:value-type="float">
            <text:p>40.63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67.076" calcext:value-type="float">
            <text:p>167.076</text:p>
          </table:table-cell>
          <table:table-cell office:value-type="float" office:value="60.3214473710707" calcext:value-type="float">
            <text:p>60.3214473710707</text:p>
          </table:table-cell>
          <table:table-cell office:value-type="float" office:value="581.6669038" calcext:value-type="float">
            <text:p>581.6669038</text:p>
          </table:table-cell>
          <table:table-cell office:value-type="float" office:value="46.5293389322141" calcext:value-type="float">
            <text:p>46.52933893221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.307" calcext:value-type="float">
            <text:p>195.307</text:p>
          </table:table-cell>
          <table:table-cell office:value-type="float" office:value="195.464" calcext:value-type="float">
            <text:p>195.464</text:p>
          </table:table-cell>
          <table:table-cell office:value-type="float" office:value="97.807" calcext:value-type="float">
            <text:p>97.807</text:p>
          </table:table-cell>
          <table:table-cell office:value-type="float" office:value="59.1" calcext:value-type="float">
            <text:p>59.1</text:p>
          </table:table-cell>
          <table:table-cell office:value-type="float" office:value="157.738" calcext:value-type="float">
            <text:p>157.738</text:p>
          </table:table-cell>
          <table:table-cell office:value-type="float" office:value="41.6075200442461" calcext:value-type="float">
            <text:p>41.6075200442461</text:p>
          </table:table-cell>
          <table:table-cell office:value-type="float" office:value="997.5844511" calcext:value-type="float">
            <text:p>997.5844511</text:p>
          </table:table-cell>
          <table:table-cell office:value-type="float" office:value="30.606884312214" calcext:value-type="float">
            <text:p>30.60688431221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02" calcext:value-type="float">
            <text:p>82.502</text:p>
          </table:table-cell>
          <table:table-cell office:value-type="float" office:value="211.341" calcext:value-type="float">
            <text:p>211.341</text:p>
          </table:table-cell>
          <table:table-cell office:value-type="float" office:value="10.065" calcext:value-type="float">
            <text:p>10.065</text:p>
          </table:table-cell>
          <table:table-cell office:value-type="float" office:value="49.551" calcext:value-type="float">
            <text:p>49.551</text:p>
          </table:table-cell>
          <table:table-cell office:value-type="float" office:value="72.154" calcext:value-type="float">
            <text:p>72.154</text:p>
          </table:table-cell>
          <table:table-cell office:value-type="float" office:value="112.053646157292" calcext:value-type="float">
            <text:p>112.053646157292</text:p>
          </table:table-cell>
          <table:table-cell office:value-type="float" office:value="262.464339" calcext:value-type="float">
            <text:p>262.464339</text:p>
          </table:table-cell>
          <table:table-cell office:value-type="float" office:value="79.6618945667852" calcext:value-type="float">
            <text:p>79.66189456678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20g02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488" calcext:value-type="float">
            <text:p>129.488</text:p>
          </table:table-cell>
          <table:table-cell office:value-type="float" office:value="178.7" calcext:value-type="float">
            <text:p>178.7</text:p>
          </table:table-cell>
          <table:table-cell office:value-type="float" office:value="50.012" calcext:value-type="float">
            <text:p>50.012</text:p>
          </table:table-cell>
          <table:table-cell office:value-type="float" office:value="64.189" calcext:value-type="float">
            <text:p>64.189</text:p>
          </table:table-cell>
          <table:table-cell office:value-type="float" office:value="66.968" calcext:value-type="float">
            <text:p>66.968</text:p>
          </table:table-cell>
          <table:table-cell office:value-type="float" office:value="65.1855958588575" calcext:value-type="float">
            <text:p>65.1855958588575</text:p>
          </table:table-cell>
          <table:table-cell office:value-type="float" office:value="574.5838166" calcext:value-type="float">
            <text:p>574.5838166</text:p>
          </table:table-cell>
          <table:table-cell office:value-type="float" office:value="50.1415571259086" calcext:value-type="float">
            <text:p>50.141557125908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705" calcext:value-type="float">
            <text:p>49.705</text:p>
          </table:table-cell>
          <table:table-cell office:value-type="float" office:value="155.799" calcext:value-type="float">
            <text:p>155.799</text:p>
          </table:table-cell>
          <table:table-cell office:value-type="float" office:value="78.425" calcext:value-type="float">
            <text:p>78.425</text:p>
          </table:table-cell>
          <table:table-cell office:value-type="float" office:value="32.802" calcext:value-type="float">
            <text:p>32.802</text:p>
          </table:table-cell>
          <table:table-cell office:value-type="float" office:value="132.61" calcext:value-type="float">
            <text:p>132.61</text:p>
          </table:table-cell>
          <table:table-cell office:value-type="float" office:value="52.4742156022594" calcext:value-type="float">
            <text:p>52.4742156022594</text:p>
          </table:table-cell>
          <table:table-cell office:value-type="float" office:value="747.6430989" calcext:value-type="float">
            <text:p>747.6430989</text:p>
          </table:table-cell>
          <table:table-cell office:value-type="float" office:value="40.075597572659" calcext:value-type="float">
            <text:p>40.07559757265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247.119" calcext:value-type="float">
            <text:p>247.11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2.329" calcext:value-type="float">
            <text:p>62.329</text:p>
          </table:table-cell>
          <table:table-cell office:value-type="float" office:value="73.8931055124381" calcext:value-type="float">
            <text:p>73.8931055124381</text:p>
          </table:table-cell>
          <table:table-cell office:value-type="float" office:value="432.4797383" calcext:value-type="float">
            <text:p>432.4797383</text:p>
          </table:table-cell>
          <table:table-cell office:value-type="float" office:value="56.4355381512364" calcext:value-type="float">
            <text:p>56.435538151236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534" calcext:value-type="float">
            <text:p>99.5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64.76" calcext:value-type="float">
            <text:p>64.76</text:p>
          </table:table-cell>
          <table:table-cell office:value-type="float" office:value="52.983" calcext:value-type="float">
            <text:p>52.983</text:p>
          </table:table-cell>
          <table:table-cell office:value-type="float" office:value="244.566" calcext:value-type="float">
            <text:p>244.566</text:p>
          </table:table-cell>
          <table:table-cell office:value-type="float" office:value="53.8201777107331" calcext:value-type="float">
            <text:p>53.8201777107331</text:p>
          </table:table-cell>
          <table:table-cell office:value-type="float" office:value="725.5576361" calcext:value-type="float">
            <text:p>725.5576361</text:p>
          </table:table-cell>
          <table:table-cell office:value-type="float" office:value="41.0951740077684" calcext:value-type="float">
            <text:p>41.095174007768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57.877" calcext:value-type="float">
            <text:p>57.877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224.451" calcext:value-type="float">
            <text:p>224.451</text:p>
          </table:table-cell>
          <table:table-cell office:value-type="float" office:value="49.1662477545024" calcext:value-type="float">
            <text:p>49.1662477545024</text:p>
          </table:table-cell>
          <table:table-cell office:value-type="float" office:value="786.8192321" calcext:value-type="float">
            <text:p>786.8192321</text:p>
          </table:table-cell>
          <table:table-cell office:value-type="float" office:value="37.794367882385" calcext:value-type="float">
            <text:p>37.79436788238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907" calcext:value-type="float">
            <text:p>74.907</text:p>
          </table:table-cell>
          <table:table-cell office:value-type="float" office:value="224.589" calcext:value-type="float">
            <text:p>224.589</text:p>
          </table:table-cell>
          <table:table-cell office:value-type="float" office:value="54.305" calcext:value-type="float">
            <text:p>54.305</text:p>
          </table:table-cell>
          <table:table-cell office:value-type="float" office:value="48.5" calcext:value-type="float">
            <text:p>48.5</text:p>
          </table:table-cell>
          <table:table-cell office:value-type="float" office:value="59.581" calcext:value-type="float">
            <text:p>59.581</text:p>
          </table:table-cell>
          <table:table-cell office:value-type="float" office:value="61.755777563862" calcext:value-type="float">
            <text:p>61.755777563862</text:p>
          </table:table-cell>
          <table:table-cell office:value-type="float" office:value="587.5814526" calcext:value-type="float">
            <text:p>587.5814526</text:p>
          </table:table-cell>
          <table:table-cell office:value-type="float" office:value="47.002955498512" calcext:value-type="float">
            <text:p>47.00295549851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.954" calcext:value-type="float">
            <text:p>215.954</text:p>
          </table:table-cell>
          <table:table-cell office:value-type="float" office:value="234.061" calcext:value-type="float">
            <text:p>234.061</text:p>
          </table:table-cell>
          <table:table-cell office:value-type="float" office:value="88.335" calcext:value-type="float">
            <text:p>88.335</text:p>
          </table:table-cell>
          <table:table-cell office:value-type="float" office:value="55.669" calcext:value-type="float">
            <text:p>55.669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38.5776406860575" calcext:value-type="float">
            <text:p>38.5776406860575</text:p>
          </table:table-cell>
          <table:table-cell office:value-type="float" office:value="979.6373864" calcext:value-type="float">
            <text:p>979.6373864</text:p>
          </table:table-cell>
          <table:table-cell office:value-type="float" office:value="29.1612578325772" calcext:value-type="float">
            <text:p>29.161257832577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8.337" calcext:value-type="float">
            <text:p>18.337</text:p>
          </table:table-cell>
          <table:table-cell office:value-type="float" office:value="53.885" calcext:value-type="float">
            <text:p>53.885</text:p>
          </table:table-cell>
          <table:table-cell office:value-type="float" office:value="203.955" calcext:value-type="float">
            <text:p>203.955</text:p>
          </table:table-cell>
          <table:table-cell office:value-type="float" office:value="80.989884935851" calcext:value-type="float">
            <text:p>80.989884935851</text:p>
          </table:table-cell>
          <table:table-cell office:value-type="float" office:value="418.5117141" calcext:value-type="float">
            <text:p>418.5117141</text:p>
          </table:table-cell>
          <table:table-cell office:value-type="float" office:value="57.1147166008739" calcext:value-type="float">
            <text:p>57.114716600873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503" calcext:value-type="float">
            <text:p>178.503</text:p>
          </table:table-cell>
          <table:table-cell office:value-type="float" office:value="194.828" calcext:value-type="float">
            <text:p>194.828</text:p>
          </table:table-cell>
          <table:table-cell office:value-type="float" office:value="43.687" calcext:value-type="float">
            <text:p>43.687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187.016" calcext:value-type="float">
            <text:p>187.016</text:p>
          </table:table-cell>
          <table:table-cell office:value-type="float" office:value="59.1950964476887" calcext:value-type="float">
            <text:p>59.1950964476887</text:p>
          </table:table-cell>
          <table:table-cell office:value-type="float" office:value="669.831752" calcext:value-type="float">
            <text:p>669.831752</text:p>
          </table:table-cell>
          <table:table-cell office:value-type="float" office:value="45.4179496068526" calcext:value-type="float">
            <text:p>45.417949606852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.098" calcext:value-type="float">
            <text:p>206.098</text:p>
          </table:table-cell>
          <table:table-cell office:value-type="float" office:value="236.439" calcext:value-type="float">
            <text:p>236.439</text:p>
          </table:table-cell>
          <table:table-cell office:value-type="float" office:value="75.92" calcext:value-type="float">
            <text:p>75.92</text:p>
          </table:table-cell>
          <table:table-cell office:value-type="float" office:value="91.15" calcext:value-type="float">
            <text:p>91.15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42.9241179654908" calcext:value-type="float">
            <text:p>42.9241179654908</text:p>
          </table:table-cell>
          <table:table-cell office:value-type="float" office:value="880.8244976" calcext:value-type="float">
            <text:p>880.8244976</text:p>
          </table:table-cell>
          <table:table-cell office:value-type="float" office:value="32.9455937364374" calcext:value-type="float">
            <text:p>32.945593736437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811" calcext:value-type="float">
            <text:p>160.811</text:p>
          </table:table-cell>
          <table:table-cell office:value-type="float" office:value="167.923" calcext:value-type="float">
            <text:p>167.923</text:p>
          </table:table-cell>
          <table:table-cell office:value-type="float" office:value="69.169" calcext:value-type="float">
            <text:p>69.169</text:p>
          </table:table-cell>
          <table:table-cell office:value-type="float" office:value="134.097" calcext:value-type="float">
            <text:p>134.097</text:p>
          </table:table-cell>
          <table:table-cell office:value-type="float" office:value="230.611" calcext:value-type="float">
            <text:p>230.611</text:p>
          </table:table-cell>
          <table:table-cell office:value-type="float" office:value="48.597711458994" calcext:value-type="float">
            <text:p>48.597711458994</text:p>
          </table:table-cell>
          <table:table-cell office:value-type="float" office:value="849.2690176" calcext:value-type="float">
            <text:p>849.2690176</text:p>
          </table:table-cell>
          <table:table-cell office:value-type="float" office:value="37.2774100741868" calcext:value-type="float">
            <text:p>37.277410074186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202.425" calcext:value-type="float">
            <text:p>202.425</text:p>
          </table:table-cell>
          <table:table-cell office:value-type="float" office:value="42.572" calcext:value-type="float">
            <text:p>42.572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81.68" calcext:value-type="float">
            <text:p>81.68</text:p>
          </table:table-cell>
          <table:table-cell office:value-type="float" office:value="67.2600264052856" calcext:value-type="float">
            <text:p>67.2600264052856</text:p>
          </table:table-cell>
          <table:table-cell office:value-type="float" office:value="551.1801447" calcext:value-type="float">
            <text:p>551.1801447</text:p>
          </table:table-cell>
          <table:table-cell office:value-type="float" office:value="51.6574764794722" calcext:value-type="float">
            <text:p>51.657476479472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21" calcext:value-type="float">
            <text:p>23.721</text:p>
          </table:table-cell>
          <table:table-cell office:value-type="float" office:value="163.915" calcext:value-type="float">
            <text:p>163.915</text:p>
          </table:table-cell>
          <table:table-cell office:value-type="float" office:value="49.492" calcext:value-type="float">
            <text:p>49.492</text:p>
          </table:table-cell>
          <table:table-cell office:value-type="float" office:value="31.35" calcext:value-type="float">
            <text:p>31.35</text:p>
          </table:table-cell>
          <table:table-cell office:value-type="float" office:value="127.582" calcext:value-type="float">
            <text:p>127.582</text:p>
          </table:table-cell>
          <table:table-cell office:value-type="float" office:value="72.366888123633" calcext:value-type="float">
            <text:p>72.366888123633</text:p>
          </table:table-cell>
          <table:table-cell office:value-type="float" office:value="522.0371897" calcext:value-type="float">
            <text:p>522.0371897</text:p>
          </table:table-cell>
          <table:table-cell office:value-type="float" office:value="52.0494863807173" calcext:value-type="float">
            <text:p>52.049486380717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.976" calcext:value-type="float">
            <text:p>140.976</text:p>
          </table:table-cell>
          <table:table-cell office:value-type="float" office:value="128.319" calcext:value-type="float">
            <text:p>128.319</text:p>
          </table:table-cell>
          <table:table-cell office:value-type="float" office:value="39.838" calcext:value-type="float">
            <text:p>39.838</text:p>
          </table:table-cell>
          <table:table-cell office:value-type="float" office:value="34.495" calcext:value-type="float">
            <text:p>34.495</text:p>
          </table:table-cell>
          <table:table-cell office:value-type="float" office:value="234.181" calcext:value-type="float">
            <text:p>234.181</text:p>
          </table:table-cell>
          <table:table-cell office:value-type="float" office:value="72.1491711350399" calcext:value-type="float">
            <text:p>72.1491711350399</text:p>
          </table:table-cell>
          <table:table-cell office:value-type="float" office:value="530.6095351" calcext:value-type="float">
            <text:p>530.6095351</text:p>
          </table:table-cell>
          <table:table-cell office:value-type="float" office:value="54.9069255050505" calcext:value-type="float">
            <text:p>54.906925505050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.296" calcext:value-type="float">
            <text:p>102.296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13.829" calcext:value-type="float">
            <text:p>13.829</text:p>
          </table:table-cell>
          <table:table-cell office:value-type="float" office:value="47.973" calcext:value-type="float">
            <text:p>47.973</text:p>
          </table:table-cell>
          <table:table-cell office:value-type="float" office:value="164.341" calcext:value-type="float">
            <text:p>164.341</text:p>
          </table:table-cell>
          <table:table-cell office:value-type="float" office:value="89.9327730401967" calcext:value-type="float">
            <text:p>89.9327730401967</text:p>
          </table:table-cell>
          <table:table-cell office:value-type="float" office:value="337.5319076" calcext:value-type="float">
            <text:p>337.5319076</text:p>
          </table:table-cell>
          <table:table-cell office:value-type="float" office:value="68.4674669554065" calcext:value-type="float">
            <text:p>68.467466955406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7" calcext:value-type="float">
            <text:p>49.43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79.644" calcext:value-type="float">
            <text:p>79.644</text:p>
          </table:table-cell>
          <table:table-cell office:value-type="float" office:value="147.498" calcext:value-type="float">
            <text:p>147.49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48.3206411362725" calcext:value-type="float">
            <text:p>48.3206411362725</text:p>
          </table:table-cell>
          <table:table-cell office:value-type="float" office:value="878.4725853" calcext:value-type="float">
            <text:p>878.4725853</text:p>
          </table:table-cell>
          <table:table-cell office:value-type="float" office:value="36.7701222788912" calcext:value-type="float">
            <text:p>36.770122278891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21" calcext:value-type="float">
            <text:p>54.821</text:p>
          </table:table-cell>
          <table:table-cell office:value-type="float" office:value="251.784" calcext:value-type="float">
            <text:p>251.784</text:p>
          </table:table-cell>
          <table:table-cell office:value-type="float" office:value="24.932" calcext:value-type="float">
            <text:p>24.932</text:p>
          </table:table-cell>
          <table:table-cell office:value-type="float" office:value="117.632" calcext:value-type="float">
            <text:p>117.632</text:p>
          </table:table-cell>
          <table:table-cell office:value-type="float" office:value="33.267" calcext:value-type="float">
            <text:p>33.267</text:p>
          </table:table-cell>
          <table:table-cell office:value-type="float" office:value="86.7150195834453" calcext:value-type="float">
            <text:p>86.7150195834453</text:p>
          </table:table-cell>
          <table:table-cell office:value-type="float" office:value="415.1352079" calcext:value-type="float">
            <text:p>415.1352079</text:p>
          </table:table-cell>
          <table:table-cell office:value-type="float" office:value="65.7675338211895" calcext:value-type="float">
            <text:p>65.767533821189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3" calcext:value-type="float">
            <text:p>52.03</text:p>
          </table:table-cell>
          <table:table-cell office:value-type="float" office:value="186.161" calcext:value-type="float">
            <text:p>186.161</text:p>
          </table:table-cell>
          <table:table-cell office:value-type="float" office:value="10.735" calcext:value-type="float">
            <text:p>10.735</text:p>
          </table:table-cell>
          <table:table-cell office:value-type="float" office:value="57.554" calcext:value-type="float">
            <text:p>57.554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8.283969828311" calcext:value-type="float">
            <text:p>118.283969828311</text:p>
          </table:table-cell>
          <table:table-cell office:value-type="float" office:value="305.2867264" calcext:value-type="float">
            <text:p>305.2867264</text:p>
          </table:table-cell>
          <table:table-cell office:value-type="float" office:value="86.9717876114019" calcext:value-type="float">
            <text:p>86.9717876114019</text:p>
          </table:table-cell>
          <table:table-cell table:number-columns-repeated="1015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cmsy10" svg:font-family="cmsy10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mr101" fo:font-family="cmr10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07:10:22.743709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3-29T20:05:51.287132950</dc:date>
    <meta:editing-duration>PT16M24S</meta:editing-duration>
    <meta:editing-cycles>3</meta:editing-cycles>
    <meta:generator>LibreOffice/6.2.1.2$Linux_X86_64 LibreOffice_project/20$Build-2</meta:generator>
    <meta:document-statistic meta:table-count="1" meta:cell-count="20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517cm" svg:y="2.112cm" style:legend-expansion="high" chart:style-name="ch2"/>
        <chart:plot-area chart:style-name="ch3" table:cell-range-address="Sheet1.H200:Sheet1.I224 Sheet1.I3:Sheet1.I18 Sheet1.I20:Sheet1.I33 Sheet1.I88:Sheet1.I119 Sheet1.I121:Sheet1.I146 Sheet1.I148:Sheet1.I174 Sheet1.I176:Sheet1.I198" chart:data-source-has-labels="row" svg:x="0.32cm" svg:y="0.18cm" svg:width="9.877cm" svg:height="8.642cm">
          <chartooo:coordinate-region svg:x="0.941cm" svg:y="0.18cm" svg:width="8.698cm" svg:height="7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00:Sheet1.I224" loext:label-string="&quot;Aggregate LHS (Short as Possible)&quot;" chart:class="chart:scatter">
            <chart:domain table:cell-range-address="Sheet1.H200:Sheet1.H224"/>
            <chart:data-point chart:repeated="25"/>
          </chart:series>
          <chart:series chart:style-name="ch8" chart:values-cell-range-address="Sheet1.I3:Sheet1.I18" loext:label-string="&quot;Stochastic Method (Long Run)&quot;" chart:class="chart:scatter">
            <chart:domain table:cell-range-address="Sheet1.H3:Sheet1.H18"/>
            <chart:data-point chart:repeated="16"/>
          </chart:series>
          <chart:series chart:style-name="ch9" chart:values-cell-range-address="Sheet1.I20:Sheet1.I33" loext:label-string="&quot;Stochastic Method (Short Run)&quot;" chart:class="chart:scatter">
            <chart:domain table:cell-range-address="Sheet1.H20:Sheet1.H33"/>
            <chart:data-point chart:repeated="14"/>
          </chart:series>
          <chart:series chart:style-name="ch10" chart:values-cell-range-address="Sheet1.I88:Sheet1.I119" loext:label-string="&quot;Aggregate LHS (Long Run)&quot;" chart:class="chart:scatter">
            <chart:domain table:cell-range-address="Sheet1.H88:Sheet1.H119"/>
            <chart:data-point chart:repeated="32"/>
          </chart:series>
          <chart:series chart:style-name="ch11" chart:values-cell-range-address="Sheet1.I121:Sheet1.I146" loext:label-string="&quot;Aggregate LHS (Short Run)&quot;" chart:class="chart:scatter">
            <chart:domain table:cell-range-address="Sheet1.H121:Sheet1.H146"/>
            <chart:data-point chart:repeated="26"/>
          </chart:series>
          <chart:series chart:style-name="ch12" chart:values-cell-range-address="Sheet1.I148:Sheet1.I174" loext:label-string="&quot;Aggregate LHS (Very Short Run)&quot;" chart:class="chart:scatter">
            <chart:domain table:cell-range-address="Sheet1.H148:Sheet1.H174"/>
            <chart:data-point chart:repeated="27"/>
          </chart:series>
          <chart:series chart:style-name="ch13" chart:values-cell-range-address="Sheet1.I176:Sheet1.I198" loext:label-string="&quot;Aggregate LHS (WTF Short Run)&quot;" chart:class="chart:scatter">
            <chart:domain table:cell-range-address="Sheet1.H176:Sheet1.H198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Long Run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Very 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WTF 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00:Sheet1.H224</svg:desc>
                </draw:g>
              </table:table-cell>
              <table:table-cell office:value-type="float" office:value="50.5732818016767">
                <text:p>50.5732818016767</text:p>
                <draw:g>
                  <svg:desc>Sheet1.I200:Sheet1.I224</svg:desc>
                </draw:g>
              </table:table-cell>
              <table:table-cell office:value-type="float" office:value="265.2190917">
                <text:p>265.2190917</text:p>
                <draw:g>
                  <svg:desc>Sheet1.H3:Sheet1.H18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8</svg:desc>
                </draw:g>
              </table:table-cell>
              <table:table-cell office:value-type="float" office:value="883.9166603">
                <text:p>883.9166603</text:p>
                <draw:g>
                  <svg:desc>Sheet1.H20:Sheet1.H33</svg:desc>
                </draw:g>
              </table:table-cell>
              <table:table-cell office:value-type="float" office:value="37.4831260019599">
                <text:p>37.4831260019599</text:p>
                <draw:g>
                  <svg:desc>Sheet1.I20:Sheet1.I33</svg:desc>
                </draw:g>
              </table:table-cell>
              <table:table-cell office:value-type="float" office:value="385.0177252">
                <text:p>385.0177252</text:p>
                <draw:g>
                  <svg:desc>Sheet1.H88:Sheet1.H119</svg:desc>
                </draw:g>
              </table:table-cell>
              <table:table-cell office:value-type="float" office:value="56.9535450578785">
                <text:p>56.9535450578785</text:p>
                <draw:g>
                  <svg:desc>Sheet1.I88:Sheet1.I119</svg:desc>
                </draw:g>
              </table:table-cell>
              <table:table-cell office:value-type="float" office:value="798.6507547">
                <text:p>798.6507547</text:p>
                <draw:g>
                  <svg:desc>Sheet1.H121:Sheet1.H146</svg:desc>
                </draw:g>
              </table:table-cell>
              <table:table-cell office:value-type="float" office:value="36.4570530812875">
                <text:p>36.4570530812875</text:p>
                <draw:g>
                  <svg:desc>Sheet1.I121:Sheet1.I146</svg:desc>
                </draw:g>
              </table:table-cell>
              <table:table-cell office:value-type="float" office:value="958.2381447">
                <text:p>958.2381447</text:p>
                <draw:g>
                  <svg:desc>Sheet1.H148:Sheet1.H174</svg:desc>
                </draw:g>
              </table:table-cell>
              <table:table-cell office:value-type="float" office:value="29.8049138680089">
                <text:p>29.8049138680089</text:p>
                <draw:g>
                  <svg:desc>Sheet1.I148:Sheet1.I174</svg:desc>
                </draw:g>
              </table:table-cell>
              <table:table-cell office:value-type="float" office:value="259.5980027">
                <text:p>259.5980027</text:p>
                <draw:g>
                  <svg:desc>Sheet1.H176:Sheet1.H198</svg:desc>
                </draw:g>
              </table:table-cell>
              <table:table-cell office:value-type="float" office:value="77.7508987531059">
                <text:p>77.7508987531059</text:p>
                <draw:g>
                  <svg:desc>Sheet1.I176:Sheet1.I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7.7466036398068">
                <text:p>57.746603639806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  <table:table-cell office:value-type="float" office:value="210.2880987">
                <text:p>210.2880987</text:p>
              </table:table-cell>
              <table:table-cell office:value-type="float" office:value="111.098730166851">
                <text:p>111.09873016685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581.6982777">
                <text:p>581.6982777</text:p>
              </table:table-cell>
              <table:table-cell office:value-type="float" office:value="46.1204600823952">
                <text:p>46.120460082395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8.0271653555156">
                <text:p>58.027165355515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  <table:table-cell office:value-type="float" office:value="173.8517656">
                <text:p>173.8517656</text:p>
              </table:table-cell>
              <table:table-cell office:value-type="float" office:value="237.187249185011">
                <text:p>237.187249185011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308.7388376">
                <text:p>308.7388376</text:p>
              </table:table-cell>
              <table:table-cell office:value-type="float" office:value="66.9920818930782">
                <text:p>66.9920818930782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3.8881702415017">
                <text:p>33.8881702415017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  <table:table-cell office:value-type="float" office:value="870.6718997">
                <text:p>870.6718997</text:p>
              </table:table-cell>
              <table:table-cell office:value-type="float" office:value="37.2255490831247">
                <text:p>37.2255490831247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424.695354">
                <text:p>424.695354</text:p>
              </table:table-cell>
              <table:table-cell office:value-type="float" office:value="54.7339895768806">
                <text:p>54.7339895768806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2957000015613">
                <text:p>34.2957000015613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  <table:table-cell office:value-type="float" office:value="351.8306382">
                <text:p>351.8306382</text:p>
              </table:table-cell>
              <table:table-cell office:value-type="float" office:value="60.3481841797072">
                <text:p>60.3481841797072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297.580687">
                <text:p>297.580687</text:p>
              </table:table-cell>
              <table:table-cell office:value-type="float" office:value="70.4211328072842">
                <text:p>70.4211328072842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1941725110392">
                <text:p>32.1941725110392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  <table:table-cell office:value-type="float" office:value="734.4047756">
                <text:p>734.4047756</text:p>
              </table:table-cell>
              <table:table-cell office:value-type="float" office:value="38.3265901791583">
                <text:p>38.3265901791583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984.8950248">
                <text:p>984.8950248</text:p>
              </table:table-cell>
              <table:table-cell office:value-type="float" office:value="29.6854948120716">
                <text:p>29.685494812071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4.996756496682">
                <text:p>64.996756496682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  <table:table-cell office:value-type="float" office:value="899.6089303">
                <text:p>899.6089303</text:p>
              </table:table-cell>
              <table:table-cell office:value-type="float" office:value="34.0111316925712">
                <text:p>34.0111316925712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665.1481908">
                <text:p>665.1481908</text:p>
              </table:table-cell>
              <table:table-cell office:value-type="float" office:value="39.7592156554727">
                <text:p>39.759215655472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7.7386659604127">
                <text:p>57.7386659604127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  <table:table-cell office:value-type="float" office:value="336.2910932">
                <text:p>336.2910932</text:p>
              </table:table-cell>
              <table:table-cell office:value-type="float" office:value="90.6668252075763">
                <text:p>90.6668252075763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489.6801679">
                <text:p>489.6801679</text:p>
              </table:table-cell>
              <table:table-cell office:value-type="float" office:value="52.1221881288435">
                <text:p>52.1221881288435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2.4854788831076">
                <text:p>62.485478883107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  <table:table-cell office:value-type="float" office:value="900.3004648">
                <text:p>900.3004648</text:p>
              </table:table-cell>
              <table:table-cell office:value-type="float" office:value="31.4001806097666">
                <text:p>31.4001806097666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653.6798652">
                <text:p>653.6798652</text:p>
              </table:table-cell>
              <table:table-cell office:value-type="float" office:value="39.1100558992162">
                <text:p>39.1100558992162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4.3468217508407">
                <text:p>54.346821750840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  <table:table-cell office:value-type="float" office:value="945.900277">
                <text:p>945.900277</text:p>
              </table:table-cell>
              <table:table-cell office:value-type="float" office:value="30.4218178582223">
                <text:p>30.421817858222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558.9424115">
                <text:p>558.9424115</text:p>
              </table:table-cell>
              <table:table-cell office:value-type="float" office:value="48.1626418431415">
                <text:p>48.1626418431415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5.3118701545103">
                <text:p>65.3118701545103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  <table:table-cell office:value-type="float" office:value="946.5100073">
                <text:p>946.5100073</text:p>
              </table:table-cell>
              <table:table-cell office:value-type="float" office:value="29.5679252919307">
                <text:p>29.5679252919307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356.4169394">
                <text:p>356.4169394</text:p>
              </table:table-cell>
              <table:table-cell office:value-type="float" office:value="58.6249001471931">
                <text:p>58.624900147193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3.1897164560206">
                <text:p>53.189716456020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  <table:table-cell office:value-type="float" office:value="730.3055">
                <text:p>730.3055</text:p>
              </table:table-cell>
              <table:table-cell office:value-type="float" office:value="39.5356125677878">
                <text:p>39.5356125677878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691.1836749">
                <text:p>691.1836749</text:p>
              </table:table-cell>
              <table:table-cell office:value-type="float" office:value="38.437413435212">
                <text:p>38.4374134352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2.6055056854907">
                <text:p>62.6055056854907</text:p>
              </table:table-cell>
              <table:table-cell office:value-type="float" office:value="137.7518278">
                <text:p>137.7518278</text:p>
              </table:table-cell>
              <table:table-cell office:value-type="float" office:value="328.096312211922">
                <text:p>328.096312211922</text:p>
              </table:table-cell>
              <table:table-cell office:value-type="float" office:value="465.4752614">
                <text:p>465.4752614</text:p>
              </table:table-cell>
              <table:table-cell office:value-type="float" office:value="52.46441393807">
                <text:p>52.46441393807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639.0890217">
                <text:p>639.0890217</text:p>
              </table:table-cell>
              <table:table-cell office:value-type="float" office:value="40.7211715796727">
                <text:p>40.7211715796727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2.1995291824997">
                <text:p>42.1995291824997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  <table:table-cell office:value-type="float" office:value="638.7650336">
                <text:p>638.7650336</text:p>
              </table:table-cell>
              <table:table-cell office:value-type="float" office:value="41.4966492390265">
                <text:p>41.4966492390265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635.9669754">
                <text:p>635.9669754</text:p>
              </table:table-cell>
              <table:table-cell office:value-type="float" office:value="43.9305392830505">
                <text:p>43.9305392830505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6.4753604721868">
                <text:p>66.4753604721868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664.6568468">
                <text:p>664.6568468</text:p>
              </table:table-cell>
              <table:table-cell office:value-type="float" office:value="39.9469973438881">
                <text:p>39.9469973438881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5.3940666631723">
                <text:p>65.3940666631723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285.828428">
                <text:p>285.828428</text:p>
              </table:table-cell>
              <table:table-cell office:value-type="float" office:value="83.5847271903881">
                <text:p>83.5847271903881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2526405453928">
                <text:p>33.252640545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845.2323852">
                <text:p>845.2323852</text:p>
              </table:table-cell>
              <table:table-cell office:value-type="float" office:value="32.5187827247018">
                <text:p>32.5187827247018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7.3778928079931">
                <text:p>37.377892807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716.282701">
                <text:p>716.282701</text:p>
              </table:table-cell>
              <table:table-cell office:value-type="float" office:value="38.0043259487608">
                <text:p>38.004325948760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8.6773739409531">
                <text:p>38.67737394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840.6012584">
                <text:p>840.6012584</text:p>
              </table:table-cell>
              <table:table-cell office:value-type="float" office:value="35.361720242296">
                <text:p>35.361720242296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2.9213594680864">
                <text:p>32.921359468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622.4618912">
                <text:p>622.4618912</text:p>
              </table:table-cell>
              <table:table-cell office:value-type="float" office:value="45.7106530923079">
                <text:p>45.7106530923079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3.7282400317392">
                <text:p>33.72824003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763.0645469">
                <text:p>763.0645469</text:p>
              </table:table-cell>
              <table:table-cell office:value-type="float" office:value="36.1886469553757">
                <text:p>36.1886469553757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0303855969991">
                <text:p>32.030385596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323.5347927">
                <text:p>323.5347927</text:p>
              </table:table-cell>
              <table:table-cell office:value-type="float" office:value="65.7214958633503">
                <text:p>65.7214958633503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6.5293389322141">
                <text:p>46.529338932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762.8318414">
                <text:p>762.8318414</text:p>
              </table:table-cell>
              <table:table-cell office:value-type="float" office:value="35.8670644308059">
                <text:p>35.8670644308059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0.606884312214">
                <text:p>30.60688431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243.9646815">
                <text:p>243.9646815</text:p>
              </table:table-cell>
              <table:table-cell office:value-type="float" office:value="85.7487704373785">
                <text:p>85.748770437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79.6618945667852">
                <text:p>79.661894566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406.1742488">
                <text:p>406.1742488</text:p>
              </table:table-cell>
              <table:table-cell office:value-type="float" office:value="55.9471172530355">
                <text:p>55.94711725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370.8918368">
                <text:p>370.8918368</text:p>
              </table:table-cell>
              <table:table-cell office:value-type="float" office:value="56.7805631530174">
                <text:p>56.7805631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4334345">
                <text:p>899.4334345</text:p>
              </table:table-cell>
              <table:table-cell office:value-type="float" office:value="31.0300998100664">
                <text:p>31.0300998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column-mapping="1 0" chart:style-name="ch1">
        <chart:title svg:x="6.585cm" svg:y="0.315cm" chart:style-name="ch2">
          <text:p>Pareto Front</text:p>
        </chart:title>
        <chart:plot-area chart:style-name="ch3" table:cell-range-address="Sheet1.G35:Sheet1.H49" svg:x="1.252cm" svg:y="1.196cm" svg:width="14.436cm" svg:height="6.724cm">
          <chartooo:coordinate-region svg:x="1.688cm" svg:y="1.395cm" svg:width="13.629cm" svg:height="5.878cm"/>
          <chart:axis chart:dimension="x" chart:name="primary-x" chart:style-name="ch4">
            <chart:title svg:x="7.619cm" svg:y="8.101cm" chart:style-name="ch5">
              <text:p>Weight(kg)</text:p>
            </chart:title>
          </chart:axis>
          <chart:axis chart:dimension="y" chart:name="primary-y" chart:style-name="ch4">
            <chart:title svg:x="0.451cm" svg:y="6.467cm" chart:style-name="ch6">
              <text:p>Reliability Index (unitless)</text:p>
            </chart:title>
            <chart:grid chart:style-name="ch7" chart:class="major"/>
          </chart:axis>
          <chart:series chart:style-name="ch8" chart:values-cell-range-address="Sheet1.G35:Sheet1.G49" chart:class="chart:scatter">
            <chart:domain table:cell-range-address="Sheet1.H35:Sheet1.H49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.8181466">
                <text:p>434.8181466</text:p>
                <draw:g>
                  <svg:desc>Sheet1.H35:Sheet1.H49</svg:desc>
                </draw:g>
              </table:table-cell>
              <table:table-cell office:value-type="float" office:value="5.07441133096367">
                <text:p>5.07441133096367</text:p>
                <draw:g>
                  <svg:desc>Sheet1.G35:Sheet1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.5480629">
                <text:p>499.5480629</text:p>
              </table:table-cell>
              <table:table-cell office:value-type="float" office:value="5.61632823909231">
                <text:p>5.6163282390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.1855432">
                <text:p>746.1855432</text:p>
              </table:table-cell>
              <table:table-cell office:value-type="float" office:value="6.19498313279753">
                <text:p>6.1949831327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1266145">
                <text:p>991.1266145</text:p>
              </table:table-cell>
              <table:table-cell office:value-type="float" office:value="6.64385458454359">
                <text:p>6.64385458454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.0743246">
                <text:p>339.0743246</text:p>
              </table:table-cell>
              <table:table-cell office:value-type="float" office:value="3.945690464395">
                <text:p>3.945690464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.8069196">
                <text:p>337.8069196</text:p>
              </table:table-cell>
              <table:table-cell office:value-type="float" office:value="3.55937409298869">
                <text:p>3.55937409298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.295782">
                <text:p>274.295782</text:p>
              </table:table-cell>
              <table:table-cell office:value-type="float" office:value="3.43984381562544">
                <text:p>3.43984381562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77195">
                <text:p>238.9577195</text:p>
              </table:table-cell>
              <table:table-cell office:value-type="float" office:value="3.29575914966236">
                <text:p>3.2957591496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.4270732">
                <text:p>900.4270732</text:p>
              </table:table-cell>
              <table:table-cell office:value-type="float" office:value="6.61086772973033">
                <text:p>6.6108677297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.6620075">
                <text:p>675.6620075</text:p>
              </table:table-cell>
              <table:table-cell office:value-type="float" office:value="6.07099342573903">
                <text:p>6.07099342573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9.0064701">
                <text:p>559.0064701</text:p>
              </table:table-cell>
              <table:table-cell office:value-type="float" office:value="5.96116543208601">
                <text:p>5.96116543208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0.6908146">
                <text:p>880.6908146</text:p>
              </table:table-cell>
              <table:table-cell office:value-type="float" office:value="6.34549384530395">
                <text:p>6.34549384530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1.1808663">
                <text:p>731.1808663</text:p>
              </table:table-cell>
              <table:table-cell office:value-type="float" office:value="6.18989095369007">
                <text:p>6.18989095369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3.7121556">
                <text:p>793.7121556</text:p>
              </table:table-cell>
              <table:table-cell office:value-type="float" office:value="6.22409294470902">
                <text:p>6.22409294470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.4518761">
                <text:p>550.4518761</text:p>
              </table:table-cell>
              <table:table-cell office:value-type="float" office:value="5.6366828535114">
                <text:p>5.6366828535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Sheet1.H176:Sheet1.I198" svg:x="0.32cm" svg:y="0.18cm" svg:width="13.229cm" svg:height="8.64cm">
          <chartooo:coordinate-region svg:x="0.941cm" svg:y="0.379cm" svg:width="12.2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76:Sheet1.I198" chart:class="chart:scatter">
            <chart:domain table:cell-range-address="Sheet1.H176:Sheet1.H198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.5980027">
                <text:p>259.5980027</text:p>
                <draw:g>
                  <svg:desc>Sheet1.H176:Sheet1.H198</svg:desc>
                </draw:g>
              </table:table-cell>
              <table:table-cell office:value-type="float" office:value="77.7508987531059">
                <text:p>77.7508987531059</text:p>
                <draw:g>
                  <svg:desc>Sheet1.I176:Sheet1.I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729cm" svg:y="3.007cm" style:legend-expansion="high" chart:style-name="ch2"/>
        <chart:plot-area chart:style-name="ch3" table:cell-range-address="Sheet1.H200:Sheet1.I224 Sheet1.I51:Sheet1.I74 Sheet1.I88:Sheet1.I119 Sheet1.I226:Sheet1.I241 Sheet1.I76:Sheet1.I86" chart:data-source-has-labels="row" svg:x="0.32cm" svg:y="0.18cm" svg:width="10.089cm" svg:height="8.642cm">
          <chartooo:coordinate-region svg:x="0.941cm" svg:y="0.379cm" svg:width="9.096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00:Sheet1.I224" loext:label-string="&quot;Aggregate LHS (Short as Possible)&quot;" chart:class="chart:scatter">
            <chart:domain table:cell-range-address="Sheet1.H200:Sheet1.H224"/>
            <chart:data-point chart:repeated="25"/>
          </chart:series>
          <chart:series chart:style-name="ch8" chart:values-cell-range-address="Sheet1.I51:Sheet1.I74" loext:label-string="&quot;Weird run of stochastic&quot;" chart:class="chart:scatter">
            <chart:domain table:cell-range-address="Sheet1.H51:Sheet1.H74"/>
            <chart:data-point chart:repeated="24"/>
          </chart:series>
          <chart:series chart:style-name="ch9" chart:values-cell-range-address="Sheet1.I88:Sheet1.I119" loext:label-string="&quot;Aggregate LHS (Long Run)&quot;" chart:class="chart:scatter">
            <chart:domain table:cell-range-address="Sheet1.H88:Sheet1.H119"/>
            <chart:data-point chart:repeated="32"/>
          </chart:series>
          <chart:series chart:style-name="ch10" chart:values-cell-range-address="Sheet1.I226:Sheet1.I241" loext:label-string="&quot;DERP&quot;" chart:class="chart:scatter">
            <chart:domain table:cell-range-address="Sheet1.H226:Sheet1.H241"/>
            <chart:data-point chart:repeated="16"/>
          </chart:series>
          <chart:series chart:style-name="ch11" chart:values-cell-range-address="Sheet1.I76:Sheet1.I86" loext:label-string="&quot;Stochastic Loads (Short Run)&quot;" chart:class="chart:scatter">
            <chart:domain table:cell-range-address="Sheet1.H76:Sheet1.H8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Weird run of stochastic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DERP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 (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00:Sheet1.H224</svg:desc>
                </draw:g>
              </table:table-cell>
              <table:table-cell office:value-type="float" office:value="50.5732818016767">
                <text:p>50.5732818016767</text:p>
                <draw:g>
                  <svg:desc>Sheet1.I200:Sheet1.I224</svg:desc>
                </draw:g>
              </table:table-cell>
              <table:table-cell office:value-type="float" office:value="355.8385327">
                <text:p>355.8385327</text:p>
                <draw:g>
                  <svg:desc>Sheet1.H51:Sheet1.H74</svg:desc>
                </draw:g>
              </table:table-cell>
              <table:table-cell office:value-type="float" office:value="75.9187404059709">
                <text:p>75.9187404059709</text:p>
                <draw:g>
                  <svg:desc>Sheet1.I51:Sheet1.I74</svg:desc>
                </draw:g>
              </table:table-cell>
              <table:table-cell office:value-type="float" office:value="385.0177252">
                <text:p>385.0177252</text:p>
                <draw:g>
                  <svg:desc>Sheet1.H88:Sheet1.H119</svg:desc>
                </draw:g>
              </table:table-cell>
              <table:table-cell office:value-type="float" office:value="56.9535450578785">
                <text:p>56.9535450578785</text:p>
                <draw:g>
                  <svg:desc>Sheet1.I88:Sheet1.I119</svg:desc>
                </draw:g>
              </table:table-cell>
              <table:table-cell office:value-type="float" office:value="574.5838166">
                <text:p>574.5838166</text:p>
                <draw:g>
                  <svg:desc>Sheet1.H226:Sheet1.H241</svg:desc>
                </draw:g>
              </table:table-cell>
              <table:table-cell office:value-type="float" office:value="50.1415571259086">
                <text:p>50.1415571259086</text:p>
                <draw:g>
                  <svg:desc>Sheet1.I226:Sheet1.I241</svg:desc>
                </draw:g>
              </table:table-cell>
              <table:table-cell office:value-type="float" office:value="482.8352013">
                <text:p>482.8352013</text:p>
                <draw:g>
                  <svg:desc>Sheet1.H76:Sheet1.H86</svg:desc>
                </draw:g>
              </table:table-cell>
              <table:table-cell office:value-type="float" office:value="82.2293642793548">
                <text:p>82.2293642793548</text:p>
                <draw:g>
                  <svg:desc>Sheet1.I76:Sheet1.I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7.7466036398068">
                <text:p>57.7466036398068</text:p>
              </table:table-cell>
              <table:table-cell office:value-type="float" office:value="751.1170526">
                <text:p>751.1170526</text:p>
              </table:table-cell>
              <table:table-cell office:value-type="float" office:value="40.6184571844361">
                <text:p>40.618457184436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075597572659">
                <text:p>40.075597572659</text:p>
              </table:table-cell>
              <table:table-cell office:value-type="float" office:value="715.387445">
                <text:p>715.387445</text:p>
              </table:table-cell>
              <table:table-cell office:value-type="float" office:value="42.4283336961254">
                <text:p>42.4283336961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8.0271653555156">
                <text:p>58.0271653555156</text:p>
              </table:table-cell>
              <table:table-cell office:value-type="float" office:value="594.1847661">
                <text:p>594.1847661</text:p>
              </table:table-cell>
              <table:table-cell office:value-type="float" office:value="45.7291386273464">
                <text:p>45.7291386273464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6.4355381512364">
                <text:p>56.4355381512364</text:p>
              </table:table-cell>
              <table:table-cell office:value-type="float" office:value="240.0686994">
                <text:p>240.0686994</text:p>
              </table:table-cell>
              <table:table-cell office:value-type="float" office:value="149.350618547291">
                <text:p>149.350618547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3.8881702415017">
                <text:p>33.8881702415017</text:p>
              </table:table-cell>
              <table:table-cell office:value-type="float" office:value="778.8791293">
                <text:p>778.8791293</text:p>
              </table:table-cell>
              <table:table-cell office:value-type="float" office:value="38.0805973224193">
                <text:p>38.0805973224193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0951740077684">
                <text:p>41.0951740077684</text:p>
              </table:table-cell>
              <table:table-cell office:value-type="float" office:value="597.6047897">
                <text:p>597.6047897</text:p>
              </table:table-cell>
              <table:table-cell office:value-type="float" office:value="58.347758100634">
                <text:p>58.347758100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2957000015613">
                <text:p>34.2957000015613</text:p>
              </table:table-cell>
              <table:table-cell office:value-type="float" office:value="441.3240381">
                <text:p>441.3240381</text:p>
              </table:table-cell>
              <table:table-cell office:value-type="float" office:value="80.2563566039794">
                <text:p>80.2563566039794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7.794367882385">
                <text:p>37.794367882385</text:p>
              </table:table-cell>
              <table:table-cell office:value-type="float" office:value="935.2727177">
                <text:p>935.2727177</text:p>
              </table:table-cell>
              <table:table-cell office:value-type="float" office:value="35.1416263550003">
                <text:p>35.141626355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1941725110392">
                <text:p>32.1941725110392</text:p>
              </table:table-cell>
              <table:table-cell office:value-type="float" office:value="581.2600031">
                <text:p>581.2600031</text:p>
              </table:table-cell>
              <table:table-cell office:value-type="float" office:value="46.3446502067535">
                <text:p>46.3446502067535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002955498512">
                <text:p>47.002955498512</text:p>
              </table:table-cell>
              <table:table-cell office:value-type="float" office:value="889.8889545">
                <text:p>889.8889545</text:p>
              </table:table-cell>
              <table:table-cell office:value-type="float" office:value="39.8689029326907">
                <text:p>39.8689029326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4.996756496682">
                <text:p>64.996756496682</text:p>
              </table:table-cell>
              <table:table-cell office:value-type="float" office:value="664.4212828">
                <text:p>664.4212828</text:p>
              </table:table-cell>
              <table:table-cell office:value-type="float" office:value="43.7816832652731">
                <text:p>43.7816832652731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1612578325772">
                <text:p>29.1612578325772</text:p>
              </table:table-cell>
              <table:table-cell office:value-type="float" office:value="341.4408633">
                <text:p>341.4408633</text:p>
              </table:table-cell>
              <table:table-cell office:value-type="float" office:value="97.3743165976897">
                <text:p>97.3743165976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7.7386659604127">
                <text:p>57.7386659604127</text:p>
              </table:table-cell>
              <table:table-cell office:value-type="float" office:value="154.5648299">
                <text:p>154.5648299</text:p>
              </table:table-cell>
              <table:table-cell office:value-type="float" office:value="619.135928096068">
                <text:p>619.13592809606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7.1147166008739">
                <text:p>57.1147166008739</text:p>
              </table:table-cell>
              <table:table-cell office:value-type="float" office:value="949.7728179">
                <text:p>949.7728179</text:p>
              </table:table-cell>
              <table:table-cell office:value-type="float" office:value="32.3654993770325">
                <text:p>32.3654993770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2.4854788831076">
                <text:p>62.4854788831076</text:p>
              </table:table-cell>
              <table:table-cell office:value-type="float" office:value="219.442722">
                <text:p>219.442722</text:p>
              </table:table-cell>
              <table:table-cell office:value-type="float" office:value="160.568544410636">
                <text:p>160.568544410636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5.4179496068526">
                <text:p>45.4179496068526</text:p>
              </table:table-cell>
              <table:table-cell office:value-type="float" office:value="901.0827029">
                <text:p>901.0827029</text:p>
              </table:table-cell>
              <table:table-cell office:value-type="float" office:value="49.4472501568004">
                <text:p>49.4472501568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4.3468217508407">
                <text:p>54.3468217508407</text:p>
              </table:table-cell>
              <table:table-cell office:value-type="float" office:value="635.6821312">
                <text:p>635.6821312</text:p>
              </table:table-cell>
              <table:table-cell office:value-type="float" office:value="44.5178378020222">
                <text:p>44.5178378020222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2.9455937364374">
                <text:p>32.9455937364374</text:p>
              </table:table-cell>
              <table:table-cell office:value-type="float" office:value="385.0744319">
                <text:p>385.0744319</text:p>
              </table:table-cell>
              <table:table-cell office:value-type="float" office:value="82.661580533811">
                <text:p>82.661580533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5.3118701545103">
                <text:p>65.3118701545103</text:p>
              </table:table-cell>
              <table:table-cell office:value-type="float" office:value="339.2560465">
                <text:p>339.2560465</text:p>
              </table:table-cell>
              <table:table-cell office:value-type="float" office:value="93.0125036512299">
                <text:p>93.0125036512299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7.2774100741868">
                <text:p>37.2774100741868</text:p>
              </table:table-cell>
              <table:table-cell office:value-type="float" office:value="689.3275531">
                <text:p>689.3275531</text:p>
              </table:table-cell>
              <table:table-cell office:value-type="float" office:value="46.2025768238044">
                <text:p>46.2025768238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3.1897164560206">
                <text:p>53.1897164560206</text:p>
              </table:table-cell>
              <table:table-cell office:value-type="float" office:value="255.9705083">
                <text:p>255.9705083</text:p>
              </table:table-cell>
              <table:table-cell office:value-type="float" office:value="104.302187021386">
                <text:p>104.302187021386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1.6574764794722">
                <text:p>51.657476479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2.6055056854907">
                <text:p>62.6055056854907</text:p>
              </table:table-cell>
              <table:table-cell office:value-type="float" office:value="554.8780333">
                <text:p>554.8780333</text:p>
              </table:table-cell>
              <table:table-cell office:value-type="float" office:value="55.7171458991041">
                <text:p>55.7171458991041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2.0494863807173">
                <text:p>52.049486380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2.1995291824997">
                <text:p>42.1995291824997</text:p>
              </table:table-cell>
              <table:table-cell office:value-type="float" office:value="380.7748509">
                <text:p>380.7748509</text:p>
              </table:table-cell>
              <table:table-cell office:value-type="float" office:value="61.0095311733767">
                <text:p>61.0095311733767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4.9069255050505">
                <text:p>54.906925505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6.4753604721868">
                <text:p>66.4753604721868</text:p>
              </table:table-cell>
              <table:table-cell office:value-type="float" office:value="928.7395381">
                <text:p>928.7395381</text:p>
              </table:table-cell>
              <table:table-cell office:value-type="float" office:value="31.1980029437219">
                <text:p>31.1980029437219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8.4674669554065">
                <text:p>68.46746695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5.3940666631723">
                <text:p>65.3940666631723</text:p>
              </table:table-cell>
              <table:table-cell office:value-type="float" office:value="829.5633248">
                <text:p>829.5633248</text:p>
              </table:table-cell>
              <table:table-cell office:value-type="float" office:value="40.9430152750136">
                <text:p>40.943015275013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6.7701222788912">
                <text:p>36.770122278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2526405453928">
                <text:p>33.2526405453928</text:p>
              </table:table-cell>
              <table:table-cell office:value-type="float" office:value="852.178285">
                <text:p>852.178285</text:p>
              </table:table-cell>
              <table:table-cell office:value-type="float" office:value="36.068197253424">
                <text:p>36.068197253424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7.3778928079931">
                <text:p>37.3778928079931</text:p>
              </table:table-cell>
              <table:table-cell office:value-type="float" office:value="569.9536542">
                <text:p>569.9536542</text:p>
              </table:table-cell>
              <table:table-cell office:value-type="float" office:value="54.7947441218736">
                <text:p>54.7947441218736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8.6773739409531">
                <text:p>38.6773739409531</text:p>
              </table:table-cell>
              <table:table-cell office:value-type="float" office:value="665.409433">
                <text:p>665.409433</text:p>
              </table:table-cell>
              <table:table-cell office:value-type="float" office:value="41.3419324689902">
                <text:p>41.3419324689902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2.9213594680864">
                <text:p>32.9213594680864</text:p>
              </table:table-cell>
              <table:table-cell office:value-type="float" office:value="916.6960021">
                <text:p>916.6960021</text:p>
              </table:table-cell>
              <table:table-cell office:value-type="float" office:value="33.7863532540597">
                <text:p>33.7863532540597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3.7282400317392">
                <text:p>33.7282400317392</text:p>
              </table:table-cell>
              <table:table-cell office:value-type="float" office:value="58.13617009">
                <text:p>58.13617009</text:p>
              </table:table-cell>
              <table:table-cell office:value-type="float" office:value="3841.83020686876">
                <text:p>3841.83020686876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0303855969991">
                <text:p>32.0303855969991</text:p>
              </table:table-cell>
              <table:table-cell office:value-type="float" office:value="174.3996705">
                <text:p>174.3996705</text:p>
              </table:table-cell>
              <table:table-cell office:value-type="float" office:value="475.971051451966">
                <text:p>475.971051451966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6.5293389322141">
                <text:p>46.5293389322141</text:p>
              </table:table-cell>
              <table:table-cell office:value-type="float" office:value="714.404936">
                <text:p>714.404936</text:p>
              </table:table-cell>
              <table:table-cell office:value-type="float" office:value="40.6664232542954">
                <text:p>40.6664232542954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0.606884312214">
                <text:p>30.606884312214</text:p>
              </table:table-cell>
              <table:table-cell office:value-type="float" office:value="237.3704933">
                <text:p>237.3704933</text:p>
              </table:table-cell>
              <table:table-cell office:value-type="float" office:value="159.196284543873">
                <text:p>159.196284543873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79.6618945667852">
                <text:p>79.661894566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